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7mm" svg:height="90.04mm" svg:x="110.69mm" svg:y="6.11mm">
            <loext:p draw:notify-on-update-of-ranges="Tabelle1.A1:Tabelle1.A200 Tabelle1.B1:Tabelle1.B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7.06mm" svg:height="89.99mm" svg:x="99.58mm" svg:y="93.7mm">
            <loext:p draw:notify-on-update-of-ranges="Tabelle1.C1:Tabelle1.C302 Tabelle1.A1:Tabelle1.A3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formula="of:=[.A1] + 0.3 +  0.2 * [.B1] / 60000" office:value-type="float" office:value="1.30033333333333" calcext:value-type="float">
            <text:p>1</text:p>
          </table:table-cell>
          <table:table-cell table:formula="of:=(60000 * [.B1] * EXP(Param3) ) / (60000 + ([.B1] * (EXP(Param3) - 1))) - 1" office:value-type="float" office:value="109.167334552337" calcext:value-type="float">
            <text:p>109</text:p>
          </table:table-cell>
          <table:table-cell table:formula="of:= [.C1] + 0.2 + 0.5 / [.A1] + 0.5 * [.B1] / 60000" office:value-type="float" office:value="0.700833333333333" calcext:value-type="float">
            <text:p>0,700833333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formula="of:=[.A2] + 0.3 +  0.2 * [.B2] / 60000" office:value-type="float" office:value="1.60069722444851" calcext:value-type="float">
            <text:p>2</text:p>
          </table:table-cell>
          <table:table-cell table:formula="of:=(60000 * [.B2] * EXP(Param3) ) / (60000 + ([.B2] * (EXP(Param3) - 1))) - 1" office:value-type="float" office:value="119.264871297369" calcext:value-type="float">
            <text:p>119</text:p>
          </table:table-cell>
          <table:table-cell table:formula="of:= [.C2] + 0.2 + 0.5 / [.A2] + 0.5 * [.B2] / 60000" office:value-type="float" office:value="1.28625985168779" calcext:value-type="float">
            <text:p>1,2862598517</text:p>
          </table:table-cell>
          <table:table-cell office:value-type="float" office:value="0.097" calcext:value-type="float">
            <text:p>0,097</text:p>
          </table:table-cell>
        </table:table-row>
        <table:table-row table:style-name="ro1">
          <table:table-cell table:formula="of:=[.A3] + 0.3 +  0.2 * [.B3] / 60000" office:value-type="float" office:value="1.9010947740195" calcext:value-type="float">
            <text:p>2</text:p>
          </table:table-cell>
          <table:table-cell table:formula="of:=(60000 * [.B3] * EXP(Param3) ) / (60000 + ([.B3] * (EXP(Param3) - 1))) - 1" office:value-type="float" office:value="130.386633436018" calcext:value-type="float">
            <text:p>130</text:p>
          </table:table-cell>
          <table:table-cell table:formula="of:= [.C3] + 0.2 + 0.5 / [.A3] + 0.5 * [.B3] / 60000" office:value-type="float" office:value="1.79961760828038" calcext:value-type="float">
            <text:p>1,7996176083</text:p>
          </table:table-cell>
          <table:table-cell/>
        </table:table-row>
        <table:table-row table:style-name="ro1">
          <table:table-cell table:formula="of:=[.A4] + 0.3 +  0.2 * [.B4] / 60000" office:value-type="float" office:value="2.20152939613095" calcext:value-type="float">
            <text:p>2</text:p>
          </table:table-cell>
          <table:table-cell table:formula="of:=(60000 * [.B4] * EXP(Param3) ) / (60000 + ([.B4] * (EXP(Param3) - 1))) - 1" office:value-type="float" office:value="142.63607023538" calcext:value-type="float">
            <text:p>143</text:p>
          </table:table-cell>
          <table:table-cell table:formula="of:= [.C4] + 0.2 + 0.5 / [.A4] + 0.5 * [.B4] / 60000" office:value-type="float" office:value="2.26371051486408" calcext:value-type="float">
            <text:p>2,2637105149</text:p>
          </table:table-cell>
          <table:table-cell/>
        </table:table-row>
        <table:table-row table:style-name="ro1">
          <table:table-cell table:formula="of:=[.A5] + 0.3 +  0.2 * [.B5] / 60000" office:value-type="float" office:value="2.5020048496984" calcext:value-type="float">
            <text:p>3</text:p>
          </table:table-cell>
          <table:table-cell table:formula="of:=(60000 * [.B5] * EXP(Param3) ) / (60000 + ([.B5] * (EXP(Param3) - 1))) - 1" office:value-type="float" office:value="156.126985437696" calcext:value-type="float">
            <text:p>156</text:p>
          </table:table-cell>
          <table:table-cell table:formula="of:= [.C5] + 0.2 + 0.5 / [.A5] + 0.5 * [.B5] / 60000" office:value-type="float" office:value="2.69201399034636" calcext:value-type="float">
            <text:p>2,6920139903</text:p>
          </table:table-cell>
          <table:table-cell/>
        </table:table-row>
        <table:table-row table:style-name="ro1">
          <table:table-cell table:formula="of:=[.A6] + 0.3 +  0.2 * [.B6] / 60000" office:value-type="float" office:value="2.8025252729832" calcext:value-type="float">
            <text:p>3</text:p>
          </table:table-cell>
          <table:table-cell table:formula="of:=(60000 * [.B6] * EXP(Param3) ) / (60000 + ([.B6] * (EXP(Param3) - 1))) - 1" office:value-type="float" office:value="170.984553562022" calcext:value-type="float">
            <text:p>171</text:p>
          </table:table-cell>
          <table:table-cell table:formula="of:= [.C6] + 0.2 + 0.5 / [.A6] + 0.5 * [.B6] / 60000" office:value-type="float" office:value="3.09315478910092" calcext:value-type="float">
            <text:p>3,0931547891</text:p>
          </table:table-cell>
          <table:table-cell/>
        </table:table-row>
        <table:table-row table:style-name="ro1">
          <table:table-cell table:formula="of:=[.A7] + 0.3 +  0.2 * [.B7] / 60000" office:value-type="float" office:value="3.10309522149507" calcext:value-type="float">
            <text:p>3</text:p>
          </table:table-cell>
          <table:table-cell table:formula="of:=(60000 * [.B7] * EXP(Param3) ) / (60000 + ([.B7] * (EXP(Param3) - 1))) - 1" office:value-type="float" office:value="187.346431652269" calcext:value-type="float">
            <text:p>187</text:p>
          </table:table-cell>
          <table:table-cell table:formula="of:= [.C7] + 0.2 + 0.5 / [.A7] + 0.5 * [.B7] / 60000" office:value-type="float" office:value="3.47299018349705" calcext:value-type="float">
            <text:p>3,4729901835</text:p>
          </table:table-cell>
          <table:table-cell/>
        </table:table-row>
        <table:table-row table:style-name="ro1">
          <table:table-cell table:formula="of:=[.A8] + 0.3 +  0.2 * [.B8] / 60000" office:value-type="float" office:value="3.40371970960058" calcext:value-type="float">
            <text:p>3</text:p>
          </table:table-cell>
          <table:table-cell table:formula="of:=(60000 * [.B8] * EXP(Param3) ) / (60000 + ([.B8] * (EXP(Param3) - 1))) - 1" office:value-type="float" office:value="205.363974504263" calcext:value-type="float">
            <text:p>205</text:p>
          </table:table-cell>
          <table:table-cell table:formula="of:= [.C8] + 0.2 + 0.5 / [.A8] + 0.5 * [.B8] / 60000" office:value-type="float" office:value="3.83568084527344" calcext:value-type="float">
            <text:p>3,8356808453</text:p>
          </table:table-cell>
          <table:table-cell/>
        </table:table-row>
        <table:table-row table:style-name="ro1">
          <table:table-cell table:formula="of:=[.A9] + 0.3 +  0.2 * [.B9] / 60000" office:value-type="float" office:value="3.70440425618226" calcext:value-type="float">
            <text:p>4</text:p>
          </table:table-cell>
          <table:table-cell table:formula="of:=(60000 * [.B9] * EXP(Param3) ) / (60000 + ([.B9] * (EXP(Param3) - 1))) - 1" office:value-type="float" office:value="225.203561872833" calcext:value-type="float">
            <text:p>225</text:p>
          </table:table-cell>
          <table:table-cell table:formula="of:= [.C9] + 0.2 + 0.5 / [.A9] + 0.5 * [.B9] / 60000" office:value-type="float" office:value="4.18429032398692" calcext:value-type="float">
            <text:p>4,184290324</text:p>
          </table:table-cell>
          <table:table-cell/>
        </table:table-row>
        <table:table-row table:style-name="ro1">
          <table:table-cell table:formula="of:=[.A10] + 0.3 +  0.2 * [.B10] / 60000" office:value-type="float" office:value="4.00515493472184" calcext:value-type="float">
            <text:p>4</text:p>
          </table:table-cell>
          <table:table-cell table:formula="of:=(60000 * [.B10] * EXP(Param3) ) / (60000 + ([.B10] * (EXP(Param3) - 1))) - 1" office:value-type="float" office:value="247.048046605036" calcext:value-type="float">
            <text:p>247</text:p>
          </table:table-cell>
          <table:table-cell table:formula="of:= [.C10] + 0.2 + 0.5 / [.A10] + 0.5 * [.B10] / 60000" office:value-type="float" office:value="4.52114149002705" calcext:value-type="float">
            <text:p>4,52114149</text:p>
          </table:table-cell>
          <table:table-cell/>
        </table:table-row>
        <table:table-row table:style-name="ro1">
          <table:table-cell table:formula="of:=[.A11] + 0.3 +  0.2 * [.B11] / 60000" office:value-type="float" office:value="4.30597842821052" calcext:value-type="float">
            <text:p>4</text:p>
          </table:table-cell>
          <table:table-cell table:formula="of:=(60000 * [.B11] * EXP(Param3) ) / (60000 + ([.B11] * (EXP(Param3) - 1))) - 1" office:value-type="float" office:value="271.098333050991" calcext:value-type="float">
            <text:p>271</text:p>
          </table:table-cell>
          <table:table-cell table:formula="of:= [.C11] + 0.2 + 0.5 / [.A11] + 0.5 * [.B11] / 60000" office:value-type="float" office:value="4.84803933937581" calcext:value-type="float">
            <text:p>4,8480393394</text:p>
          </table:table-cell>
          <table:table-cell/>
        </table:table-row>
        <table:table-row table:style-name="ro1">
          <table:table-cell table:formula="of:=[.A12] + 0.3 +  0.2 * [.B12] / 60000" office:value-type="float" office:value="4.60688208932069" calcext:value-type="float">
            <text:p>5</text:p>
          </table:table-cell>
          <table:table-cell table:formula="of:=(60000 * [.B12] * EXP(Param3) ) / (60000 + ([.B12] * (EXP(Param3) - 1))) - 1" office:value-type="float" office:value="297.575095448922" calcext:value-type="float">
            <text:p>298</text:p>
          </table:table-cell>
          <table:table-cell table:formula="of:= [.C12] + 0.2 + 0.5 / [.A12] + 0.5 * [.B12] / 60000" office:value-type="float" office:value="5.16641611984864" calcext:value-type="float">
            <text:p>5,1664161198</text:p>
          </table:table-cell>
          <table:table-cell/>
        </table:table-row>
        <table:table-row table:style-name="ro1">
          <table:table-cell table:formula="of:=[.A13] + 0.3 +  0.2 * [.B13] / 60000" office:value-type="float" office:value="4.90787400630552" calcext:value-type="float">
            <text:p>5</text:p>
          </table:table-cell>
          <table:table-cell table:formula="of:=(60000 * [.B13] * EXP(Param3) ) / (60000 + ([.B13] * (EXP(Param3) - 1))) - 1" office:value-type="float" office:value="326.720646240166" calcext:value-type="float">
            <text:p>327</text:p>
          </table:table-cell>
          <table:table-cell table:formula="of:= [.C13] + 0.2 + 0.5 / [.A13] + 0.5 * [.B13] / 60000" office:value-type="float" office:value="5.47742918716033" calcext:value-type="float">
            <text:p>5,4774291872</text:p>
          </table:table-cell>
          <table:table-cell/>
        </table:table-row>
        <table:table-row table:style-name="ro1">
          <table:table-cell table:formula="of:=[.A14] + 0.3 +  0.2 * [.B14] / 60000" office:value-type="float" office:value="5.20896307512632" calcext:value-type="float">
            <text:p>5</text:p>
          </table:table-cell>
          <table:table-cell table:formula="of:=(60000 * [.B14] * EXP(Param3) ) / (60000 + ([.B14] * (EXP(Param3) - 1))) - 1" office:value-type="float" office:value="358.800964411345" calcext:value-type="float">
            <text:p>359</text:p>
          </table:table-cell>
          <table:table-cell table:formula="of:= [.C14] + 0.2 + 0.5 / [.A14] + 0.5 * [.B14] / 60000" office:value-type="float" office:value="5.78202896513592" calcext:value-type="float">
            <text:p>5,7820289651</text:p>
          </table:table-cell>
          <table:table-cell/>
        </table:table-row>
        <table:table-row table:style-name="ro1">
          <table:table-cell table:formula="of:=[.A15] + 0.3 +  0.2 * [.B15] / 60000" office:value-type="float" office:value="5.51015907834102" calcext:value-type="float">
            <text:p>6</text:p>
          </table:table-cell>
          <table:table-cell table:formula="of:=(60000 * [.B15] * EXP(Param3) ) / (60000 + ([.B15] * (EXP(Param3) - 1))) - 1" office:value-type="float" office:value="394.107893945538" calcext:value-type="float">
            <text:p>394</text:p>
          </table:table-cell>
          <table:table-cell table:formula="of:= [.C15] + 0.2 + 0.5 / [.A15] + 0.5 * [.B15] / 60000" office:value-type="float" office:value="6.08100736717524" calcext:value-type="float">
            <text:p>6,0810073672</text:p>
          </table:table-cell>
          <table:table-cell/>
        </table:table-row>
        <table:table-row table:style-name="ro1">
          <table:table-cell table:formula="of:=[.A16] + 0.3 +  0.2 * [.B16] / 60000" office:value-type="float" office:value="5.81147277132084" calcext:value-type="float">
            <text:p>6</text:p>
          </table:table-cell>
          <table:table-cell table:formula="of:=(60000 * [.B16] * EXP(Param3) ) / (60000 + ([.B16] * (EXP(Param3) - 1))) - 1" office:value-type="float" office:value="432.961522244677" calcext:value-type="float">
            <text:p>433</text:p>
          </table:table-cell>
          <table:table-cell table:formula="of:= [.C16] + 0.2 + 0.5 / [.A16] + 0.5 * [.B16] / 60000" office:value-type="float" office:value="6.37503308147516" calcext:value-type="float">
            <text:p>6,3750330815</text:p>
          </table:table-cell>
          <table:table-cell/>
        </table:table-row>
        <table:table-row table:style-name="ro1">
          <table:table-cell table:formula="of:=[.A17] + 0.3 +  0.2 * [.B17] / 60000" office:value-type="float" office:value="6.11291597639499" calcext:value-type="float">
            <text:p>6</text:p>
          </table:table-cell>
          <table:table-cell table:formula="of:=(60000 * [.B17] * EXP(Param3) ) / (60000 + ([.B17] * (EXP(Param3) - 1))) - 1" office:value-type="float" office:value="475.712747903865" calcext:value-type="float">
            <text:p>476</text:p>
          </table:table-cell>
          <table:table-cell table:formula="of:= [.C17] + 0.2 + 0.5 / [.A17] + 0.5 * [.B17] / 60000" office:value-type="float" office:value="6.66467780459089" calcext:value-type="float">
            <text:p>6,6646778046</text:p>
          </table:table-cell>
          <table:table-cell/>
        </table:table-row>
        <table:table-row table:style-name="ro1">
          <table:table-cell table:formula="of:=[.A18] + 0.3 +  0.2 * [.B18] / 60000" office:value-type="float" office:value="6.41450168555467" calcext:value-type="float">
            <text:p>6</text:p>
          </table:table-cell>
          <table:table-cell table:formula="of:=(60000 * [.B18] * EXP(Param3) ) / (60000 + ([.B18] * (EXP(Param3) - 1))) - 1" office:value-type="float" office:value="522.746046405787" calcext:value-type="float">
            <text:p>523</text:p>
          </table:table-cell>
          <table:table-cell table:formula="of:= [.C18] + 0.2 + 0.5 / [.A18] + 0.5 * [.B18] / 60000" office:value-type="float" office:value="6.95043610213082" calcext:value-type="float">
            <text:p>6,9504361021</text:p>
          </table:table-cell>
          <table:table-cell/>
        </table:table-row>
        <table:table-row table:style-name="ro1">
          <table:table-cell table:formula="of:=[.A19] + 0.3 +  0.2 * [.B19] / 60000" office:value-type="float" office:value="6.71624417237602" calcext:value-type="float">
            <text:p>7</text:p>
          </table:table-cell>
          <table:table-cell table:formula="of:=(60000 * [.B19] * EXP(Param3) ) / (60000 + ([.B19] * (EXP(Param3) - 1))) - 1" office:value-type="float" office:value="574.482441077261" calcext:value-type="float">
            <text:p>574</text:p>
          </table:table-cell>
          <table:table-cell table:formula="of:= [.C19] + 0.2 + 0.5 / [.A19] + 0.5 * [.B19] / 60000" office:value-type="float" office:value="7.23274069686193" calcext:value-type="float">
            <text:p>7,2327406969</text:p>
          </table:table-cell>
          <table:table-cell/>
        </table:table-row>
        <table:table-row table:style-name="ro1">
          <table:table-cell table:formula="of:=[.A20] + 0.3 +  0.2 * [.B20] / 60000" office:value-type="float" office:value="7.01815911384628" calcext:value-type="float">
            <text:p>7</text:p>
          </table:table-cell>
          <table:table-cell table:formula="of:=(60000 * [.B20] * EXP(Param3) ) / (60000 + ([.B20] * (EXP(Param3) - 1))) - 1" office:value-type="float" office:value="631.382684912461" calcext:value-type="float">
            <text:p>631</text:p>
          </table:table-cell>
          <table:table-cell table:formula="of:= [.C20] + 0.2 + 0.5 / [.A20] + 0.5 * [.B20] / 60000" office:value-type="float" office:value="7.51197442073604" calcext:value-type="float">
            <text:p>7,5119744207</text:p>
          </table:table-cell>
          <table:table-cell/>
        </table:table-row>
        <table:table-row table:style-name="ro1">
          <table:table-cell table:formula="of:=[.A21] + 0.3 +  0.2 * [.B21] / 60000" office:value-type="float" office:value="7.32026372279599" calcext:value-type="float">
            <text:p>7</text:p>
          </table:table-cell>
          <table:table-cell table:formula="of:=(60000 * [.B21] * EXP(Param3) ) / (60000 + ([.B21] * (EXP(Param3) - 1))) - 1" office:value-type="float" office:value="693.950656503398" calcext:value-type="float">
            <text:p>694</text:p>
          </table:table-cell>
          <table:table-cell table:formula="of:= [.C21] + 0.2 + 0.5 / [.A21] + 0.5 * [.B21] / 60000" office:value-type="float" office:value="7.78847969690517" calcext:value-type="float">
            <text:p>7,7884796969</text:p>
          </table:table-cell>
          <table:table-cell/>
        </table:table-row>
        <table:table-row table:style-name="ro1">
          <table:table-cell table:formula="of:=[.A22] + 0.3 +  0.2 * [.B22] / 60000" office:value-type="float" office:value="7.622576891651" calcext:value-type="float">
            <text:p>8</text:p>
          </table:table-cell>
          <table:table-cell table:formula="of:=(60000 * [.B22] * EXP(Param3) ) / (60000 + ([.B22] * (EXP(Param3) - 1))) - 1" office:value-type="float" office:value="762.736970193723" calcext:value-type="float">
            <text:p>763</text:p>
          </table:table-cell>
          <table:table-cell table:formula="of:= [.C22] + 0.2 + 0.5 / [.A22] + 0.5 * [.B22] / 60000" office:value-type="float" office:value="8.06256616915155" calcext:value-type="float">
            <text:p>8,0625661692</text:p>
          </table:table-cell>
          <table:table-cell/>
        </table:table-row>
        <table:table-row table:style-name="ro1">
          <table:table-cell table:formula="of:=[.A23] + 0.3 +  0.2 * [.B23] / 60000" office:value-type="float" office:value="7.92511934821831" calcext:value-type="float">
            <text:p>8</text:p>
          </table:table-cell>
          <table:table-cell table:formula="of:=(60000 * [.B23] * EXP(Param3) ) / (60000 + ([.B23] * (EXP(Param3) - 1))) - 1" office:value-type="float" office:value="838.342796531827" calcext:value-type="float">
            <text:p>838</text:p>
          </table:table-cell>
          <table:table-cell table:formula="of:= [.C23] + 0.2 + 0.5 / [.A23] + 0.5 * [.B23] / 60000" office:value-type="float" office:value="8.33451692602693" calcext:value-type="float">
            <text:p>8,334516926</text:p>
          </table:table-cell>
          <table:table-cell/>
        </table:table-row>
        <table:table-row table:style-name="ro1">
          <table:table-cell table:formula="of:=[.A24] + 0.3 +  0.2 * [.B24] / 60000" office:value-type="float" office:value="8.22791382420675" calcext:value-type="float">
            <text:p>8</text:p>
          </table:table-cell>
          <table:table-cell table:formula="of:=(60000 * [.B24] * EXP(Param3) ) / (60000 + ([.B24] * (EXP(Param3) - 1))) - 1" office:value-type="float" office:value="921.423883966218" calcext:value-type="float">
            <text:p>921</text:p>
          </table:table-cell>
          <table:table-cell table:formula="of:= [.C24] + 0.2 + 0.5 / [.A24] + 0.5 * [.B24] / 60000" office:value-type="float" office:value="8.60459364852261" calcext:value-type="float">
            <text:p>8,6045936485</text:p>
          </table:table-cell>
          <table:table-cell/>
        </table:table-row>
        <table:table-row table:style-name="ro1">
          <table:table-cell table:formula="of:=[.A25] + 0.3 +  0.2 * [.B25] / 60000" office:value-type="float" office:value="8.5309852371533" calcext:value-type="float">
            <text:p>9</text:p>
          </table:table-cell>
          <table:table-cell table:formula="of:=(60000 * [.B25] * EXP(Param3) ) / (60000 + ([.B25] * (EXP(Param3) - 1))) - 1" office:value-type="float" office:value="1012.69476629988" calcext:value-type="float">
            <text:p>1013</text:p>
          </table:table-cell>
          <table:table-cell table:formula="of:= [.C25] + 0.2 + 0.5 / [.A25] + 0.5 * [.B25] / 60000" office:value-type="float" office:value="8.87304092624568" calcext:value-type="float">
            <text:p>8,8730409262</text:p>
          </table:table-cell>
          <table:table-cell/>
        </table:table-row>
        <table:table-row table:style-name="ro1">
          <table:table-cell table:formula="of:=[.A26] + 0.3 +  0.2 * [.B26] / 60000" office:value-type="float" office:value="8.8343608863743" calcext:value-type="float">
            <text:p>9</text:p>
          </table:table-cell>
          <table:table-cell table:formula="of:=(60000 * [.B26] * EXP(Param3) ) / (60000 + ([.B26] * (EXP(Param3) - 1))) - 1" office:value-type="float" office:value="1112.93313247739" calcext:value-type="float">
            <text:p>1113</text:p>
          </table:table-cell>
          <table:table-cell table:formula="of:= [.C26] + 0.2 + 0.5 / [.A26] + 0.5 * [.B26] / 60000" office:value-type="float" office:value="9.1400899268329" calcext:value-type="float">
            <text:p>9,1400899268</text:p>
          </table:table-cell>
          <table:table-cell/>
        </table:table-row>
        <table:table-row table:style-name="ro1">
          <table:table-cell table:formula="of:=[.A27] + 0.3 +  0.2 * [.B27] / 60000" office:value-type="float" office:value="9.13807066348256" calcext:value-type="float">
            <text:p>9</text:p>
          </table:table-cell>
          <table:table-cell table:formula="of:=(60000 * [.B27] * EXP(Param3) ) / (60000 + ([.B27] * (EXP(Param3) - 1))) - 1" office:value-type="float" office:value="1222.98432557428" calcext:value-type="float">
            <text:p>1223</text:p>
          </table:table-cell>
          <table:table-cell table:formula="of:= [.C27] + 0.2 + 0.5 / [.A27] + 0.5 * [.B27] / 60000" office:value-type="float" office:value="9.40596155942077" calcext:value-type="float">
            <text:p>9,4059615594</text:p>
          </table:table-cell>
          <table:table-cell/>
        </table:table-row>
        <table:table-row table:style-name="ro1">
          <table:table-cell table:formula="of:=[.A28] + 0.3 +  0.2 * [.B28] / 60000" office:value-type="float" office:value="9.44214727790114" calcext:value-type="float">
            <text:p>9</text:p>
          </table:table-cell>
          <table:table-cell table:formula="of:=(60000 * [.B28] * EXP(Param3) ) / (60000 + ([.B28] * (EXP(Param3) - 1))) - 1" office:value-type="float" office:value="1343.76592612963" calcext:value-type="float">
            <text:p>1344</text:p>
          </table:table-cell>
          <table:table-cell table:formula="of:= [.C28] + 0.2 + 0.5 / [.A28] + 0.5 * [.B28] / 60000" office:value-type="float" office:value="9.67086924052813" calcext:value-type="float">
            <text:p>9,6708692405</text:p>
          </table:table-cell>
          <table:table-cell/>
        </table:table-row>
        <table:table-row table:style-name="ro1">
          <table:table-cell table:formula="of:=[.A29] + 0.3 +  0.2 * [.B29] / 60000" office:value-type="float" office:value="9.74662649765491" calcext:value-type="float">
            <text:p>10</text:p>
          </table:table-cell>
          <table:table-cell table:formula="of:=(60000 * [.B29] * EXP(Param3) ) / (60000 + ([.B29] * (EXP(Param3) - 1))) - 1" office:value-type="float" office:value="1476.27236093654" calcext:value-type="float">
            <text:p>1476</text:p>
          </table:table-cell>
          <table:table-cell table:formula="of:= [.C29] + 0.2 + 0.5 / [.A29] + 0.5 * [.B29] / 60000" office:value-type="float" office:value="9.93502134636644" calcext:value-type="float">
            <text:p>9,9350213464</text:p>
          </table:table-cell>
          <table:table-cell/>
        </table:table-row>
        <table:table-row table:style-name="ro1">
          <table:table-cell table:formula="of:=[.A30] + 0.3 +  0.2 * [.B30] / 60000" office:value-type="float" office:value="10.0515474055247" calcext:value-type="float">
            <text:p>10</text:p>
          </table:table-cell>
          <table:table-cell table:formula="of:=(60000 * [.B30] * EXP(Param3) ) / (60000 + ([.B30] * (EXP(Param3) - 1))) - 1" office:value-type="float" office:value="1621.57946180483" calcext:value-type="float">
            <text:p>1622</text:p>
          </table:table-cell>
          <table:table-cell table:formula="of:= [.C30] + 0.2 + 0.5 / [.A30] + 0.5 * [.B30] / 60000" office:value-type="float" office:value="10.1986234170665" calcext:value-type="float">
            <text:p>10,1986234171</text:p>
          </table:table-cell>
          <table:table-cell/>
        </table:table-row>
        <table:table-row table:style-name="ro1">
          <table:table-cell table:formula="of:=[.A31] + 0.3 +  0.2 * [.B31] / 60000" office:value-type="float" office:value="10.3569526703974" calcext:value-type="float">
            <text:p>10</text:p>
          </table:table-cell>
          <table:table-cell table:formula="of:=(60000 * [.B31] * EXP(Param3) ) / (60000 + ([.B31] * (EXP(Param3) - 1))) - 1" office:value-type="float" office:value="1780.84887937402" calcext:value-type="float">
            <text:p>1781</text:p>
          </table:table-cell>
          <table:table-cell table:formula="of:= [.C31] + 0.2 + 0.5 / [.A31] + 0.5 * [.B31] / 60000" office:value-type="float" office:value="10.4618801639748" calcext:value-type="float">
            <text:p>10,461880164</text:p>
          </table:table-cell>
          <table:table-cell/>
        </table:table-row>
        <table:table-row table:style-name="ro1">
          <table:table-cell table:formula="of:=[.A32] + 0.3 +  0.2 * [.B32] / 60000" office:value-type="float" office:value="10.6628888333286" calcext:value-type="float">
            <text:p>11</text:p>
          </table:table-cell>
          <table:table-cell table:formula="of:=(60000 * [.B32] * EXP(Param3) ) / (60000 + ([.B32] * (EXP(Param3) - 1))) - 1" office:value-type="float" office:value="1955.33223455503" calcext:value-type="float">
            <text:p>1955</text:p>
          </table:table-cell>
          <table:table-cell table:formula="of:= [.C32] + 0.2 + 0.5 / [.A32] + 0.5 * [.B32] / 60000" office:value-type="float" office:value="10.7249973198709" calcext:value-type="float">
            <text:p>10,7249973199</text:p>
          </table:table-cell>
          <table:table-cell/>
        </table:table-row>
        <table:table-row table:style-name="ro1">
          <table:table-cell table:formula="of:=[.A33] + 0.3 +  0.2 * [.B33] / 60000" office:value-type="float" office:value="10.9694066074438" calcext:value-type="float">
            <text:p>11</text:p>
          </table:table-cell>
          <table:table-cell table:formula="of:=(60000 * [.B33] * EXP(Param3) ) / (60000 + ([.B33] * (EXP(Param3) - 1))) - 1" office:value-type="float" office:value="2146.37486445021" calcext:value-type="float">
            <text:p>2146</text:p>
          </table:table-cell>
          <table:table-cell table:formula="of:= [.C33] + 0.2 + 0.5 / [.A33] + 0.5 * [.B33] / 60000" office:value-type="float" office:value="10.9881833628475" calcext:value-type="float">
            <text:p>10,9881833628</text:p>
          </table:table-cell>
          <table:table-cell/>
        </table:table-row>
        <table:table-row table:style-name="ro1">
          <table:table-cell table:formula="of:=[.A34] + 0.3 +  0.2 * [.B34] / 60000" office:value-type="float" office:value="11.2765611903253" calcext:value-type="float">
            <text:p>11</text:p>
          </table:table-cell>
          <table:table-cell table:formula="of:=(60000 * [.B34] * EXP(Param3) ) / (60000 + ([.B34] * (EXP(Param3) - 1))) - 1" office:value-type="float" office:value="2355.41899058005" calcext:value-type="float">
            <text:p>2355</text:p>
          </table:table-cell>
          <table:table-cell table:formula="of:= [.C34] + 0.2 + 0.5 / [.A34] + 0.5 * [.B34] / 60000" office:value-type="float" office:value="11.2516511370626" calcext:value-type="float">
            <text:p>11,2516511371</text:p>
          </table:table-cell>
          <table:table-cell/>
        </table:table-row>
        <table:table-row table:style-name="ro1">
          <table:table-cell table:formula="of:=[.A35] + 0.3 +  0.2 * [.B35] / 60000" office:value-type="float" office:value="11.5844125869606" calcext:value-type="float">
            <text:p>12</text:p>
          </table:table-cell>
          <table:table-cell table:formula="of:=(60000 * [.B35] * EXP(Param3) ) / (60000 + ([.B35] * (EXP(Param3) - 1))) - 1" office:value-type="float" office:value="2584.00610501555" calcext:value-type="float">
            <text:p>2584</text:p>
          </table:table-cell>
          <table:table-cell table:formula="of:= [.C35] + 0.2 + 0.5 / [.A35] + 0.5 * [.B35] / 60000" office:value-type="float" office:value="11.5156193871606" calcext:value-type="float">
            <text:p>11,5156193872</text:p>
          </table:table-cell>
          <table:table-cell/>
        </table:table-row>
        <table:table-row table:style-name="ro1">
          <table:table-cell table:formula="of:=[.A36] + 0.3 +  0.2 * [.B36] / 60000" office:value-type="float" office:value="11.893025940644" calcext:value-type="float">
            <text:p>12</text:p>
          </table:table-cell>
          <table:table-cell table:formula="of:=(60000 * [.B36] * EXP(Param3) ) / (60000 + ([.B36] * (EXP(Param3) - 1))) - 1" office:value-type="float" office:value="2833.77833487162" calcext:value-type="float">
            <text:p>2834</text:p>
          </table:table-cell>
          <table:table-cell table:formula="of:= [.C36] + 0.2 + 0.5 / [.A36] + 0.5 * [.B36] / 60000" office:value-type="float" office:value="11.7803142175146" calcext:value-type="float">
            <text:p>11,7803142175</text:p>
          </table:table-cell>
          <table:table-cell/>
        </table:table-row>
        <table:table-row table:style-name="ro1">
          <table:table-cell table:formula="of:=[.A37] + 0.3 +  0.2 * [.B37] / 60000" office:value-type="float" office:value="12.2024718684269" calcext:value-type="float">
            <text:p>12</text:p>
          </table:table-cell>
          <table:table-cell table:formula="of:=(60000 * [.B37] * EXP(Param3) ) / (60000 + ([.B37] * (EXP(Param3) - 1))) - 1" office:value-type="float" office:value="3106.47850813541" calcext:value-type="float">
            <text:p>3106</text:p>
          </table:table-cell>
          <table:table-cell table:formula="of:= [.C37] + 0.2 + 0.5 / [.A37] + 0.5 * [.B37] / 60000" office:value-type="float" office:value="12.0459704823109" calcext:value-type="float">
            <text:p>12,0459704823</text:p>
          </table:table-cell>
          <table:table-cell/>
        </table:table-row>
        <table:table-row table:style-name="ro1">
          <table:table-cell table:formula="of:=[.A38] + 0.3 +  0.2 * [.B38] / 60000" office:value-type="float" office:value="12.5128267967873" calcext:value-type="float">
            <text:p>13</text:p>
          </table:table-cell>
          <table:table-cell table:formula="of:=(60000 * [.B38] * EXP(Param3) ) / (60000 + ([.B38] * (EXP(Param3) - 1))) - 1" office:value-type="float" office:value="3403.94860492702" calcext:value-type="float">
            <text:p>3404</text:p>
          </table:table-cell>
          <table:table-cell table:formula="of:= [.C38] + 0.2 + 0.5 / [.A38] + 0.5 * [.B38] / 60000" office:value-type="float" office:value="12.3128331076742" calcext:value-type="float">
            <text:p>12,3128331077</text:p>
          </table:table-cell>
          <table:table-cell/>
        </table:table-row>
        <table:table-row table:style-name="ro1">
          <table:table-cell table:formula="of:=[.A39] + 0.3 +  0.2 * [.B39] / 60000" office:value-type="float" office:value="12.8241732921371" calcext:value-type="float">
            <text:p>13</text:p>
          </table:table-cell>
          <table:table-cell table:formula="of:=(60000 * [.B39] * EXP(Param3) ) / (60000 + ([.B39] * (EXP(Param3) - 1))) - 1" office:value-type="float" office:value="3728.12623942438" calcext:value-type="float">
            <text:p>3728</text:p>
          </table:table-cell>
          <table:table-cell table:formula="of:= [.C39] + 0.2 + 0.5 / [.A39] + 0.5 * [.B39] / 60000" office:value-type="float" office:value="12.5811583423746" calcext:value-type="float">
            <text:p>12,5811583424</text:p>
          </table:table-cell>
          <table:table-cell/>
        </table:table-row>
        <table:table-row table:style-name="ro1">
          <table:table-cell table:formula="of:=[.A40] + 0.3 +  0.2 * [.B40] / 60000" office:value-type="float" office:value="13.1366003796018" calcext:value-type="float">
            <text:p>13</text:p>
          </table:table-cell>
          <table:table-cell table:formula="of:=(60000 * [.B40] * EXP(Param3) ) / (60000 + ([.B40] * (EXP(Param3) - 1))) - 1" office:value-type="float" office:value="4081.03878079918" calcext:value-type="float">
            <text:p>4081</text:p>
          </table:table-cell>
          <table:table-cell table:formula="of:= [.C40] + 0.2 + 0.5 / [.A40] + 0.5 * [.B40] / 60000" office:value-type="float" office:value="12.8512149290601" calcext:value-type="float">
            <text:p>12,8512149291</text:p>
          </table:table-cell>
          <table:table-cell/>
        </table:table-row>
        <table:table-row table:style-name="ro1">
          <table:table-cell table:formula="of:=[.A41] + 0.3 +  0.2 * [.B41] / 60000" office:value-type="float" office:value="13.4502038422045" calcext:value-type="float">
            <text:p>13</text:p>
          </table:table-cell>
          <table:table-cell table:formula="of:=(60000 * [.B41] * EXP(Param3) ) / (60000 + ([.B41] * (EXP(Param3) - 1))) - 1" office:value-type="float" office:value="4464.79468924146" calcext:value-type="float">
            <text:p>4465</text:p>
          </table:table-cell>
          <table:table-cell table:formula="of:= [.C41] + 0.2 + 0.5 / [.A41] + 0.5 * [.B41] / 60000" office:value-type="float" office:value="13.1232851833586" calcext:value-type="float">
            <text:p>13,1232851834</text:p>
          </table:table-cell>
          <table:table-cell/>
        </table:table-row>
        <table:table-row table:style-name="ro1">
          <table:table-cell table:formula="of:=[.A42] + 0.3 +  0.2 * [.B42] / 60000" office:value-type="float" office:value="13.7650864911686" calcext:value-type="float">
            <text:p>14</text:p>
          </table:table-cell>
          <table:table-cell table:formula="of:=(60000 * [.B42] * EXP(Param3) ) / (60000 + ([.B42] * (EXP(Param3) - 1))) - 1" office:value-type="float" office:value="4881.57161888382" calcext:value-type="float">
            <text:p>4882</text:p>
          </table:table-cell>
          <table:table-cell table:formula="of:= [.C42] + 0.2 + 0.5 / [.A42] + 0.5 * [.B42] / 60000" office:value-type="float" office:value="13.3976659635636" calcext:value-type="float">
            <text:p>13,3976659636</text:p>
          </table:table-cell>
          <table:table-cell/>
        </table:table-row>
        <table:table-row table:style-name="ro1">
          <table:table-cell table:formula="of:=[.A43] + 0.3 +  0.2 * [.B43] / 60000" office:value-type="float" office:value="14.0813583965649" calcext:value-type="float">
            <text:p>14</text:p>
          </table:table-cell>
          <table:table-cell table:formula="of:=(60000 * [.B43] * EXP(Param3) ) / (60000 + ([.B43] * (EXP(Param3) - 1))) - 1" office:value-type="float" office:value="5333.60082737098" calcext:value-type="float">
            <text:p>5334</text:p>
          </table:table-cell>
          <table:table-cell table:formula="of:= [.C43] + 0.2 + 0.5 / [.A43] + 0.5 * [.B43] / 60000" office:value-type="float" office:value="13.6746695089877" calcext:value-type="float">
            <text:p>13,674669509</text:p>
          </table:table-cell>
          <table:table-cell/>
        </table:table-row>
        <table:table-row table:style-name="ro1">
          <table:table-cell table:formula="of:=[.A44] + 0.3 +  0.2 * [.B44] / 60000" office:value-type="float" office:value="14.3991370659895" calcext:value-type="float">
            <text:p>14</text:p>
          </table:table-cell>
          <table:table-cell table:formula="of:=(60000 * [.B44] * EXP(Param3) ) / (60000 + ([.B44] * (EXP(Param3) - 1))) - 1" office:value-type="float" office:value="5823.14743697209" calcext:value-type="float">
            <text:p>5823</text:p>
          </table:table-cell>
          <table:table-cell table:formula="of:= [.C44] + 0.2 + 0.5 / [.A44] + 0.5 * [.B44] / 60000" office:value-type="float" office:value="13.9546241204851" calcext:value-type="float">
            <text:p>13,9546241205</text:p>
          </table:table-cell>
          <table:table-cell/>
        </table:table-row>
        <table:table-row table:style-name="ro1">
          <table:table-cell table:formula="of:=[.A45] + 0.3 +  0.2 * [.B45] / 60000" office:value-type="float" office:value="14.7185475574461" calcext:value-type="float">
            <text:p>15</text:p>
          </table:table-cell>
          <table:table-cell table:formula="of:=(60000 * [.B45] * EXP(Param3) ) / (60000 + ([.B45] * (EXP(Param3) - 1))) - 1" office:value-type="float" office:value="6352.48612026224" calcext:value-type="float">
            <text:p>6352</text:p>
          </table:table-cell>
          <table:table-cell table:formula="of:= [.C45] + 0.2 + 0.5 / [.A45] + 0.5 * [.B45] / 60000" office:value-type="float" office:value="14.2378746522364" calcext:value-type="float">
            <text:p>14,2378746522</text:p>
          </table:table-cell>
          <table:table-cell/>
        </table:table-row>
        <table:table-row table:style-name="ro1">
          <table:table-cell table:formula="of:=[.A46] + 0.3 +  0.2 * [.B46] / 60000" office:value-type="float" office:value="15.0397225111803" calcext:value-type="float">
            <text:p>15</text:p>
          </table:table-cell>
          <table:table-cell table:formula="of:=(60000 * [.B46] * EXP(Param3) ) / (60000 + ([.B46] * (EXP(Param3) - 1))) - 1" office:value-type="float" office:value="6923.87184082477" calcext:value-type="float">
            <text:p>6924</text:p>
          </table:table-cell>
          <table:table-cell table:formula="of:= [.C46] + 0.2 + 0.5 / [.A46] + 0.5 * [.B46] / 60000" office:value-type="float" office:value="14.524782779816" calcext:value-type="float">
            <text:p>14,5247827798</text:p>
          </table:table-cell>
          <table:table-cell/>
        </table:table-row>
        <table:table-row table:style-name="ro1">
          <table:table-cell table:formula="of:=[.A47] + 0.3 +  0.2 * [.B47] / 60000" office:value-type="float" office:value="15.362802083983" calcext:value-type="float">
            <text:p>15</text:p>
          </table:table-cell>
          <table:table-cell table:formula="of:=(60000 * [.B47] * EXP(Param3) ) / (60000 + ([.B47] * (EXP(Param3) - 1))) - 1" office:value-type="float" office:value="7539.50537268925" calcext:value-type="float">
            <text:p>7540</text:p>
          </table:table-cell>
          <table:table-cell table:formula="of:= [.C47] + 0.2 + 0.5 / [.A47] + 0.5 * [.B47] / 60000" office:value-type="float" office:value="14.8157270060515" calcext:value-type="float">
            <text:p>14,8157270061</text:p>
          </table:table-cell>
          <table:table-cell/>
        </table:table-row>
        <table:table-row table:style-name="ro1">
          <table:table-cell table:formula="of:=[.A48] + 0.3 +  0.2 * [.B48] / 60000" office:value-type="float" office:value="15.6879337685587" calcext:value-type="float">
            <text:p>16</text:p>
          </table:table-cell>
          <table:table-cell table:formula="of:=(60000 * [.B48] * EXP(Param3) ) / (60000 + ([.B48] * (EXP(Param3) - 1))) - 1" office:value-type="float" office:value="8201.49345757024" calcext:value-type="float">
            <text:p>8201</text:p>
          </table:table-cell>
          <table:table-cell table:formula="of:= [.C48] + 0.2 + 0.5 / [.A48] + 0.5 * [.B48] / 60000" office:value-type="float" office:value="15.1111023635169" calcext:value-type="float">
            <text:p>15,1111023635</text:p>
          </table:table-cell>
          <table:table-cell/>
        </table:table-row>
        <table:table-row table:style-name="ro1">
          <table:table-cell table:formula="of:=[.A49] + 0.3 +  0.2 * [.B49] / 60000" office:value-type="float" office:value="16.0152720800839" calcext:value-type="float">
            <text:p>16</text:p>
          </table:table-cell>
          <table:table-cell table:formula="of:=(60000 * [.B49] * EXP(Param3) ) / (60000 + ([.B49] * (EXP(Param3) - 1))) - 1" office:value-type="float" office:value="8911.80364164163" calcext:value-type="float">
            <text:p>8912</text:p>
          </table:table-cell>
          <table:table-cell table:formula="of:= [.C49] + 0.2 + 0.5 / [.A49] + 0.5 * [.B49] / 60000" office:value-type="float" office:value="15.411319771021" calcext:value-type="float">
            <text:p>15,411319771</text:p>
          </table:table-cell>
          <table:table-cell/>
        </table:table-row>
        <table:table-row table:style-name="ro1">
          <table:table-cell table:formula="of:=[.A50] + 0.3 +  0.2 * [.B50] / 60000" office:value-type="float" office:value="16.3449780922227" calcext:value-type="float">
            <text:p>16</text:p>
          </table:table-cell>
          <table:table-cell table:formula="of:=(60000 * [.B50] * EXP(Param3) ) / (60000 + ([.B50] * (EXP(Param3) - 1))) - 1" office:value-type="float" office:value="9672.21406685112" calcext:value-type="float">
            <text:p>9672</text:p>
          </table:table-cell>
          <table:table-cell table:formula="of:= [.C50] + 0.2 + 0.5 / [.A50] + 0.5 * [.B50] / 60000" office:value-type="float" office:value="15.7168050015307" calcext:value-type="float">
            <text:p>15,7168050015</text:p>
          </table:table-cell>
          <table:table-cell/>
        </table:table-row>
        <table:table-row table:style-name="ro1">
          <table:table-cell table:formula="of:=[.A51] + 0.3 +  0.2 * [.B51] / 60000" office:value-type="float" office:value="16.6772188057789" calcext:value-type="float">
            <text:p>17</text:p>
          </table:table-cell>
          <table:table-cell table:formula="of:=(60000 * [.B51] * EXP(Param3) ) / (60000 + ([.B51] * (EXP(Param3) - 1))) - 1" office:value-type="float" office:value="10484.2587758583" calcext:value-type="float">
            <text:p>10484</text:p>
          </table:table-cell>
          <table:table-cell table:formula="of:= [.C51] + 0.2 + 0.5 / [.A51] + 0.5 * [.B51] / 60000" office:value-type="float" office:value="16.0279972210386" calcext:value-type="float">
            <text:p>16,027997221</text:p>
          </table:table-cell>
          <table:table-cell/>
        </table:table-row>
        <table:table-row table:style-name="ro1">
          <table:table-cell table:formula="of:=[.A52] + 0.3 +  0.2 * [.B52] / 60000" office:value-type="float" office:value="17.0121663350317" calcext:value-type="float">
            <text:p>17</text:p>
          </table:table-cell>
          <table:table-cell table:formula="of:=(60000 * [.B52] * EXP(Param3) ) / (60000 + ([.B52] * (EXP(Param3) - 1))) - 1" office:value-type="float" office:value="11349.169420466" calcext:value-type="float">
            <text:p>11349</text:p>
          </table:table-cell>
          <table:table-cell table:formula="of:= [.C52] + 0.2 + 0.5 / [.A52] + 0.5 * [.B52] / 60000" office:value-type="float" office:value="16.3453470623383" calcext:value-type="float">
            <text:p>16,3453470623</text:p>
          </table:table-cell>
          <table:table-cell/>
        </table:table-row>
        <table:table-row table:style-name="ro1">
          <table:table-cell table:formula="of:=[.A53] + 0.3 +  0.2 * [.B53] / 60000" office:value-type="float" office:value="17.3499968997666" calcext:value-type="float">
            <text:p>17</text:p>
          </table:table-cell>
          <table:table-cell table:formula="of:=(60000 * [.B53] * EXP(Param3) ) / (60000 + ([.B53] * (EXP(Param3) - 1))) - 1" office:value-type="float" office:value="12267.8146312724" calcext:value-type="float">
            <text:p>12268</text:p>
          </table:table-cell>
          <table:table-cell table:formula="of:= [.C53] + 0.2 + 0.5 / [.A53] + 0.5 * [.B53] / 60000" office:value-type="float" office:value="16.6693142049122" calcext:value-type="float">
            <text:p>16,6693142049</text:p>
          </table:table-cell>
          <table:table-cell/>
        </table:table-row>
        <table:table-row table:style-name="ro1">
          <table:table-cell table:formula="of:=[.A54] + 0.3 +  0.2 * [.B54] / 60000" office:value-type="float" office:value="17.6908896152042" calcext:value-type="float">
            <text:p>18</text:p>
          </table:table-cell>
          <table:table-cell table:formula="of:=(60000 * [.B54] * EXP(Param3) ) / (60000 + ([.B54] * (EXP(Param3) - 1))) - 1" office:value-type="float" office:value="13240.6386949958" calcext:value-type="float">
            <text:p>13241</text:p>
          </table:table-cell>
          <table:table-cell table:formula="of:= [.C54] + 0.2 + 0.5 / [.A54] + 0.5 * [.B54] / 60000" office:value-type="float" office:value="17.0003644424597" calcext:value-type="float">
            <text:p>17,0003644425</text:p>
          </table:table-cell>
          <table:table-cell/>
        </table:table-row>
        <table:table-row table:style-name="ro1">
          <table:table-cell table:formula="of:=[.A55] + 0.3 +  0.2 * [.B55] / 60000" office:value-type="float" office:value="18.0350250775208" calcext:value-type="float">
            <text:p>18</text:p>
          </table:table-cell>
          <table:table-cell table:formula="of:=(60000 * [.B55] * EXP(Param3) ) / (60000 + ([.B55] * (EXP(Param3) - 1))) - 1" office:value-type="float" office:value="14267.6015721663" calcext:value-type="float">
            <text:p>14268</text:p>
          </table:table-cell>
          <table:table-cell table:formula="of:= [.C55] + 0.2 + 0.5 / [.A55] + 0.5 * [.B55] / 60000" office:value-type="float" office:value="17.3389662331685" calcext:value-type="float">
            <text:p>17,3389662332</text:p>
          </table:table-cell>
          <table:table-cell/>
        </table:table-row>
        <table:table-row table:style-name="ro1">
          <table:table-cell table:formula="of:=[.A56] + 0.3 +  0.2 * [.B56] / 60000" office:value-type="float" office:value="18.3825837494281" calcext:value-type="float">
            <text:p>18</text:p>
          </table:table-cell>
          <table:table-cell table:formula="of:=(60000 * [.B56] * EXP(Param3) ) / (60000 + ([.B56] * (EXP(Param3) - 1))) - 1" office:value-type="float" office:value="15348.1226412604" calcext:value-type="float">
            <text:p>15348</text:p>
          </table:table-cell>
          <table:table-cell table:formula="of:= [.C56] + 0.2 + 0.5 / [.A56] + 0.5 * [.B56] / 60000" office:value-type="float" office:value="17.6855867446391" calcext:value-type="float">
            <text:p>17,6855867446</text:p>
          </table:table-cell>
          <table:table-cell/>
        </table:table-row>
        <table:table-row table:style-name="ro1">
          <table:table-cell table:formula="of:=[.A57] + 0.3 +  0.2 * [.B57] / 60000" office:value-type="float" office:value="18.7337441582323" calcext:value-type="float">
            <text:p>19</text:p>
          </table:table-cell>
          <table:table-cell table:formula="of:=(60000 * [.B57] * EXP(Param3) ) / (60000 + ([.B57] * (EXP(Param3) - 1))) - 1" office:value-type="float" office:value="16481.0308396511" calcext:value-type="float">
            <text:p>16481</text:p>
          </table:table-cell>
          <table:table-cell table:formula="of:= [.C57] + 0.2 + 0.5 / [.A57] + 0.5 * [.B57] / 60000" office:value-type="float" office:value="18.0406874251315" calcext:value-type="float">
            <text:p>18,0406874251</text:p>
          </table:table-cell>
          <table:table-cell/>
        </table:table-row>
        <table:table-row table:style-name="ro1">
          <table:table-cell table:formula="of:=[.A58] + 0.3 +  0.2 * [.B58] / 60000" office:value-type="float" office:value="19.0886809276978" calcext:value-type="float">
            <text:p>19</text:p>
          </table:table-cell>
          <table:table-cell table:formula="of:=(60000 * [.B58] * EXP(Param3) ) / (60000 + ([.B58] * (EXP(Param3) - 1))) - 1" office:value-type="float" office:value="17664.5240471869" calcext:value-type="float">
            <text:p>17665</text:p>
          </table:table-cell>
          <table:table-cell table:formula="of:= [.C58] + 0.2 + 0.5 / [.A58] + 0.5 * [.B58] / 60000" office:value-type="float" office:value="18.4047191549428" calcext:value-type="float">
            <text:p>18,4047191549</text:p>
          </table:table-cell>
          <table:table-cell/>
        </table:table-row>
        <table:table-row table:style-name="ro1">
          <table:table-cell table:formula="of:=[.A59] + 0.3 +  0.2 * [.B59] / 60000" office:value-type="float" office:value="19.4475626745217" calcext:value-type="float">
            <text:p>19</text:p>
          </table:table-cell>
          <table:table-cell table:formula="of:=(60000 * [.B59] * EXP(Param3) ) / (60000 + ([.B59] * (EXP(Param3) - 1))) - 1" office:value-type="float" office:value="18896.1405851964" calcext:value-type="float">
            <text:p>18896</text:p>
          </table:table-cell>
          <table:table-cell table:formula="of:= [.C59] + 0.2 + 0.5 / [.A59] + 0.5 * [.B59] / 60000" office:value-type="float" office:value="18.7781170553271" calcext:value-type="float">
            <text:p>18,7781170553</text:p>
          </table:table-cell>
          <table:table-cell/>
        </table:table-row>
        <table:table-row table:style-name="ro1">
          <table:table-cell table:formula="of:=[.A60] + 0.3 +  0.2 * [.B60] / 60000" office:value-type="float" office:value="19.8105498098057" calcext:value-type="float">
            <text:p>20</text:p>
          </table:table-cell>
          <table:table-cell table:formula="of:=(60000 * [.B60] * EXP(Param3) ) / (60000 + ([.B60] * (EXP(Param3) - 1))) - 1" office:value-type="float" office:value="20172.7455475382" calcext:value-type="float">
            <text:p>20173</text:p>
          </table:table-cell>
          <table:table-cell table:formula="of:= [.C60] + 0.2 + 0.5 / [.A60] + 0.5 * [.B60] / 60000" office:value-type="float" office:value="19.1612950562124" calcext:value-type="float">
            <text:p>19,1612950562</text:p>
          </table:table-cell>
          <table:table-cell/>
        </table:table-row>
        <table:table-row table:style-name="ro1">
          <table:table-cell table:formula="of:=[.A61] + 0.3 +  0.2 * [.B61] / 60000" office:value-type="float" office:value="20.1777922949642" calcext:value-type="float">
            <text:p>20</text:p>
          </table:table-cell>
          <table:table-cell table:formula="of:=(60000 * [.B61] * EXP(Param3) ) / (60000 + ([.B61] * (EXP(Param3) - 1))) - 1" office:value-type="float" office:value="21490.5343167775" calcext:value-type="float">
            <text:p>21491</text:p>
          </table:table-cell>
          <table:table-cell table:formula="of:= [.C61] + 0.2 + 0.5 / [.A61] + 0.5 * [.B61] / 60000" office:value-type="float" office:value="19.5546403465093" calcext:value-type="float">
            <text:p>19,5546403465</text:p>
          </table:table-cell>
          <table:table-cell/>
        </table:table-row>
        <table:table-row table:style-name="ro1">
          <table:table-cell table:formula="of:=[.A62] + 0.3 +  0.2 * [.B62] / 60000" office:value-type="float" office:value="20.5494274093534" calcext:value-type="float">
            <text:p>21</text:p>
          </table:table-cell>
          <table:table-cell table:formula="of:=(60000 * [.B62] * EXP(Param3) ) / (60000 + ([.B62] * (EXP(Param3) - 1))) - 1" office:value-type="float" office:value="22845.0550394257" calcext:value-type="float">
            <text:p>22845</text:p>
          </table:table-cell>
          <table:table-cell table:formula="of:= [.C62] + 0.2 + 0.5 / [.A62] + 0.5 * [.B62] / 60000" office:value-type="float" office:value="19.9585078503371" calcext:value-type="float">
            <text:p>19,9585078503</text:p>
          </table:table-cell>
          <table:table-cell/>
        </table:table-row>
        <table:table-row table:style-name="ro1">
          <table:table-cell table:formula="of:=[.A63] + 0.3 +  0.2 * [.B63] / 60000" office:value-type="float" office:value="20.9255775928182" calcext:value-type="float">
            <text:p>21</text:p>
          </table:table-cell>
          <table:table-cell table:formula="of:=(60000 * [.B63] * EXP(Param3) ) / (60000 + ([.B63] * (EXP(Param3) - 1))) - 1" office:value-type="float" office:value="24231.2510518765" calcext:value-type="float">
            <text:p>24231</text:p>
          </table:table-cell>
          <table:table-cell table:formula="of:= [.C63] + 0.2 + 0.5 / [.A63] + 0.5 * [.B63] / 60000" office:value-type="float" office:value="20.3732148872002" calcext:value-type="float">
            <text:p>20,3732148872</text:p>
          </table:table-cell>
          <table:table-cell/>
        </table:table-row>
        <table:table-row table:style-name="ro1">
          <table:table-cell table:formula="of:=[.A64] + 0.3 +  0.2 * [.B64] / 60000" office:value-type="float" office:value="21.3063484296578" calcext:value-type="float">
            <text:p>21</text:p>
          </table:table-cell>
          <table:table-cell table:formula="of:=(60000 * [.B64] * EXP(Param3) ) / (60000 + ([.B64] * (EXP(Param3) - 1))) - 1" office:value-type="float" office:value="25643.523298914" calcext:value-type="float">
            <text:p>25644</text:p>
          </table:table-cell>
          <table:table-cell table:formula="of:= [.C64] + 0.2 + 0.5 / [.A64] + 0.5 * [.B64] / 60000" office:value-type="float" office:value="20.7990361823519" calcext:value-type="float">
            <text:p>20,7990361824</text:p>
          </table:table-cell>
          <table:table-cell/>
        </table:table-row>
        <table:table-row table:style-name="ro1">
          <table:table-cell table:formula="of:=[.A65] + 0.3 +  0.2 * [.B65] / 60000" office:value-type="float" office:value="21.6918268406542" calcext:value-type="float">
            <text:p>22</text:p>
          </table:table-cell>
          <table:table-cell table:formula="of:=(60000 * [.B65] * EXP(Param3) ) / (60000 + ([.B65] * (EXP(Param3) - 1))) - 1" office:value-type="float" office:value="27075.8117282875" calcext:value-type="float">
            <text:p>27076</text:p>
          </table:table-cell>
          <table:table-cell table:formula="of:= [.C65] + 0.2 + 0.5 / [.A65] + 0.5 * [.B65] / 60000" office:value-type="float" office:value="21.2361993938914" calcext:value-type="float">
            <text:p>21,2361993939</text:p>
          </table:table-cell>
          <table:table-cell/>
        </table:table-row>
        <table:table-row table:style-name="ro1">
          <table:table-cell table:formula="of:=[.A66] + 0.3 +  0.2 * [.B66] / 60000" office:value-type="float" office:value="22.0820795464151" calcext:value-type="float">
            <text:p>22</text:p>
          </table:table-cell>
          <table:table-cell table:formula="of:=(60000 * [.B66] * EXP(Param3) ) / (60000 + ([.B66] * (EXP(Param3) - 1))) - 1" office:value-type="float" office:value="28521.6935560395" calcext:value-type="float">
            <text:p>28522</text:p>
          </table:table-cell>
          <table:table-cell table:formula="of:= [.C66] + 0.2 + 0.5 / [.A66] + 0.5 * [.B66] / 60000" office:value-type="float" office:value="21.6848813146348" calcext:value-type="float">
            <text:p>21,6848813146</text:p>
          </table:table-cell>
          <table:table-cell/>
        </table:table-row>
        <table:table-row table:style-name="ro1">
          <table:table-cell table:formula="of:=[.A67] + 0.3 +  0.2 * [.B67] / 60000" office:value-type="float" office:value="22.4771518582686" calcext:value-type="float">
            <text:p>22</text:p>
          </table:table-cell>
          <table:table-cell table:formula="of:=(60000 * [.B67] * EXP(Param3) ) / (60000 + ([.B67] * (EXP(Param3) - 1))) - 1" office:value-type="float" office:value="29974.4952685" calcext:value-type="float">
            <text:p>29974</text:p>
          </table:table-cell>
          <table:table-cell table:formula="of:= [.C67] + 0.2 + 0.5 / [.A67] + 0.5 * [.B67] / 60000" office:value-type="float" office:value="22.1452048892529" calcext:value-type="float">
            <text:p>22,1452048893</text:p>
          </table:table-cell>
          <table:table-cell/>
        </table:table-row>
        <table:table-row table:style-name="ro1">
          <table:table-cell table:formula="of:=[.A68] + 0.3 +  0.2 * [.B68] / 60000" office:value-type="float" office:value="22.8770668424969" calcext:value-type="float">
            <text:p>23</text:p>
          </table:table-cell>
          <table:table-cell table:formula="of:=(60000 * [.B68] * EXP(Param3) ) / (60000 + ([.B68] * (EXP(Param3) - 1))) - 1" office:value-type="float" office:value="31427.4143508174" calcext:value-type="float">
            <text:p>31427</text:p>
          </table:table-cell>
          <table:table-cell table:formula="of:= [.C68] + 0.2 + 0.5 / [.A68] + 0.5 * [.B68] / 60000" office:value-type="float" office:value="22.6172371610504" calcext:value-type="float">
            <text:p>22,6172371611</text:p>
          </table:table-cell>
          <table:table-cell/>
        </table:table-row>
        <table:table-row table:style-name="ro1">
          <table:table-cell table:formula="of:=[.A69] + 0.3 +  0.2 * [.B69] / 60000" office:value-type="float" office:value="23.281824890333" calcext:value-type="float">
            <text:p>23</text:p>
          </table:table-cell>
          <table:table-cell table:formula="of:=(60000 * [.B69] * EXP(Param3) ) / (60000 + ([.B69] * (EXP(Param3) - 1))) - 1" office:value-type="float" office:value="32873.6460921826" calcext:value-type="float">
            <text:p>32874</text:p>
          </table:table-cell>
          <table:table-cell table:formula="of:= [.C69] + 0.2 + 0.5 / [.A69] + 0.5 * [.B69] / 60000" office:value-type="float" office:value="23.1009882293705" calcext:value-type="float">
            <text:p>23,1009882294</text:p>
          </table:table-cell>
          <table:table-cell/>
        </table:table-row>
        <table:table-row table:style-name="ro1">
          <table:table-cell table:formula="of:=[.A70] + 0.3 +  0.2 * [.B70] / 60000" office:value-type="float" office:value="23.6914037106402" calcext:value-type="float">
            <text:p>24</text:p>
          </table:table-cell>
          <table:table-cell table:formula="of:=(60000 * [.B70] * EXP(Param3) ) / (60000 + ([.B70] * (EXP(Param3) - 1))) - 1" office:value-type="float" office:value="34306.510477893" calcext:value-type="float">
            <text:p>34307</text:p>
          </table:table-cell>
          <table:table-cell table:formula="of:= [.C70] + 0.2 + 0.5 / [.A70] + 0.5 * [.B70] / 60000" office:value-type="float" office:value="23.5964112598935" calcext:value-type="float">
            <text:p>23,5964112599</text:p>
          </table:table-cell>
          <table:table-cell/>
        </table:table-row>
        <table:table-row table:style-name="ro1">
          <table:table-cell table:formula="of:=[.A71] + 0.3 +  0.2 * [.B71] / 60000" office:value-type="float" office:value="24.1057587455666" calcext:value-type="float">
            <text:p>24</text:p>
          </table:table-cell>
          <table:table-cell table:formula="of:=(60000 * [.B71] * EXP(Param3) ) / (60000 + ([.B71] * (EXP(Param3) - 1))) - 1" office:value-type="float" office:value="35719.5741725562" calcext:value-type="float">
            <text:p>35720</text:p>
          </table:table-cell>
          <table:table-cell table:formula="of:= [.C71] + 0.2 + 0.5 / [.A71] + 0.5 * [.B71] / 60000" office:value-type="float" office:value="24.1034035485645" calcext:value-type="float">
            <text:p>24,1034035486</text:p>
          </table:table-cell>
          <table:table-cell/>
        </table:table-row>
        <table:table-row table:style-name="ro1">
          <table:table-cell table:formula="of:=[.A72] + 0.3 +  0.2 * [.B72] / 60000" office:value-type="float" office:value="24.5248239928084" calcext:value-type="float">
            <text:p>25</text:p>
          </table:table-cell>
          <table:table-cell table:formula="of:=(60000 * [.B72] * EXP(Param3) ) / (60000 + ([.B72] * (EXP(Param3) - 1))) - 1" office:value-type="float" office:value="37106.762927627" calcext:value-type="float">
            <text:p>37107</text:p>
          </table:table-cell>
          <table:table-cell table:formula="of:= [.C72] + 0.2 + 0.5 / [.A72] + 0.5 * [.B72] / 60000" office:value-type="float" office:value="24.6218085983079" calcext:value-type="float">
            <text:p>24,6218085983</text:p>
          </table:table-cell>
          <table:table-cell/>
        </table:table-row>
        <table:table-row table:style-name="ro1">
          <table:table-cell table:formula="of:=[.A73] + 0.3 +  0.2 * [.B73] / 60000" office:value-type="float" office:value="24.9485132025672" calcext:value-type="float">
            <text:p>25</text:p>
          </table:table-cell>
          <table:table-cell table:formula="of:=(60000 * [.B73] * EXP(Param3) ) / (60000 + ([.B73] * (EXP(Param3) - 1))) - 1" office:value-type="float" office:value="38462.4603767941" calcext:value-type="float">
            <text:p>38462</text:p>
          </table:table-cell>
          <table:table-cell table:formula="of:= [.C73] + 0.2 + 0.5 / [.A73] + 0.5 * [.B73] / 60000" office:value-type="float" office:value="25.1514191288555" calcext:value-type="float">
            <text:p>25,1514191289</text:p>
          </table:table-cell>
          <table:table-cell/>
        </table:table-row>
        <table:table-row table:style-name="ro1">
          <table:table-cell table:formula="of:=[.A74] + 0.3 +  0.2 * [.B74] / 60000" office:value-type="float" office:value="25.3767214038231" calcext:value-type="float">
            <text:p>25</text:p>
          </table:table-cell>
          <table:table-cell table:formula="of:=(60000 * [.B74] * EXP(Param3) ) / (60000 + ([.B74] * (EXP(Param3) - 1))) - 1" office:value-type="float" office:value="39781.5900519412" calcext:value-type="float">
            <text:p>39782</text:p>
          </table:table-cell>
          <table:table-cell table:formula="of:= [.C74] + 0.2 + 0.5 / [.A74] + 0.5 * [.B74] / 60000" office:value-type="float" office:value="25.691980906437" calcext:value-type="float">
            <text:p>25,6919809064</text:p>
          </table:table-cell>
          <table:table-cell/>
        </table:table-row>
        <table:table-row table:style-name="ro1">
          <table:table-cell table:formula="of:=[.A75] + 0.3 +  0.2 * [.B75] / 60000" office:value-type="float" office:value="25.8093267039963" calcext:value-type="float">
            <text:p>26</text:p>
          </table:table-cell>
          <table:table-cell table:formula="of:=(60000 * [.B75] * EXP(Param3) ) / (60000 + ([.B75] * (EXP(Param3) - 1))) - 1" office:value-type="float" office:value="41059.6784774531" calcext:value-type="float">
            <text:p>41060</text:p>
          </table:table-cell>
          <table:table-cell table:formula="of:= [.C75] + 0.2 + 0.5 / [.A75] + 0.5 * [.B75] / 60000" office:value-type="float" office:value="26.2431972537373" calcext:value-type="float">
            <text:p>26,2431972537</text:p>
          </table:table-cell>
          <table:table-cell/>
        </table:table-row>
        <table:table-row table:style-name="ro1">
          <table:table-cell table:formula="of:=[.A76] + 0.3 +  0.2 * [.B76] / 60000" office:value-type="float" office:value="26.2461922989211" calcext:value-type="float">
            <text:p>26</text:p>
          </table:table-cell>
          <table:table-cell table:formula="of:=(60000 * [.B76] * EXP(Param3) ) / (60000 + ([.B76] * (EXP(Param3) - 1))) - 1" office:value-type="float" office:value="42292.8982889238" calcext:value-type="float">
            <text:p>42293</text:p>
          </table:table-cell>
          <table:table-cell table:formula="of:= [.C76] + 0.2 + 0.5 / [.A76] + 0.5 * [.B76] / 60000" office:value-type="float" office:value="26.8047340827254" calcext:value-type="float">
            <text:p>26,8047340827</text:p>
          </table:table-cell>
          <table:table-cell/>
        </table:table-row>
        <table:table-row table:style-name="ro1">
          <table:table-cell table:formula="of:=[.A77] + 0.3 +  0.2 * [.B77] / 60000" office:value-type="float" office:value="26.6871686265509" calcext:value-type="float">
            <text:p>27</text:p>
          </table:table-cell>
          <table:table-cell table:formula="of:=(60000 * [.B77] * EXP(Param3) ) / (60000 + ([.B77] * (EXP(Param3) - 1))) - 1" office:value-type="float" office:value="43478.0913831435" calcext:value-type="float">
            <text:p>43478</text:p>
          </table:table-cell>
          <table:table-cell table:formula="of:= [.C77] + 0.2 + 0.5 / [.A77] + 0.5 * [.B77] / 60000" office:value-type="float" office:value="27.376225284206" calcext:value-type="float">
            <text:p>27,3762252842</text:p>
          </table:table-cell>
          <table:table-cell/>
        </table:table-row>
        <table:table-row table:style-name="ro1">
          <table:table-cell table:formula="of:=[.A78] + 0.3 +  0.2 * [.B78] / 60000" office:value-type="float" office:value="27.132095597828" calcext:value-type="float">
            <text:p>27</text:p>
          </table:table-cell>
          <table:table-cell table:formula="of:=(60000 * [.B78] * EXP(Param3) ) / (60000 + ([.B78] * (EXP(Param3) - 1))) - 1" office:value-type="float" office:value="44612.773060838" calcext:value-type="float">
            <text:p>44613</text:p>
          </table:table-cell>
          <table:table-cell table:formula="of:= [.C78] + 0.2 + 0.5 / [.A78] + 0.5 * [.B78] / 60000" office:value-type="float" office:value="27.9572783080327" calcext:value-type="float">
            <text:p>27,957278308</text:p>
          </table:table-cell>
          <table:table-cell/>
        </table:table-row>
        <table:table-row table:style-name="ro1">
          <table:table-cell table:formula="of:=[.A79] + 0.3 +  0.2 * [.B79] / 60000" office:value-type="float" office:value="27.5808048413641" calcext:value-type="float">
            <text:p>28</text:p>
          </table:table-cell>
          <table:table-cell table:formula="of:=(60000 * [.B79] * EXP(Param3) ) / (60000 + ([.B79] * (EXP(Param3) - 1))) - 1" office:value-type="float" office:value="45695.1189124285" calcext:value-type="float">
            <text:p>45695</text:p>
          </table:table-cell>
          <table:table-cell table:formula="of:= [.C79] + 0.2 + 0.5 / [.A79] + 0.5 * [.B79] / 60000" office:value-type="float" office:value="28.5474797759431" calcext:value-type="float">
            <text:p>28,5474797759</text:p>
          </table:table-cell>
          <table:table-cell/>
        </table:table-row>
        <table:table-row table:style-name="ro1">
          <table:table-cell table:formula="of:=[.A80] + 0.3 +  0.2 * [.B80] / 60000" office:value-type="float" office:value="28.0331219044056" calcext:value-type="float">
            <text:p>28</text:p>
          </table:table-cell>
          <table:table-cell table:formula="of:=(60000 * [.B80] * EXP(Param3) ) / (60000 + ([.B80] * (EXP(Param3) - 1))) - 1" office:value-type="float" office:value="46723.9367835415" calcext:value-type="float">
            <text:p>46724</text:p>
          </table:table-cell>
          <table:table-cell table:formula="of:= [.C80] + 0.2 + 0.5 / [.A80] + 0.5 * [.B80] / 60000" office:value-type="float" office:value="29.1464009835609" calcext:value-type="float">
            <text:p>29,1464009836</text:p>
          </table:table-cell>
          <table:table-cell/>
        </table:table-row>
        <table:table-row table:style-name="ro1">
          <table:table-cell table:formula="of:=[.A81] + 0.3 +  0.2 * [.B81] / 60000" office:value-type="float" office:value="28.4888683603507" calcext:value-type="float">
            <text:p>28</text:p>
          </table:table-cell>
          <table:table-cell table:formula="of:=(60000 * [.B81] * EXP(Param3) ) / (60000 + ([.B81] * (EXP(Param3) - 1))) - 1" office:value-type="float" office:value="47698.6265279307" calcext:value-type="float">
            <text:p>47699</text:p>
          </table:table-cell>
          <table:table-cell table:formula="of:= [.C81] + 0.2 + 0.5 / [.A81] + 0.5 * [.B81] / 60000" office:value-type="float" office:value="29.7536031675755" calcext:value-type="float">
            <text:p>29,7536031676</text:p>
          </table:table-cell>
          <table:table-cell/>
        </table:table-row>
        <table:table-row table:style-name="ro1">
          <table:table-cell table:formula="of:=[.A82] + 0.3 +  0.2 * [.B82] / 60000" office:value-type="float" office:value="28.9478637821105" calcext:value-type="float">
            <text:p>29</text:p>
          </table:table-cell>
          <table:table-cell table:formula="of:=(60000 * [.B82] * EXP(Param3) ) / (60000 + ([.B82] * (EXP(Param3) - 1))) - 1" office:value-type="float" office:value="48619.1304184485" calcext:value-type="float">
            <text:p>48619</text:p>
          </table:table-cell>
          <table:table-cell table:formula="of:= [.C82] + 0.2 + 0.5 / [.A82] + 0.5 * [.B82] / 60000" office:value-type="float" office:value="30.3686424366497" calcext:value-type="float">
            <text:p>30,3686424366</text:p>
          </table:table-cell>
          <table:table-cell/>
        </table:table-row>
        <table:table-row table:style-name="ro1">
          <table:table-cell table:formula="of:=[.A83] + 0.3 +  0.2 * [.B83] / 60000" office:value-type="float" office:value="29.409927550172" calcext:value-type="float">
            <text:p>29</text:p>
          </table:table-cell>
          <table:table-cell table:formula="of:=(60000 * [.B83] * EXP(Param3) ) / (60000 + ([.B83] * (EXP(Param3) - 1))) - 1" office:value-type="float" office:value="49485.8770654956" calcext:value-type="float">
            <text:p>49486</text:p>
          </table:table-cell>
          <table:table-cell table:formula="of:= [.C83] + 0.2 + 0.5 / [.A83] + 0.5 * [.B83] / 60000" office:value-type="float" office:value="30.9910742885022" calcext:value-type="float">
            <text:p>30,9910742885</text:p>
          </table:table-cell>
          <table:table-cell/>
        </table:table-row>
        <table:table-row table:style-name="ro1">
          <table:table-cell table:formula="of:=[.A84] + 0.3 +  0.2 * [.B84] / 60000" office:value-type="float" office:value="29.8748804737236" calcext:value-type="float">
            <text:p>30</text:p>
          </table:table-cell>
          <table:table-cell table:formula="of:=(60000 * [.B84] * EXP(Param3) ) / (60000 + ([.B84] * (EXP(Param3) - 1))) - 1" office:value-type="float" office:value="50299.7215213913" calcext:value-type="float">
            <text:p>50300</text:p>
          </table:table-cell>
          <table:table-cell table:formula="of:= [.C84] + 0.2 + 0.5 / [.A84] + 0.5 * [.B84] / 60000" office:value-type="float" office:value="31.6204576593236" calcext:value-type="float">
            <text:p>31,6204576593</text:p>
          </table:table-cell>
          <table:table-cell/>
        </table:table-row>
        <table:table-row table:style-name="ro1">
          <table:table-cell table:formula="of:=[.A85] + 0.3 +  0.2 * [.B85] / 60000" office:value-type="float" office:value="30.3425462121283" calcext:value-type="float">
            <text:p>30</text:p>
          </table:table-cell>
          <table:table-cell table:formula="of:=(60000 * [.B85] * EXP(Param3) ) / (60000 + ([.B85] * (EXP(Param3) - 1))) - 1" office:value-type="float" office:value="51061.8839678918" calcext:value-type="float">
            <text:p>51062</text:p>
          </table:table-cell>
          <table:table-cell table:formula="of:= [.C85] + 0.2 + 0.5 / [.A85] + 0.5 * [.B85] / 60000" office:value-type="float" office:value="32.2563584739695" calcext:value-type="float">
            <text:p>32,256358474</text:p>
          </table:table-cell>
          <table:table-cell/>
        </table:table-row>
        <table:table-row table:style-name="ro1">
          <table:table-cell table:formula="of:=[.A86] + 0.3 +  0.2 * [.B86] / 60000" office:value-type="float" office:value="30.8127524920212" calcext:value-type="float">
            <text:p>31</text:p>
          </table:table-cell>
          <table:table-cell table:formula="of:=(60000 * [.B86] * EXP(Param3) ) / (60000 + ([.B86] * (EXP(Param3) - 1))) - 1" office:value-type="float" office:value="51773.8890324394" calcext:value-type="float">
            <text:p>51774</text:p>
          </table:table-cell>
          <table:table-cell table:formula="of:= [.C86] + 0.2 + 0.5 / [.A86] + 0.5 * [.B86] / 60000" office:value-type="float" office:value="32.8983526853108" calcext:value-type="float">
            <text:p>32,8983526853</text:p>
          </table:table-cell>
          <table:table-cell/>
        </table:table-row>
        <table:table-row table:style-name="ro1">
          <table:table-cell table:formula="of:=[.A87] + 0.3 +  0.2 * [.B87] / 60000" office:value-type="float" office:value="31.2853321221294" calcext:value-type="float">
            <text:p>31</text:p>
          </table:table-cell>
          <table:table-cell table:formula="of:=(60000 * [.B87] * EXP(Param3) ) / (60000 + ([.B87] * (EXP(Param3) - 1))) - 1" office:value-type="float" office:value="52437.5073930786" calcext:value-type="float">
            <text:p>52438</text:p>
          </table:table-cell>
          <table:table-cell table:formula="of:= [.C87] + 0.2 + 0.5 / [.A87] + 0.5 * [.B87] / 60000" office:value-type="float" office:value="33.5460288081365" calcext:value-type="float">
            <text:p>33,5460288081</text:p>
          </table:table-cell>
          <table:table-cell/>
        </table:table-row>
        <table:table-row table:style-name="ro1">
          <table:table-cell table:formula="of:=[.A88] + 0.3 +  0.2 * [.B88] / 60000" office:value-type="float" office:value="31.7601238134396" calcext:value-type="float">
            <text:p>32</text:p>
          </table:table-cell>
          <table:table-cell table:formula="of:=(60000 * [.B88] * EXP(Param3) ) / (60000 + ([.B88] * (EXP(Param3) - 1))) - 1" office:value-type="float" office:value="53054.7009429003" calcext:value-type="float">
            <text:p>53055</text:p>
          </table:table-cell>
          <table:table-cell table:formula="of:= [.C88] + 0.2 + 0.5 / [.A88] + 0.5 * [.B88] / 60000" office:value-type="float" office:value="34.1989899667956" calcext:value-type="float">
            <text:p>34,1989899668</text:p>
          </table:table-cell>
          <table:table-cell/>
        </table:table-row>
        <table:table-row table:style-name="ro1">
          <table:table-cell table:formula="of:=[.A89] + 0.3 +  0.2 * [.B89] / 60000" office:value-type="float" office:value="32.2369728165826" calcext:value-type="float">
            <text:p>32</text:p>
          </table:table-cell>
          <table:table-cell table:formula="of:=(60000 * [.B89] * EXP(Param3) ) / (60000 + ([.B89] * (EXP(Param3) - 1))) - 1" office:value-type="float" office:value="53627.5724159958" calcext:value-type="float">
            <text:p>53628</text:p>
          </table:table-cell>
          <table:table-cell table:formula="of:= [.C89] + 0.2 + 0.5 / [.A89] + 0.5 * [.B89] / 60000" office:value-type="float" office:value="34.8568554863283" calcext:value-type="float">
            <text:p>34,8568554863</text:p>
          </table:table-cell>
          <table:table-cell/>
        </table:table-row>
        <table:table-row table:style-name="ro1">
          <table:table-cell table:formula="of:=[.A90] + 0.3 +  0.2 * [.B90] / 60000" office:value-type="float" office:value="32.7157313913026" calcext:value-type="float">
            <text:p>33</text:p>
          </table:table-cell>
          <table:table-cell table:formula="of:=(60000 * [.B90] * EXP(Param3) ) / (60000 + ([.B90] * (EXP(Param3) - 1))) - 1" office:value-type="float" office:value="54158.320044644" calcext:value-type="float">
            <text:p>54158</text:p>
          </table:table-cell>
          <table:table-cell table:formula="of:= [.C90] + 0.2 + 0.5 / [.A90] + 0.5 * [.B90] / 60000" office:value-type="float" office:value="35.5192620643207" calcext:value-type="float">
            <text:p>35,5192620643</text:p>
          </table:table-cell>
          <table:table-cell/>
        </table:table-row>
        <table:table-row table:style-name="ro1">
          <table:table-cell table:formula="of:=[.A91] + 0.3 +  0.2 * [.B91] / 60000" office:value-type="float" office:value="33.1962591247848" calcext:value-type="float">
            <text:p>33</text:p>
          </table:table-cell>
          <table:table-cell table:formula="of:=(60000 * [.B91] * EXP(Param3) ) / (60000 + ([.B91] * (EXP(Param3) - 1))) - 1" office:value-type="float" office:value="54649.1975316711" calcext:value-type="float">
            <text:p>54649</text:p>
          </table:table-cell>
          <table:table-cell table:formula="of:= [.C91] + 0.2 + 0.5 / [.A91] + 0.5 * [.B91] / 60000" office:value-type="float" office:value="36.1858645654423" calcext:value-type="float">
            <text:p>36,1858645654</text:p>
          </table:table-cell>
          <table:table-cell/>
        </table:table-row>
        <table:table-row table:style-name="ro1">
          <table:table-cell table:formula="of:=[.A92] + 0.3 +  0.2 * [.B92] / 60000" office:value-type="float" office:value="33.678423116557" calcext:value-type="float">
            <text:p>34</text:p>
          </table:table-cell>
          <table:table-cell table:formula="of:=(60000 * [.B92] * EXP(Param3) ) / (60000 + ([.B92] * (EXP(Param3) - 1))) - 1" office:value-type="float" office:value="55102.479386892" calcext:value-type="float">
            <text:p>55102</text:p>
          </table:table-cell>
          <table:table-cell table:formula="of:= [.C92] + 0.2 + 0.5 / [.A92] + 0.5 * [.B92] / 60000" office:value-type="float" office:value="36.8563364829703" calcext:value-type="float">
            <text:p>36,856336483</text:p>
          </table:table-cell>
          <table:table-cell/>
        </table:table-row>
        <table:table-row table:style-name="ro1">
          <table:table-cell table:formula="of:=[.A93] + 0.3 +  0.2 * [.B93] / 60000" office:value-type="float" office:value="34.1620980478466" calcext:value-type="float">
            <text:p>34</text:p>
          </table:table-cell>
          <table:table-cell table:formula="of:=(60000 * [.B93] * EXP(Param3) ) / (60000 + ([.B93] * (EXP(Param3) - 1))) - 1" office:value-type="float" office:value="55520.4314921681" calcext:value-type="float">
            <text:p>55520</text:p>
          </table:table-cell>
          <table:table-cell table:formula="of:= [.C93] + 0.2 + 0.5 / [.A93] + 0.5 * [.B93] / 60000" office:value-type="float" office:value="37.5303701119926" calcext:value-type="float">
            <text:p>37,530370112</text:p>
          </table:table-cell>
          <table:table-cell/>
        </table:table-row>
        <table:table-row table:style-name="ro1">
          <table:table-cell table:formula="of:=[.A94] + 0.3 +  0.2 * [.B94] / 60000" office:value-type="float" office:value="34.6471661528205" calcext:value-type="float">
            <text:p>35</text:p>
          </table:table-cell>
          <table:table-cell table:formula="of:=(60000 * [.B94] * EXP(Param3) ) / (60000 + ([.B94] * (EXP(Param3) - 1))) - 1" office:value-type="float" office:value="55905.2866227201" calcext:value-type="float">
            <text:p>55905</text:p>
          </table:table-cell>
          <table:table-cell table:formula="of:= [.C94] + 0.2 + 0.5 / [.A94] + 0.5 * [.B94] / 60000" office:value-type="float" office:value="38.2076764778453" calcext:value-type="float">
            <text:p>38,2076764778</text:p>
          </table:table-cell>
          <table:table-cell/>
        </table:table-row>
        <table:table-row table:style-name="ro1">
          <table:table-cell table:formula="of:=[.A95] + 0.3 +  0.2 * [.B95] / 60000" office:value-type="float" office:value="35.1335171082296" calcext:value-type="float">
            <text:p>35</text:p>
          </table:table-cell>
          <table:table-cell table:formula="of:=(60000 * [.B95] * EXP(Param3) ) / (60000 + ([.B95] * (EXP(Param3) - 1))) - 1" office:value-type="float" office:value="56259.2245577226" calcext:value-type="float">
            <text:p>56259</text:p>
          </table:table-cell>
          <table:table-cell table:formula="of:= [.C95] + 0.2 + 0.5 / [.A95] + 0.5 * [.B95] / 60000" office:value-type="float" office:value="38.8879850610519" calcext:value-type="float">
            <text:p>38,8879850611</text:p>
          </table:table-cell>
          <table:table-cell/>
        </table:table-row>
        <table:table-row table:style-name="ro1">
          <table:table-cell table:formula="of:=[.A96] + 0.3 +  0.2 * [.B96] / 60000" office:value-type="float" office:value="35.6210478567553" calcext:value-type="float">
            <text:p>36</text:p>
          </table:table-cell>
          <table:table-cell table:formula="of:=(60000 * [.B96] * EXP(Param3) ) / (60000 + ([.B96] * (EXP(Param3) - 1))) - 1" office:value-type="float" office:value="56584.3563546573" calcext:value-type="float">
            <text:p>56584</text:p>
          </table:table-cell>
          <table:table-cell table:formula="of:= [.C96] + 0.2 + 0.5 / [.A96] + 0.5 * [.B96] / 60000" office:value-type="float" office:value="39.571043356976" calcext:value-type="float">
            <text:p>39,571043357</text:p>
          </table:table-cell>
          <table:table-cell/>
        </table:table-row>
        <table:table-row table:style-name="ro1">
          <table:table-cell table:formula="of:=[.A97] + 0.3 +  0.2 * [.B97] / 60000" office:value-type="float" office:value="36.1096623779375" calcext:value-type="float">
            <text:p>36</text:p>
          </table:table-cell>
          <table:table-cell table:formula="of:=(60000 * [.B97] * EXP(Param3) ) / (60000 + ([.B97] * (EXP(Param3) - 1))) - 1" office:value-type="float" office:value="56882.7123328748" calcext:value-type="float">
            <text:p>56883</text:p>
          </table:table-cell>
          <table:table-cell table:formula="of:= [.C97] + 0.2 + 0.5 / [.A97] + 0.5 * [.B97] / 60000" office:value-type="float" office:value="40.256616304839" calcext:value-type="float">
            <text:p>40,2566163048</text:p>
          </table:table-cell>
          <table:table-cell/>
        </table:table-row>
        <table:table-row table:style-name="ro1">
          <table:table-cell table:formula="of:=[.A98] + 0.3 +  0.2 * [.B98] / 60000" office:value-type="float" office:value="36.5992714190471" calcext:value-type="float">
            <text:p>37</text:p>
          </table:table-cell>
          <table:table-cell table:formula="of:=(60000 * [.B98] * EXP(Param3) ) / (60000 + ([.B98] * (EXP(Param3) - 1))) - 1" office:value-type="float" office:value="57156.2333059694" calcext:value-type="float">
            <text:p>57156</text:p>
          </table:table-cell>
          <table:table-cell table:formula="of:= [.C98] + 0.2 + 0.5 / [.A98] + 0.5 * [.B98] / 60000" office:value-type="float" office:value="40.944485616972" calcext:value-type="float">
            <text:p>40,944485617</text:p>
          </table:table-cell>
          <table:table-cell/>
        </table:table-row>
        <table:table-row table:style-name="ro1">
          <table:table-cell table:formula="of:=[.A99] + 0.3 +  0.2 * [.B99] / 60000" office:value-type="float" office:value="37.0897921967337" calcext:value-type="float">
            <text:p>37</text:p>
          </table:table-cell>
          <table:table-cell table:formula="of:=(60000 * [.B99] * EXP(Param3) ) / (60000 + ([.B99] * (EXP(Param3) - 1))) - 1" office:value-type="float" office:value="57406.7646141355" calcext:value-type="float">
            <text:p>57407</text:p>
          </table:table-cell>
          <table:table-cell table:formula="of:= [.C99] + 0.2 + 0.5 / [.A99] + 0.5 * [.B99] / 60000" office:value-type="float" office:value="41.6344490353275" calcext:value-type="float">
            <text:p>41,6344490353</text:p>
          </table:table-cell>
          <table:table-cell/>
        </table:table-row>
        <table:table-row table:style-name="ro1">
          <table:table-cell table:formula="of:=[.A100] + 0.3 +  0.2 * [.B100] / 60000" office:value-type="float" office:value="37.5811480787808" calcext:value-type="float">
            <text:p>38</text:p>
          </table:table-cell>
          <table:table-cell table:formula="of:=(60000 * [.B100] * EXP(Param3) ) / (60000 + ([.B100] * (EXP(Param3) - 1))) - 1" office:value-type="float" office:value="57636.0525315918" calcext:value-type="float">
            <text:p>57636</text:p>
          </table:table-cell>
          <table:table-cell table:formula="of:= [.C100] + 0.2 + 0.5 / [.A100] + 0.5 * [.B100] / 60000" office:value-type="float" office:value="42.3263195385406" calcext:value-type="float">
            <text:p>42,3263195385</text:p>
          </table:table-cell>
          <table:table-cell/>
        </table:table-row>
        <table:table-row table:style-name="ro1">
          <table:table-cell table:formula="of:=[.A101] + 0.3 +  0.2 * [.B101] / 60000" office:value-type="float" office:value="38.0732682538861" calcext:value-type="float">
            <text:p>38</text:p>
          </table:table-cell>
          <table:table-cell table:formula="of:=(60000 * [.B101] * EXP(Param3) ) / (60000 + ([.B101] * (EXP(Param3) - 1))) - 1" office:value-type="float" office:value="57845.7426562191" calcext:value-type="float">
            <text:p>57846</text:p>
          </table:table-cell>
          <table:table-cell table:formula="of:= [.C101] + 0.2 + 0.5 / [.A101] + 0.5 * [.B101] / 60000" office:value-type="float" office:value="43.0199245192878" calcext:value-type="float">
            <text:p>43,0199245193</text:p>
          </table:table-cell>
          <table:table-cell/>
        </table:table-row>
        <table:table-row table:style-name="ro1">
          <table:table-cell table:formula="of:=[.A102] + 0.3 +  0.2 * [.B102] / 60000" office:value-type="float" office:value="38.5660873960735" calcext:value-type="float">
            <text:p>39</text:p>
          </table:table-cell>
          <table:table-cell table:formula="of:=(60000 * [.B102] * EXP(Param3) ) / (60000 + ([.B102] * (EXP(Param3) - 1))) - 1" office:value-type="float" office:value="58037.3799253262" calcext:value-type="float">
            <text:p>58037</text:p>
          </table:table-cell>
          <table:table-cell table:formula="of:= [.C102] + 0.2 + 0.5 / [.A102] + 0.5 * [.B102] / 60000" office:value-type="float" office:value="43.715104948421" calcext:value-type="float">
            <text:p>43,7151049484</text:p>
          </table:table-cell>
          <table:table-cell/>
        </table:table-row>
        <table:table-row table:style-name="ro1">
          <table:table-cell table:formula="of:=[.A103] + 0.3 +  0.2 * [.B103] / 60000" office:value-type="float" office:value="39.0595453291579" calcext:value-type="float">
            <text:p>39</text:p>
          </table:table-cell>
          <table:table-cell table:formula="of:=(60000 * [.B103] * EXP(Param3) ) / (60000 + ([.B103] * (EXP(Param3) - 1))) - 1" office:value-type="float" office:value="58212.4099402971" calcext:value-type="float">
            <text:p>58212</text:p>
          </table:table-cell>
          <table:table-cell table:formula="of:= [.C103] + 0.2 + 0.5 / [.A103] + 0.5 * [.B103] / 60000" office:value-type="float" office:value="44.4117145393888" calcext:value-type="float">
            <text:p>44,4117145394</text:p>
          </table:table-cell>
          <table:table-cell/>
        </table:table-row>
        <table:table-row table:style-name="ro1">
          <table:table-cell table:formula="of:=[.A104] + 0.3 +  0.2 * [.B104] / 60000" office:value-type="float" office:value="39.5535866956255" calcext:value-type="float">
            <text:p>40</text:p>
          </table:table-cell>
          <table:table-cell table:formula="of:=(60000 * [.B104] * EXP(Param3) ) / (60000 + ([.B104] * (EXP(Param3) - 1))) - 1" office:value-type="float" office:value="58372.181321771" calcext:value-type="float">
            <text:p>58372</text:p>
          </table:table-cell>
          <table:table-cell table:formula="of:= [.C104] + 0.2 + 0.5 / [.A104] + 0.5 * [.B104] / 60000" office:value-type="float" office:value="45.1096189238177" calcext:value-type="float">
            <text:p>45,1096189238</text:p>
          </table:table-cell>
          <table:table-cell/>
        </table:table-row>
        <table:table-row table:style-name="ro1">
          <table:table-cell table:formula="of:=[.A105] + 0.3 +  0.2 * [.B105] / 60000" office:value-type="float" office:value="40.0481606333648" calcext:value-type="float">
            <text:p>40</text:p>
          </table:table-cell>
          <table:table-cell table:formula="of:=(60000 * [.B105] * EXP(Param3) ) / (60000 + ([.B105] * (EXP(Param3) - 1))) - 1" office:value-type="float" office:value="58517.9488545575" calcext:value-type="float">
            <text:p>58518</text:p>
          </table:table-cell>
          <table:table-cell table:formula="of:= [.C105] + 0.2 + 0.5 / [.A105] + 0.5 * [.B105] / 60000" office:value-type="float" office:value="45.808694846808" calcext:value-type="float">
            <text:p>45,8086948468</text:p>
          </table:table-cell>
          <table:table-cell/>
        </table:table-row>
        <table:table-row table:style-name="ro1">
          <table:table-cell table:formula="of:=[.A106] + 0.3 +  0.2 * [.B106] / 60000" office:value-type="float" office:value="40.54322046288" calcext:value-type="float">
            <text:p>41</text:p>
          </table:table-cell>
          <table:table-cell table:formula="of:=(60000 * [.B106] * EXP(Param3) ) / (60000 + ([.B106] * (EXP(Param3) - 1))) - 1" office:value-type="float" office:value="58650.8772167214" calcext:value-type="float">
            <text:p>58651</text:p>
          </table:table-cell>
          <table:table-cell table:formula="of:= [.C106] + 0.2 + 0.5 / [.A106] + 0.5 * [.B106] / 60000" office:value-type="float" office:value="46.508829388497" calcext:value-type="float">
            <text:p>46,5088293885</text:p>
          </table:table-cell>
          <table:table-cell/>
        </table:table-row>
        <table:table-row table:style-name="ro1">
          <table:table-cell table:formula="of:=[.A107] + 0.3 +  0.2 * [.B107] / 60000" office:value-type="float" office:value="41.0387233869357" calcext:value-type="float">
            <text:p>41</text:p>
          </table:table-cell>
          <table:table-cell table:formula="of:=(60000 * [.B107] * EXP(Param3) ) / (60000 + ([.B107] * (EXP(Param3) - 1))) - 1" office:value-type="float" office:value="58772.0451196114" calcext:value-type="float">
            <text:p>58772</text:p>
          </table:table-cell>
          <table:table-cell table:formula="of:= [.C107] + 0.2 + 0.5 / [.A107] + 0.5 * [.B107] / 60000" office:value-type="float" office:value="47.2099192167316" calcext:value-type="float">
            <text:p>47,2099192167</text:p>
          </table:table-cell>
          <table:table-cell/>
        </table:table-row>
        <table:table-row table:style-name="ro1">
          <table:table-cell table:formula="of:=[.A108] + 0.3 +  0.2 * [.B108] / 60000" office:value-type="float" office:value="41.5346302040011" calcext:value-type="float">
            <text:p>42</text:p>
          </table:table-cell>
          <table:table-cell table:formula="of:=(60000 * [.B108] * EXP(Param3) ) / (60000 + ([.B108] * (EXP(Param3) - 1))) - 1" office:value-type="float" office:value="58882.4497147361" calcext:value-type="float">
            <text:p>58882</text:p>
          </table:table-cell>
          <table:table-cell table:formula="of:= [.C108] + 0.2 + 0.5 / [.A108] + 0.5 * [.B108] / 60000" office:value-type="float" office:value="47.9118698742528" calcext:value-type="float">
            <text:p>47,9118698743</text:p>
          </table:table-cell>
          <table:table-cell/>
        </table:table-row>
        <table:table-row table:style-name="ro1">
          <table:table-cell table:formula="of:=[.A109] + 0.3 +  0.2 * [.B109] / 60000" office:value-type="float" office:value="42.0309050363835" calcext:value-type="float">
            <text:p>42</text:p>
          </table:table-cell>
          <table:table-cell table:formula="of:=(60000 * [.B109] * EXP(Param3) ) / (60000 + ([.B109] * (EXP(Param3) - 1))) - 1" office:value-type="float" office:value="58983.0111492384" calcext:value-type="float">
            <text:p>58983</text:p>
          </table:table-cell>
          <table:table-cell table:formula="of:= [.C109] + 0.2 + 0.5 / [.A109] + 0.5 * [.B109] / 60000" office:value-type="float" office:value="48.6145951025945" calcext:value-type="float">
            <text:p>48,6145951026</text:p>
          </table:table-cell>
          <table:table-cell/>
        </table:table-row>
        <table:table-row table:style-name="ro1">
          <table:table-cell table:formula="of:=[.A110] + 0.3 +  0.2 * [.B110] / 60000" office:value-type="float" office:value="42.5275150735476" calcext:value-type="float">
            <text:p>43</text:p>
          </table:table-cell>
          <table:table-cell table:formula="of:=(60000 * [.B110] * EXP(Param3) ) / (60000 + ([.B110] * (EXP(Param3) - 1))) - 1" office:value-type="float" office:value="59074.5771743209" calcext:value-type="float">
            <text:p>59075</text:p>
          </table:table-cell>
          <table:table-cell table:formula="of:= [.C110] + 0.2 + 0.5 / [.A110] + 0.5 * [.B110] / 60000" office:value-type="float" office:value="49.3180162039197" calcext:value-type="float">
            <text:p>49,3180162039</text:p>
          </table:table-cell>
          <table:table-cell/>
        </table:table-row>
        <table:table-row table:style-name="ro1">
          <table:table-cell table:formula="of:=[.A111] + 0.3 +  0.2 * [.B111] / 60000" office:value-type="float" office:value="43.0244303307954" calcext:value-type="float">
            <text:p>43</text:p>
          </table:table-cell>
          <table:table-cell table:formula="of:=(60000 * [.B111] * EXP(Param3) ) / (60000 + ([.B111] * (EXP(Param3) - 1))) - 1" office:value-type="float" office:value="59157.9277305201" calcext:value-type="float">
            <text:p>59158</text:p>
          </table:table-cell>
          <table:table-cell table:formula="of:= [.C111] + 0.2 + 0.5 / [.A111] + 0.5 * [.B111] / 60000" office:value-type="float" office:value="50.02206144122" calcext:value-type="float">
            <text:p>50,0220614412</text:p>
          </table:table-cell>
          <table:table-cell/>
        </table:table-row>
        <table:table-row table:style-name="ro1">
          <table:table-cell table:formula="of:=[.A112] + 0.3 +  0.2 * [.B112] / 60000" office:value-type="float" office:value="43.5216234232304" calcext:value-type="float">
            <text:p>44</text:p>
          </table:table-cell>
          <table:table-cell table:formula="of:=(60000 * [.B112] * EXP(Param3) ) / (60000 + ([.B112] * (EXP(Param3) - 1))) - 1" office:value-type="float" office:value="59233.7794504149" calcext:value-type="float">
            <text:p>59234</text:p>
          </table:table-cell>
          <table:table-cell table:formula="of:= [.C112] + 0.2 + 0.5 / [.A112] + 0.5 * [.B112] / 60000" office:value-type="float" office:value="50.7266654766725" calcext:value-type="float">
            <text:p>50,7266654767</text:p>
          </table:table-cell>
          <table:table-cell/>
        </table:table-row>
        <table:table-row table:style-name="ro1">
          <table:table-cell table:formula="of:=[.A113] + 0.3 +  0.2 * [.B113] / 60000" office:value-type="float" office:value="44.0190693547318" calcext:value-type="float">
            <text:p>44</text:p>
          </table:table-cell>
          <table:table-cell table:formula="of:=(60000 * [.B113] * EXP(Param3) ) / (60000 + ([.B113] * (EXP(Param3) - 1))) - 1" office:value-type="float" office:value="59302.7900334688" calcext:value-type="float">
            <text:p>59303</text:p>
          </table:table-cell>
          <table:table-cell table:formula="of:= [.C113] + 0.2 + 0.5 / [.A113] + 0.5 * [.B113] / 60000" office:value-type="float" office:value="51.431768847458" calcext:value-type="float">
            <text:p>51,4317688475</text:p>
          </table:table-cell>
          <table:table-cell/>
        </table:table-row>
        <table:table-row table:style-name="ro1">
          <table:table-cell table:formula="of:=[.A114] + 0.3 +  0.2 * [.B114] / 60000" office:value-type="float" office:value="44.5167453215101" calcext:value-type="float">
            <text:p>45</text:p>
          </table:table-cell>
          <table:table-cell table:formula="of:=(60000 * [.B114] * EXP(Param3) ) / (60000 + ([.B114] * (EXP(Param3) - 1))) - 1" office:value-type="float" office:value="59365.562459507" calcext:value-type="float">
            <text:p>59366</text:p>
          </table:table-cell>
          <table:table-cell table:formula="of:= [.C114] + 0.2 + 0.5 / [.A114] + 0.5 * [.B114] / 60000" office:value-type="float" office:value="52.1373174779641" calcext:value-type="float">
            <text:p>52,137317478</text:p>
          </table:table-cell>
          <table:table-cell/>
        </table:table-row>
        <table:table-row table:style-name="ro1">
          <table:table-cell table:formula="of:=[.A115] + 0.3 +  0.2 * [.B115] / 60000" office:value-type="float" office:value="45.0146305297084" calcext:value-type="float">
            <text:p>45</text:p>
          </table:table-cell>
          <table:table-cell table:formula="of:=(60000 * [.B115] * EXP(Param3) ) / (60000 + ([.B115] * (EXP(Param3) - 1))) - 1" office:value-type="float" office:value="59422.6490170987" calcext:value-type="float">
            <text:p>59423</text:p>
          </table:table-cell>
          <table:table-cell table:formula="of:= [.C115] + 0.2 + 0.5 / [.A115] + 0.5 * [.B115] / 60000" office:value-type="float" office:value="52.8432622270239" calcext:value-type="float">
            <text:p>52,843262227</text:p>
          </table:table-cell>
          <table:table-cell/>
        </table:table-row>
        <table:table-row table:style-name="ro1">
          <table:table-cell table:formula="of:=[.A116] + 0.3 +  0.2 * [.B116] / 60000" office:value-type="float" office:value="45.5127060264321" calcext:value-type="float">
            <text:p>46</text:p>
          </table:table-cell>
          <table:table-cell table:formula="of:=(60000 * [.B116] * EXP(Param3) ) / (60000 + ([.B116] * (EXP(Param3) - 1))) - 1" office:value-type="float" office:value="59474.5551311156" calcext:value-type="float">
            <text:p>59475</text:p>
          </table:table-cell>
          <table:table-cell table:formula="of:= [.C116] + 0.2 + 0.5 / [.A116] + 0.5 * [.B116] / 60000" office:value-type="float" office:value="53.5495584686418" calcext:value-type="float">
            <text:p>53,5495584686</text:p>
          </table:table-cell>
          <table:table-cell/>
        </table:table-row>
        <table:table-row table:style-name="ro1">
          <table:table-cell table:formula="of:=[.A117] + 0.3 +  0.2 * [.B117] / 60000" office:value-type="float" office:value="46.0109545435358" calcext:value-type="float">
            <text:p>46</text:p>
          </table:table-cell>
          <table:table-cell table:formula="of:=(60000 * [.B117] * EXP(Param3) ) / (60000 + ([.B117] * (EXP(Param3) - 1))) - 1" office:value-type="float" office:value="59521.7429802097" calcext:value-type="float">
            <text:p>59522</text:p>
          </table:table-cell>
          <table:table-cell table:formula="of:= [.C117] + 0.2 + 0.5 / [.A117] + 0.5 * [.B117] / 60000" office:value-type="float" office:value="54.256165704529" calcext:value-type="float">
            <text:p>54,2561657045</text:p>
          </table:table-cell>
          <table:table-cell/>
        </table:table-row>
        <table:table-row table:style-name="ro1">
          <table:table-cell table:formula="of:=[.A118] + 0.3 +  0.2 * [.B118] / 60000" office:value-type="float" office:value="46.5093603534698" calcext:value-type="float">
            <text:p>47</text:p>
          </table:table-cell>
          <table:table-cell table:formula="of:=(60000 * [.B118] * EXP(Param3) ) / (60000 + ([.B118] * (EXP(Param3) - 1))) - 1" office:value-type="float" office:value="59564.6349001302" calcext:value-type="float">
            <text:p>59565</text:p>
          </table:table-cell>
          <table:table-cell table:formula="of:= [.C118] + 0.2 + 0.5 / [.A118] + 0.5 * [.B118] / 60000" office:value-type="float" office:value="54.963047206695" calcext:value-type="float">
            <text:p>54,9630472067</text:p>
          </table:table-cell>
          <table:table-cell/>
        </table:table-row>
        <table:table-row table:style-name="ro1">
          <table:table-cell table:formula="of:=[.A119] + 0.3 +  0.2 * [.B119] / 60000" office:value-type="float" office:value="47.0079091364702" calcext:value-type="float">
            <text:p>47</text:p>
          </table:table-cell>
          <table:table-cell table:formula="of:=(60000 * [.B119] * EXP(Param3) ) / (60000 + ([.B119] * (EXP(Param3) - 1))) - 1" office:value-type="float" office:value="59603.6165728732" calcext:value-type="float">
            <text:p>59604</text:p>
          </table:table-cell>
          <table:table-cell table:formula="of:= [.C119] + 0.2 + 0.5 / [.A119] + 0.5 * [.B119] / 60000" office:value-type="float" office:value="55.6701696883099" calcext:value-type="float">
            <text:p>55,6701696883</text:p>
          </table:table-cell>
          <table:table-cell/>
        </table:table-row>
        <table:table-row table:style-name="ro1">
          <table:table-cell table:formula="of:=[.A120] + 0.3 +  0.2 * [.B120] / 60000" office:value-type="float" office:value="47.5065878583798" calcext:value-type="float">
            <text:p>48</text:p>
          </table:table-cell>
          <table:table-cell table:formula="of:=(60000 * [.B120] * EXP(Param3) ) / (60000 + ([.B120] * (EXP(Param3) - 1))) - 1" office:value-type="float" office:value="59639.0400048085" calcext:value-type="float">
            <text:p>59639</text:p>
          </table:table-cell>
          <table:table-cell table:formula="of:= [.C120] + 0.2 + 0.5 / [.A120] + 0.5 * [.B120] / 60000" office:value-type="float" office:value="56.37750300105" calcext:value-type="float">
            <text:p>56,3775030011</text:p>
          </table:table-cell>
          <table:table-cell/>
        </table:table-row>
        <table:table-row table:style-name="ro1">
          <table:table-cell table:formula="of:=[.A121] + 0.3 +  0.2 * [.B121] / 60000" office:value-type="float" office:value="48.0053846583958" calcext:value-type="float">
            <text:p>48</text:p>
          </table:table-cell>
          <table:table-cell table:formula="of:=(60000 * [.B121] * EXP(Param3) ) / (60000 + ([.B121] * (EXP(Param3) - 1))) - 1" office:value-type="float" office:value="59671.2262993213" calcext:value-type="float">
            <text:p>59671</text:p>
          </table:table-cell>
          <table:table-cell table:formula="of:= [.C121] + 0.2 + 0.5 / [.A121] + 0.5 * [.B121] / 60000" office:value-type="float" office:value="57.0850198571688" calcext:value-type="float">
            <text:p>57,0850198572</text:p>
          </table:table-cell>
          <table:table-cell/>
        </table:table-row>
        <table:table-row table:style-name="ro1">
          <table:table-cell table:formula="of:=[.A122] + 0.3 +  0.2 * [.B122] / 60000" office:value-type="float" office:value="48.5042887460602" calcext:value-type="float">
            <text:p>49</text:p>
          </table:table-cell>
          <table:table-cell table:formula="of:=(60000 * [.B122] * EXP(Param3) ) / (60000 + ([.B122] * (EXP(Param3) - 1))) - 1" office:value-type="float" office:value="59700.4682312569" calcext:value-type="float">
            <text:p>59700</text:p>
          </table:table-cell>
          <table:table-cell table:formula="of:= [.C122] + 0.2 + 0.5 / [.A122] + 0.5 * [.B122] / 60000" office:value-type="float" office:value="57.7926955745819" calcext:value-type="float">
            <text:p>57,7926955746</text:p>
          </table:table-cell>
          <table:table-cell/>
        </table:table-row>
        <table:table-row table:style-name="ro1">
          <table:table-cell table:formula="of:=[.A123] + 0.3 +  0.2 * [.B123] / 60000" office:value-type="float" office:value="49.0032903068311" calcext:value-type="float">
            <text:p>49</text:p>
          </table:table-cell>
          <table:table-cell table:formula="of:=(60000 * [.B123] * EXP(Param3) ) / (60000 + ([.B123] * (EXP(Param3) - 1))) - 1" office:value-type="float" office:value="59727.0326317033" calcext:value-type="float">
            <text:p>59727</text:p>
          </table:table-cell>
          <table:table-cell table:formula="of:= [.C123] + 0.2 + 0.5 / [.A123] + 0.5 * [.B123] / 60000" office:value-type="float" office:value="58.5005078433138" calcext:value-type="float">
            <text:p>58,5005078433</text:p>
          </table:table-cell>
          <table:table-cell/>
        </table:table-row>
        <table:table-row table:style-name="ro1">
          <table:table-cell table:formula="of:=[.A124] + 0.3 +  0.2 * [.B124] / 60000" office:value-type="float" office:value="49.5023804156034" calcext:value-type="float">
            <text:p>50</text:p>
          </table:table-cell>
          <table:table-cell table:formula="of:=(60000 * [.B124] * EXP(Param3) ) / (60000 + ([.B124] * (EXP(Param3) - 1))) - 1" office:value-type="float" office:value="59751.1625924714" calcext:value-type="float">
            <text:p>59751</text:p>
          </table:table-cell>
          <table:table-cell table:formula="of:= [.C124] + 0.2 + 0.5 / [.A124] + 0.5 * [.B124] / 60000" office:value-type="float" office:value="59.2084365117282" calcext:value-type="float">
            <text:p>59,2084365117</text:p>
          </table:table-cell>
          <table:table-cell/>
        </table:table-row>
        <table:table-row table:style-name="ro1">
          <table:table-cell table:formula="of:=[.A125] + 0.3 +  0.2 * [.B125] / 60000" office:value-type="float" office:value="50.0015509575783" calcext:value-type="float">
            <text:p>50</text:p>
          </table:table-cell>
          <table:table-cell table:formula="of:=(60000 * [.B125] * EXP(Param3) ) / (60000 + ([.B125] * (EXP(Param3) - 1))) - 1" office:value-type="float" office:value="59773.0795001203" calcext:value-type="float">
            <text:p>59773</text:p>
          </table:table-cell>
          <table:table-cell table:formula="of:= [.C125] + 0.2 + 0.5 / [.A125] + 0.5 * [.B125] / 60000" office:value-type="float" office:value="59.9164633910403" calcext:value-type="float">
            <text:p>59,916463391</text:p>
          </table:table-cell>
          <table:table-cell/>
        </table:table-row>
        <table:table-row table:style-name="ro1">
          <table:table-cell table:formula="of:=[.A126] + 0.3 +  0.2 * [.B126] / 60000" office:value-type="float" office:value="50.5007945559121" calcext:value-type="float">
            <text:p>51</text:p>
          </table:table-cell>
          <table:table-cell table:formula="of:=(60000 * [.B126] * EXP(Param3) ) / (60000 + ([.B126] * (EXP(Param3) - 1))) - 1" office:value-type="float" office:value="59792.9849096087" calcext:value-type="float">
            <text:p>59793</text:p>
          </table:table-cell>
          <table:table-cell table:formula="of:= [.C126] + 0.2 + 0.5 / [.A126] + 0.5 * [.B126] / 60000" office:value-type="float" office:value="60.6245720766928" calcext:value-type="float">
            <text:p>60,6245720767</text:p>
          </table:table-cell>
          <table:table-cell/>
        </table:table-row>
        <table:table-row table:style-name="ro1">
          <table:table-cell table:formula="of:=[.A127] + 0.3 +  0.2 * [.B127] / 60000" office:value-type="float" office:value="51.0001045056108" calcext:value-type="float">
            <text:p>51</text:p>
          </table:table-cell>
          <table:table-cell table:formula="of:=(60000 * [.B127] * EXP(Param3) ) / (60000 + ([.B127] * (EXP(Param3) - 1))) - 1" office:value-type="float" office:value="59811.0622676703" calcext:value-type="float">
            <text:p>59811</text:p>
          </table:table-cell>
          <table:table-cell table:formula="of:= [.C127] + 0.2 + 0.5 / [.A127] + 0.5 * [.B127] / 60000" office:value-type="float" office:value="61.332747785261" calcext:value-type="float">
            <text:p>61,3327477853</text:p>
          </table:table-cell>
          <table:table-cell/>
        </table:table-row>
        <table:table-row table:style-name="ro1">
          <table:table-cell table:formula="of:=[.A128] + 0.3 +  0.2 * [.B128] / 60000" office:value-type="float" office:value="51.4994747131697" calcext:value-type="float">
            <text:p>51</text:p>
          </table:table-cell>
          <table:table-cell table:formula="of:=(60000 * [.B128] * EXP(Param3) ) / (60000 + ([.B128] * (EXP(Param3) - 1))) - 1" office:value-type="float" office:value="59827.4784958758" calcext:value-type="float">
            <text:p>59827</text:p>
          </table:table-cell>
          <table:table-cell table:formula="of:= [.C128] + 0.2 + 0.5 / [.A128] + 0.5 * [.B128] / 60000" office:value-type="float" office:value="62.0409772056374" calcext:value-type="float">
            <text:p>62,0409772056</text:p>
          </table:table-cell>
          <table:table-cell/>
        </table:table-row>
        <table:table-row table:style-name="ro1">
          <table:table-cell table:formula="of:=[.A129] + 0.3 +  0.2 * [.B129] / 60000" office:value-type="float" office:value="51.9988996414893" calcext:value-type="float">
            <text:p>52</text:p>
          </table:table-cell>
          <table:table-cell table:formula="of:=(60000 * [.B129] * EXP(Param3) ) / (60000 + ([.B129] * (EXP(Param3) - 1))) - 1" office:value-type="float" office:value="59842.38544309" calcext:value-type="float">
            <text:p>59842</text:p>
          </table:table-cell>
          <table:table-cell table:formula="of:= [.C129] + 0.2 + 0.5 / [.A129] + 0.5 * [.B129] / 60000" office:value-type="float" office:value="62.7492483633281" calcext:value-type="float">
            <text:p>62,7492483633</text:p>
          </table:table-cell>
          <table:table-cell/>
        </table:table-row>
        <table:table-row table:style-name="ro1">
          <table:table-cell table:formula="of:=[.A130] + 0.3 +  0.2 * [.B130] / 60000" office:value-type="float" office:value="52.4983742596329" calcext:value-type="float">
            <text:p>52</text:p>
          </table:table-cell>
          <table:table-cell table:formula="of:=(60000 * [.B130] * EXP(Param3) ) / (60000 + ([.B130] * (EXP(Param3) - 1))) - 1" office:value-type="float" office:value="59855.9212166864" calcext:value-type="float">
            <text:p>59856</text:p>
          </table:table-cell>
          <table:table-cell table:formula="of:= [.C130] + 0.2 + 0.5 / [.A130] + 0.5 * [.B130] / 60000" office:value-type="float" office:value="63.4575504967755" calcext:value-type="float">
            <text:p>63,4575504968</text:p>
          </table:table-cell>
          <table:table-cell/>
        </table:table-row>
        <table:table-row table:style-name="ro1">
          <table:table-cell table:formula="of:=[.A131] + 0.3 +  0.2 * [.B131] / 60000" office:value-type="float" office:value="52.9978939970218" calcext:value-type="float">
            <text:p>53</text:p>
          </table:table-cell>
          <table:table-cell table:formula="of:=(60000 * [.B131] * EXP(Param3) ) / (60000 + ([.B131] * (EXP(Param3) - 1))) - 1" office:value-type="float" office:value="59868.2114014828" calcext:value-type="float">
            <text:p>59868</text:p>
          </table:table-cell>
          <table:table-cell table:formula="of:= [.C131] + 0.2 + 0.5 / [.A131] + 0.5 * [.B131] / 60000" office:value-type="float" office:value="64.1658739446997" calcext:value-type="float">
            <text:p>64,1658739447</text:p>
          </table:table-cell>
          <table:table-cell/>
        </table:table-row>
        <table:table-row table:style-name="ro1">
          <table:table-cell table:formula="of:=[.A132] + 0.3 +  0.2 * [.B132] / 60000" office:value-type="float" office:value="53.4974547016934" calcext:value-type="float">
            <text:p>53</text:p>
          </table:table-cell>
          <table:table-cell table:formula="of:=(60000 * [.B132] * EXP(Param3) ) / (60000 + ([.B132] * (EXP(Param3) - 1))) - 1" office:value-type="float" office:value="59879.3701749115" calcext:value-type="float">
            <text:p>59879</text:p>
          </table:table-cell>
          <table:table-cell table:formula="of:= [.C132] + 0.2 + 0.5 / [.A132] + 0.5 * [.B132] / 60000" office:value-type="float" office:value="64.8742100435248" calcext:value-type="float">
            <text:p>64,8742100435</text:p>
          </table:table-cell>
          <table:table-cell/>
        </table:table-row>
        <table:table-row table:style-name="ro1">
          <table:table-cell table:formula="of:=[.A133] + 0.3 +  0.2 * [.B133] / 60000" office:value-type="float" office:value="53.9970526022765" calcext:value-type="float">
            <text:p>54</text:p>
          </table:table-cell>
          <table:table-cell table:formula="of:=(60000 * [.B133] * EXP(Param3) ) / (60000 + ([.B133] * (EXP(Param3) - 1))) - 1" office:value-type="float" office:value="59889.501326476" calcext:value-type="float">
            <text:p>59890</text:p>
          </table:table-cell>
          <table:table-cell table:formula="of:= [.C133] + 0.2 + 0.5 / [.A133] + 0.5 * [.B133] / 60000" office:value-type="float" office:value="65.5825510340285" calcext:value-type="float">
            <text:p>65,582551034</text:p>
          </table:table-cell>
          <table:table-cell/>
        </table:table-row>
        <table:table-row table:style-name="ro1">
          <table:table-cell table:formula="of:=[.A134] + 0.3 +  0.2 * [.B134] / 60000" office:value-type="float" office:value="54.4966842733647" calcext:value-type="float">
            <text:p>54</text:p>
          </table:table-cell>
          <table:table-cell table:formula="of:=(60000 * [.B134] * EXP(Param3) ) / (60000 + ([.B134] * (EXP(Param3) - 1))) - 1" office:value-type="float" office:value="59898.6991890629" calcext:value-type="float">
            <text:p>59899</text:p>
          </table:table-cell>
          <table:table-cell table:formula="of:= [.C134] + 0.2 + 0.5 / [.A134] + 0.5 * [.B134] / 60000" office:value-type="float" office:value="66.2908899764197" calcext:value-type="float">
            <text:p>66,2908899764</text:p>
          </table:table-cell>
          <table:table-cell/>
        </table:table-row>
        <table:table-row table:style-name="ro1">
          <table:table-cell table:formula="of:=[.A135] + 0.3 +  0.2 * [.B135] / 60000" office:value-type="float" office:value="54.9963466039949" calcext:value-type="float">
            <text:p>55</text:p>
          </table:table-cell>
          <table:table-cell table:formula="of:=(60000 * [.B135] * EXP(Param3) ) / (60000 + ([.B135] * (EXP(Param3) - 1))) - 1" office:value-type="float" office:value="59907.0494891997" calcext:value-type="float">
            <text:p>59907</text:p>
          </table:table-cell>
          <table:table-cell table:formula="of:= [.C135] + 0.2 + 0.5 / [.A135] + 0.5 * [.B135] / 60000" office:value-type="float" office:value="66.999220673112" calcext:value-type="float">
            <text:p>66,9992206731</text:p>
          </table:table-cell>
          <table:table-cell/>
        </table:table-row>
        <table:table-row table:style-name="ro1">
          <table:table-cell table:formula="of:=[.A136] + 0.3 +  0.2 * [.B136] / 60000" office:value-type="float" office:value="55.4960367689589" calcext:value-type="float">
            <text:p>55</text:p>
          </table:table-cell>
          <table:table-cell table:formula="of:=(60000 * [.B136] * EXP(Param3) ) / (60000 + ([.B136] * (EXP(Param3) - 1))) - 1" office:value-type="float" office:value="59914.6301228762" calcext:value-type="float">
            <text:p>59915</text:p>
          </table:table-cell>
          <table:table-cell table:formula="of:= [.C136] + 0.2 + 0.5 / [.A136] + 0.5 * [.B136] / 60000" office:value-type="float" office:value="67.7075375985201" calcext:value-type="float">
            <text:p>67,7075375985</text:p>
          </table:table-cell>
          <table:table-cell/>
        </table:table-row>
        <table:table-row table:style-name="ro1">
          <table:table-cell table:formula="of:=[.A137] + 0.3 +  0.2 * [.B137] / 60000" office:value-type="float" office:value="55.9957522027018" calcext:value-type="float">
            <text:p>56</text:p>
          </table:table-cell>
          <table:table-cell table:formula="of:=(60000 * [.B137] * EXP(Param3) ) / (60000 + ([.B137] * (EXP(Param3) - 1))) - 1" office:value-type="float" office:value="59921.5118630878" calcext:value-type="float">
            <text:p>59922</text:p>
          </table:table-cell>
          <table:table-cell table:formula="of:= [.C137] + 0.2 + 0.5 / [.A137] + 0.5 * [.B137] / 60000" office:value-type="float" office:value="68.4158358352618" calcext:value-type="float">
            <text:p>68,4158358353</text:p>
          </table:table-cell>
          <table:table-cell/>
        </table:table-row>
        <table:table-row table:style-name="ro1">
          <table:table-cell table:formula="of:=[.A138] + 0.3 +  0.2 * [.B138] / 60000" office:value-type="float" office:value="56.4954905755788" calcext:value-type="float">
            <text:p>56</text:p>
          </table:table-cell>
          <table:table-cell table:formula="of:=(60000 * [.B138] * EXP(Param3) ) / (60000 + ([.B138] * (EXP(Param3) - 1))) - 1" office:value-type="float" office:value="59927.7590048128" calcext:value-type="float">
            <text:p>59928</text:p>
          </table:table-cell>
          <table:table-cell table:formula="of:= [.C138] + 0.2 + 0.5 / [.A138] + 0.5 * [.B138] / 60000" office:value-type="float" office:value="69.1241110161977" calcext:value-type="float">
            <text:p>69,1241110162</text:p>
          </table:table-cell>
          <table:table-cell/>
        </table:table-row>
        <table:table-row table:style-name="ro1">
          <table:table-cell table:formula="of:=[.A139] + 0.3 +  0.2 * [.B139] / 60000" office:value-type="float" office:value="56.9952497722615" calcext:value-type="float">
            <text:p>57</text:p>
          </table:table-cell>
          <table:table-cell table:formula="of:=(60000 * [.B139] * EXP(Param3) ) / (60000 + ([.B139] * (EXP(Param3) - 1))) - 1" office:value-type="float" office:value="59933.4299527136" calcext:value-type="float">
            <text:p>59933</text:p>
          </table:table-cell>
          <table:table-cell table:formula="of:= [.C139] + 0.2 + 0.5 / [.A139] + 0.5 * [.B139] / 60000" office:value-type="float" office:value="69.8323592717912" calcext:value-type="float">
            <text:p>69,8323592718</text:p>
          </table:table-cell>
          <table:table-cell/>
        </table:table-row>
        <table:table-row table:style-name="ro1">
          <table:table-cell table:formula="of:=[.A140] + 0.3 +  0.2 * [.B140] / 60000" office:value-type="float" office:value="57.4950278721039" calcext:value-type="float">
            <text:p>57</text:p>
          </table:table-cell>
          <table:table-cell table:formula="of:=(60000 * [.B140] * EXP(Param3) ) / (60000 + ([.B140] * (EXP(Param3) - 1))) - 1" office:value-type="float" office:value="59938.5777564475" calcext:value-type="float">
            <text:p>59939</text:p>
          </table:table-cell>
          <table:table-cell table:formula="of:= [.C140] + 0.2 + 0.5 / [.A140] + 0.5 * [.B140] / 60000" office:value-type="float" office:value="70.5405771823118" calcext:value-type="float">
            <text:p>70,5405771823</text:p>
          </table:table-cell>
          <table:table-cell/>
        </table:table-row>
        <table:table-row table:style-name="ro1">
          <table:table-cell table:formula="of:=[.A141] + 0.3 +  0.2 * [.B141] / 60000" office:value-type="float" office:value="57.994823131292" calcext:value-type="float">
            <text:p>58</text:p>
          </table:table-cell>
          <table:table-cell table:formula="of:=(60000 * [.B141] * EXP(Param3) ) / (60000 + ([.B141] * (EXP(Param3) - 1))) - 1" office:value-type="float" office:value="59943.2505980928" calcext:value-type="float">
            <text:p>59943</text:p>
          </table:table-cell>
          <table:table-cell table:formula="of:= [.C141] + 0.2 + 0.5 / [.A141] + 0.5 * [.B141] / 60000" office:value-type="float" office:value="71.2487617344497" calcext:value-type="float">
            <text:p>71,2487617344</text:p>
          </table:table-cell>
          <table:table-cell/>
        </table:table-row>
        <table:table-row table:style-name="ro1">
          <table:table-cell table:formula="of:=[.A142] + 0.3 +  0.2 * [.B142] / 60000" office:value-type="float" office:value="58.494633966619" calcext:value-type="float">
            <text:p>58</text:p>
          </table:table-cell>
          <table:table-cell table:formula="of:=(60000 * [.B142] * EXP(Param3) ) / (60000 + ([.B142] * (EXP(Param3) - 1))) - 1" office:value-type="float" office:value="59947.4922358378" calcext:value-type="float">
            <text:p>59947</text:p>
          </table:table-cell>
          <table:table-cell table:formula="of:= [.C142] + 0.2 + 0.5 / [.A142] + 0.5 * [.B142] / 60000" office:value-type="float" office:value="71.9569102819424" calcext:value-type="float">
            <text:p>71,9569102819</text:p>
          </table:table-cell>
          <table:table-cell/>
        </table:table-row>
        <table:table-row table:style-name="ro1">
          <table:table-cell table:formula="of:=[.A143] + 0.3 +  0.2 * [.B143] / 60000" office:value-type="float" office:value="58.9944589407385" calcext:value-type="float">
            <text:p>59</text:p>
          </table:table-cell>
          <table:table-cell table:formula="of:=(60000 * [.B143] * EXP(Param3) ) / (60000 + ([.B143] * (EXP(Param3) - 1))) - 1" office:value-type="float" office:value="59951.342407745" calcext:value-type="float">
            <text:p>59951</text:p>
          </table:table-cell>
          <table:table-cell table:formula="of:= [.C143] + 0.2 + 0.5 / [.A143] + 0.5 * [.B143] / 60000" office:value-type="float" office:value="72.665020509852" calcext:value-type="float">
            <text:p>72,6650205099</text:p>
          </table:table-cell>
          <table:table-cell/>
        </table:table-row>
        <table:table-row table:style-name="ro1">
          <table:table-cell table:formula="of:=[.A144] + 0.3 +  0.2 * [.B144] / 60000" office:value-type="float" office:value="59.4942967487643" calcext:value-type="float">
            <text:p>59</text:p>
          </table:table-cell>
          <table:table-cell table:formula="of:=(60000 * [.B144] * EXP(Param3) ) / (60000 + ([.B144] * (EXP(Param3) - 1))) - 1" office:value-type="float" office:value="59954.8371990918" calcext:value-type="float">
            <text:p>59955</text:p>
          </table:table-cell>
          <table:table-cell table:formula="of:= [.C144] + 0.2 + 0.5 / [.A144] + 0.5 * [.B144] / 60000" office:value-type="float" office:value="73.373090402163" calcext:value-type="float">
            <text:p>73,3730904022</text:p>
          </table:table-cell>
          <table:table-cell/>
        </table:table-row>
        <table:table-row table:style-name="ro1">
          <table:table-cell table:formula="of:=[.A145] + 0.3 +  0.2 * [.B145] / 60000" office:value-type="float" office:value="59.9941462060946" calcext:value-type="float">
            <text:p>60</text:p>
          </table:table-cell>
          <table:table-cell table:formula="of:=(60000 * [.B145] * EXP(Param3) ) / (60000 + ([.B145] * (EXP(Param3) - 1))) - 1" office:value-type="float" office:value="59958.0093764974" calcext:value-type="float">
            <text:p>59958</text:p>
          </table:table-cell>
          <table:table-cell table:formula="of:= [.C145] + 0.2 + 0.5 / [.A145] + 0.5 * [.B145] / 60000" office:value-type="float" office:value="74.0811182123976" calcext:value-type="float">
            <text:p>74,0811182124</text:p>
          </table:table-cell>
          <table:table-cell/>
        </table:table-row>
        <table:table-row table:style-name="ro1">
          <table:table-cell table:formula="of:=[.A146] + 0.3 +  0.2 * [.B146] / 60000" office:value-type="float" office:value="60.4940062373496" calcext:value-type="float">
            <text:p>60</text:p>
          </table:table-cell>
          <table:table-cell table:formula="of:=(60000 * [.B146] * EXP(Param3) ) / (60000 + ([.B146] * (EXP(Param3) - 1))) - 1" office:value-type="float" office:value="59960.8886917765" calcext:value-type="float">
            <text:p>59961</text:p>
          </table:table-cell>
          <table:table-cell table:formula="of:= [.C146] + 0.2 + 0.5 / [.A146] + 0.5 * [.B146] / 60000" office:value-type="float" office:value="74.7891024369747" calcext:value-type="float">
            <text:p>74,789102437</text:p>
          </table:table-cell>
          <table:table-cell/>
        </table:table-row>
        <table:table-row table:style-name="ro1">
          <table:table-cell table:formula="of:=[.A147] + 0.3 +  0.2 * [.B147] / 60000" office:value-type="float" office:value="60.9938758663222" calcext:value-type="float">
            <text:p>61</text:p>
          </table:table-cell>
          <table:table-cell table:formula="of:=(60000 * [.B147] * EXP(Param3) ) / (60000 + ([.B147] * (EXP(Param3) - 1))) - 1" office:value-type="float" office:value="59963.5021582108" calcext:value-type="float">
            <text:p>59964</text:p>
          </table:table-cell>
          <table:table-cell table:formula="of:= [.C147] + 0.2 + 0.5 / [.A147] + 0.5 * [.B147] / 60000" office:value-type="float" office:value="75.4970417910613" calcext:value-type="float">
            <text:p>75,4970417911</text:p>
          </table:table-cell>
          <table:table-cell/>
        </table:table-row>
        <table:table-row table:style-name="ro1">
          <table:table-cell table:formula="of:=[.A148] + 0.3 +  0.2 * [.B148] / 60000" office:value-type="float" office:value="61.4937542068495" calcext:value-type="float">
            <text:p>61</text:p>
          </table:table-cell>
          <table:table-cell table:formula="of:=(60000 * [.B148] * EXP(Param3) ) / (60000 + ([.B148] * (EXP(Param3) - 1))) - 1" office:value-type="float" office:value="59965.8743017014" calcext:value-type="float">
            <text:p>59966</text:p>
          </table:table-cell>
          <table:table-cell table:formula="of:= [.C148] + 0.2 + 0.5 / [.A148] + 0.5 * [.B148] / 60000" office:value-type="float" office:value="76.2049351866888" calcext:value-type="float">
            <text:p>76,2049351867</text:p>
          </table:table-cell>
          <table:table-cell/>
        </table:table-row>
        <table:table-row table:style-name="ro1">
          <table:table-cell table:formula="of:=[.A149] + 0.3 +  0.2 * [.B149] / 60000" office:value-type="float" office:value="61.9936404545219" calcext:value-type="float">
            <text:p>62</text:p>
          </table:table-cell>
          <table:table-cell table:formula="of:=(60000 * [.B149] * EXP(Param3) ) / (60000 + ([.B149] * (EXP(Param3) - 1))) - 1" office:value-type="float" office:value="59968.0273890492" calcext:value-type="float">
            <text:p>59968</text:p>
          </table:table-cell>
          <table:table-cell table:formula="of:= [.C149] + 0.2 + 0.5 / [.A149] + 0.5 * [.B149] / 60000" office:value-type="float" office:value="76.912781712926" calcext:value-type="float">
            <text:p>76,9127817129</text:p>
          </table:table-cell>
          <table:table-cell/>
        </table:table-row>
        <table:table-row table:style-name="ro1">
          <table:table-cell table:formula="of:=[.A150] + 0.3 +  0.2 * [.B150] / 60000" office:value-type="float" office:value="62.493533879152" calcext:value-type="float">
            <text:p>62</text:p>
          </table:table-cell>
          <table:table-cell table:formula="of:=(60000 * [.B150] * EXP(Param3) ) / (60000 + ([.B150] * (EXP(Param3) - 1))) - 1" office:value-type="float" office:value="59969.9816354185" calcext:value-type="float">
            <text:p>59970</text:p>
          </table:table-cell>
          <table:table-cell table:formula="of:= [.C150] + 0.2 + 0.5 / [.A150] + 0.5 * [.B150] / 60000" office:value-type="float" office:value="77.6205806179195" calcext:value-type="float">
            <text:p>77,6205806179</text:p>
          </table:table-cell>
          <table:table-cell/>
        </table:table-row>
        <table:table-row table:style-name="ro1">
          <table:table-cell table:formula="of:=[.A151] + 0.3 +  0.2 * [.B151] / 60000" office:value-type="float" office:value="62.9934338179367" calcext:value-type="float">
            <text:p>63</text:p>
          </table:table-cell>
          <table:table-cell table:formula="of:=(60000 * [.B151] * EXP(Param3) ) / (60000 + ([.B151] * (EXP(Param3) - 1))) - 1" office:value-type="float" office:value="59971.7553928587" calcext:value-type="float">
            <text:p>59972</text:p>
          </table:table-cell>
          <table:table-cell table:formula="of:= [.C151] + 0.2 + 0.5 / [.A151] + 0.5 * [.B151] / 60000" office:value-type="float" office:value="78.3283312926304" calcext:value-type="float">
            <text:p>78,3283312926</text:p>
          </table:table-cell>
          <table:table-cell/>
        </table:table-row>
        <table:table-row table:style-name="ro1">
          <table:table-cell table:formula="of:=[.A152] + 0.3 +  0.2 * [.B152] / 60000" office:value-type="float" office:value="63.4933396692463" calcext:value-type="float">
            <text:p>63</text:p>
          </table:table-cell>
          <table:table-cell table:formula="of:=(60000 * [.B152] * EXP(Param3) ) / (60000 + ([.B152] * (EXP(Param3) - 1))) - 1" office:value-type="float" office:value="59973.3653215934" calcext:value-type="float">
            <text:p>59973</text:p>
          </table:table-cell>
          <table:table-cell table:formula="of:= [.C152] + 0.2 + 0.5 / [.A152] + 0.5 * [.B152] / 60000" office:value-type="float" office:value="79.0360332561104" calcext:value-type="float">
            <text:p>79,0360332561</text:p>
          </table:table-cell>
          <table:table-cell/>
        </table:table-row>
        <table:table-row table:style-name="ro1">
          <table:table-cell table:formula="of:=[.A153] + 0.3 +  0.2 * [.B153] / 60000" office:value-type="float" office:value="63.9932508869849" calcext:value-type="float">
            <text:p>64</text:p>
          </table:table-cell>
          <table:table-cell table:formula="of:=(60000 * [.B153] * EXP(Param3) ) / (60000 + ([.B153] * (EXP(Param3) - 1))) - 1" office:value-type="float" office:value="59974.8265456362" calcext:value-type="float">
            <text:p>59975</text:p>
          </table:table-cell>
          <table:table-cell table:formula="of:= [.C153] + 0.2 + 0.5 / [.A153] + 0.5 * [.B153] / 60000" office:value-type="float" office:value="79.7436861421743" calcext:value-type="float">
            <text:p>79,7436861422</text:p>
          </table:table-cell>
          <table:table-cell/>
        </table:table-row>
        <table:table-row table:style-name="ro1">
          <table:table-cell table:formula="of:=[.A154] + 0.3 +  0.2 * [.B154] / 60000" office:value-type="float" office:value="64.4931669754704" calcext:value-type="float">
            <text:p>64</text:p>
          </table:table-cell>
          <table:table-cell table:formula="of:=(60000 * [.B154] * EXP(Param3) ) / (60000 + ([.B154] * (EXP(Param3) - 1))) - 1" office:value-type="float" office:value="59976.1527941549" calcext:value-type="float">
            <text:p>59976</text:p>
          </table:table-cell>
          <table:table-cell table:formula="of:= [.C154] + 0.2 + 0.5 / [.A154] + 0.5 * [.B154] / 60000" office:value-type="float" office:value="80.4512896873412" calcext:value-type="float">
            <text:p>80,4512896873</text:p>
          </table:table-cell>
          <table:table-cell/>
        </table:table-row>
        <table:table-row table:style-name="ro1">
          <table:table-cell table:formula="of:=[.A155] + 0.3 +  0.2 * [.B155] / 60000" office:value-type="float" office:value="64.9930874847842" calcext:value-type="float">
            <text:p>65</text:p>
          </table:table-cell>
          <table:table-cell table:formula="of:=(60000 * [.B155] * EXP(Param3) ) / (60000 + ([.B155] * (EXP(Param3) - 1))) - 1" office:value-type="float" office:value="59977.3565298775" calcext:value-type="float">
            <text:p>59977</text:p>
          </table:table-cell>
          <table:table-cell table:formula="of:= [.C155] + 0.2 + 0.5 / [.A155] + 0.5 * [.B155] / 60000" office:value-type="float" office:value="81.1588437199249" calcext:value-type="float">
            <text:p>81,1588437199</text:p>
          </table:table-cell>
          <table:table-cell/>
        </table:table-row>
        <table:table-row table:style-name="ro1">
          <table:table-cell table:formula="of:=[.A156] + 0.3 +  0.2 * [.B156] / 60000" office:value-type="float" office:value="65.4930120065505" calcext:value-type="float">
            <text:p>65</text:p>
          </table:table-cell>
          <table:table-cell table:formula="of:=(60000 * [.B156] * EXP(Param3) ) / (60000 + ([.B156] * (EXP(Param3) - 1))) - 1" office:value-type="float" office:value="59978.4490657189" calcext:value-type="float">
            <text:p>59978</text:p>
          </table:table-cell>
          <table:table-cell table:formula="of:= [.C156] + 0.2 + 0.5 / [.A156] + 0.5 * [.B156] / 60000" office:value-type="float" office:value="81.866348150169" calcext:value-type="float">
            <text:p>81,8663481502</text:p>
          </table:table-cell>
          <table:table-cell/>
        </table:table-row>
        <table:table-row table:style-name="ro1">
          <table:table-cell table:formula="of:=[.A157] + 0.3 +  0.2 * [.B157] / 60000" office:value-type="float" office:value="65.9929401701029" calcext:value-type="float">
            <text:p>66</text:p>
          </table:table-cell>
          <table:table-cell table:formula="of:=(60000 * [.B157] * EXP(Param3) ) / (60000 + ([.B157] * (EXP(Param3) - 1))) - 1" office:value-type="float" office:value="59979.4406707028" calcext:value-type="float">
            <text:p>59979</text:p>
          </table:table-cell>
          <table:table-cell table:formula="of:= [.C157] + 0.2 + 0.5 / [.A157] + 0.5 * [.B157] / 60000" office:value-type="float" office:value="82.5738029613272" calcext:value-type="float">
            <text:p>82,5738029613</text:p>
          </table:table-cell>
          <table:table-cell/>
        </table:table-row>
        <table:table-row table:style-name="ro1">
          <table:table-cell table:formula="of:=[.A158] + 0.3 +  0.2 * [.B158] / 60000" office:value-type="float" office:value="66.4928716390052" calcext:value-type="float">
            <text:p>66</text:p>
          </table:table-cell>
          <table:table-cell table:formula="of:=(60000 * [.B158] * EXP(Param3) ) / (60000 + ([.B158] * (EXP(Param3) - 1))) - 1" office:value-type="float" office:value="59980.3406661529" calcext:value-type="float">
            <text:p>59980</text:p>
          </table:table-cell>
          <table:table-cell table:formula="of:= [.C158] + 0.2 + 0.5 / [.A158] + 0.5 * [.B158] / 60000" office:value-type="float" office:value="83.2812082016025" calcext:value-type="float">
            <text:p>83,2812082016</text:p>
          </table:table-cell>
          <table:table-cell/>
        </table:table-row>
        <table:table-row table:style-name="ro1">
          <table:table-cell table:formula="of:=[.A159] + 0.3 +  0.2 * [.B159] / 60000" office:value-type="float" office:value="66.9928061078924" calcext:value-type="float">
            <text:p>67</text:p>
          </table:table-cell>
          <table:table-cell table:formula="of:=(60000 * [.B159] * EXP(Param3) ) / (60000 + ([.B159] * (EXP(Param3) - 1))) - 1" office:value-type="float" office:value="59981.1575130453" calcext:value-type="float">
            <text:p>59981</text:p>
          </table:table-cell>
          <table:table-cell table:formula="of:= [.C159] + 0.2 + 0.5 / [.A159] + 0.5 * [.B159] / 60000" office:value-type="float" office:value="83.9885639768647" calcext:value-type="float">
            <text:p>83,9885639769</text:p>
          </table:table-cell>
          <table:table-cell/>
        </table:table-row>
        <table:table-row table:style-name="ro1">
          <table:table-cell table:formula="of:=[.A160] + 0.3 +  0.2 * [.B160] / 60000" office:value-type="float" office:value="67.4927432996025" calcext:value-type="float">
            <text:p>67</text:p>
          </table:table-cell>
          <table:table-cell table:formula="of:=(60000 * [.B160] * EXP(Param3) ) / (60000 + ([.B160] * (EXP(Param3) - 1))) - 1" office:value-type="float" office:value="59981.8988913273" calcext:value-type="float">
            <text:p>59982</text:p>
          </table:table-cell>
          <table:table-cell table:formula="of:= [.C160] + 0.2 + 0.5 / [.A160] + 0.5 * [.B160] / 60000" office:value-type="float" office:value="84.6958704440733" calcext:value-type="float">
            <text:p>84,6958704441</text:p>
          </table:table-cell>
          <table:table-cell/>
        </table:table-row>
        <table:table-row table:style-name="ro1">
          <table:table-cell table:formula="of:=[.A161] + 0.3 +  0.2 * [.B161] / 60000" office:value-type="float" office:value="67.9926829625736" calcext:value-type="float">
            <text:p>68</text:p>
          </table:table-cell>
          <table:table-cell table:formula="of:=(60000 * [.B161] * EXP(Param3) ) / (60000 + ([.B161] * (EXP(Param3) - 1))) - 1" office:value-type="float" office:value="59982.5717719399" calcext:value-type="float">
            <text:p>59983</text:p>
          </table:table-cell>
          <table:table-cell table:formula="of:= [.C161] + 0.2 + 0.5 / [.A161] + 0.5 * [.B161] / 60000" office:value-type="float" office:value="85.4031278053398" calcext:value-type="float">
            <text:p>85,4031278053</text:p>
          </table:table-cell>
          <table:table-cell/>
        </table:table-row>
        <table:table-row table:style-name="ro1">
          <table:table-cell table:formula="of:=[.A162] + 0.3 +  0.2 * [.B162] / 60000" office:value-type="float" office:value="68.4926248684801" calcext:value-type="float">
            <text:p>68</text:p>
          </table:table-cell>
          <table:table-cell table:formula="of:=(60000 * [.B162] * EXP(Param3) ) / (60000 + ([.B162] * (EXP(Param3) - 1))) - 1" office:value-type="float" office:value="59983.1824822119" calcext:value-type="float">
            <text:p>59983</text:p>
          </table:table-cell>
          <table:table-cell table:formula="of:= [.C162] + 0.2 + 0.5 / [.A162] + 0.5 * [.B162] / 60000" office:value-type="float" office:value="86.1103363025697" calcext:value-type="float">
            <text:p>86,1103363026</text:p>
          </table:table-cell>
          <table:table-cell/>
        </table:table-row>
        <table:table-row table:style-name="ro1">
          <table:table-cell table:formula="of:=[.A163] + 0.3 +  0.2 * [.B163] / 60000" office:value-type="float" office:value="68.9925688100875" calcext:value-type="float">
            <text:p>69</text:p>
          </table:table-cell>
          <table:table-cell table:formula="of:=(60000 * [.B163] * EXP(Param3) ) / (60000 + ([.B163] * (EXP(Param3) - 1))) - 1" office:value-type="float" office:value="59983.7367652328" calcext:value-type="float">
            <text:p>59984</text:p>
          </table:table-cell>
          <table:table-cell table:formula="of:= [.C163] + 0.2 + 0.5 / [.A163] + 0.5 * [.B163] / 60000" office:value-type="float" office:value="86.8174962126301" calcext:value-type="float">
            <text:p>86,8174962126</text:p>
          </table:table-cell>
          <table:table-cell/>
        </table:table-row>
        <table:table-row table:style-name="ro1">
          <table:table-cell table:formula="of:=[.A164] + 0.3 +  0.2 * [.B164] / 60000" office:value-type="float" office:value="69.4925145993049" calcext:value-type="float">
            <text:p>69</text:p>
          </table:table-cell>
          <table:table-cell table:formula="of:=(60000 * [.B164] * EXP(Param3) ) / (60000 + ([.B164] * (EXP(Param3) - 1))) - 1" office:value-type="float" office:value="59984.2398337578" calcext:value-type="float">
            <text:p>59984</text:p>
          </table:table-cell>
          <table:table-cell table:formula="of:= [.C164] + 0.2 + 0.5 / [.A164] + 0.5 * [.B164] / 60000" office:value-type="float" office:value="87.5246078429926" calcext:value-type="float">
            <text:p>87,524607843</text:p>
          </table:table-cell>
          <table:table-cell/>
        </table:table-row>
        <table:table-row table:style-name="ro1">
          <table:table-cell table:formula="of:=[.A165] + 0.3 +  0.2 * [.B165] / 60000" office:value-type="float" office:value="69.9924620654174" calcext:value-type="float">
            <text:p>70</text:p>
          </table:table-cell>
          <table:table-cell table:formula="of:=(60000 * [.B165] * EXP(Param3) ) / (60000 + ([.B165] * (EXP(Param3) - 1))) - 1" office:value-type="float" office:value="59984.6964191467" calcext:value-type="float">
            <text:p>59985</text:p>
          </table:table-cell>
          <table:table-cell table:formula="of:= [.C165] + 0.2 + 0.5 / [.A165] + 0.5 * [.B165] / 60000" office:value-type="float" office:value="88.2316715278077" calcext:value-type="float">
            <text:p>88,2316715278</text:p>
          </table:table-cell>
          <table:table-cell/>
        </table:table-row>
        <table:table-row table:style-name="ro1">
          <table:table-cell table:formula="of:=[.A166] + 0.3 +  0.2 * [.B166] / 60000" office:value-type="float" office:value="70.4924110534812" calcext:value-type="float">
            <text:p>70</text:p>
          </table:table-cell>
          <table:table-cell table:formula="of:=(60000 * [.B166] * EXP(Param3) ) / (60000 + ([.B166] * (EXP(Param3) - 1))) - 1" office:value-type="float" office:value="59985.1108157918" calcext:value-type="float">
            <text:p>59985</text:p>
          </table:table-cell>
          <table:table-cell table:formula="of:= [.C166] + 0.2 + 0.5 / [.A166] + 0.5 * [.B166] / 60000" office:value-type="float" office:value="88.93868762437" calcext:value-type="float">
            <text:p>88,9386876244</text:p>
          </table:table-cell>
          <table:table-cell/>
        </table:table-row>
        <table:table-row table:style-name="ro1">
          <table:table-cell table:formula="of:=[.A167] + 0.3 +  0.2 * [.B167] / 60000" office:value-type="float" office:value="70.9923614228672" calcext:value-type="float">
            <text:p>71</text:p>
          </table:table-cell>
          <table:table-cell table:formula="of:=(60000 * [.B167] * EXP(Param3) ) / (60000 + ([.B167] * (EXP(Param3) - 1))) - 1" office:value-type="float" office:value="59985.4869214519" calcext:value-type="float">
            <text:p>59985</text:p>
          </table:table-cell>
          <table:table-cell table:formula="of:= [.C167] + 0.2 + 0.5 / [.A167] + 0.5 * [.B167] / 60000" office:value-type="float" office:value="89.6456565099358" calcext:value-type="float">
            <text:p>89,6456565099</text:p>
          </table:table-cell>
          <table:table-cell/>
        </table:table-row>
        <table:table-row table:style-name="ro1">
          <table:table-cell table:formula="of:=[.A168] + 0.3 +  0.2 * [.B168] / 60000" office:value-type="float" office:value="71.4923130459387" calcext:value-type="float">
            <text:p>71</text:p>
          </table:table-cell>
          <table:table-cell table:formula="of:=(60000 * [.B168] * EXP(Param3) ) / (60000 + ([.B168] * (EXP(Param3) - 1))) - 1" office:value-type="float" office:value="59985.8282738661" calcext:value-type="float">
            <text:p>59986</text:p>
          </table:table-cell>
          <table:table-cell table:formula="of:= [.C168] + 0.2 + 0.5 / [.A168] + 0.5 * [.B168] / 60000" office:value-type="float" office:value="90.3525785788622" calcext:value-type="float">
            <text:p>90,3525785789</text:p>
          </table:table-cell>
          <table:table-cell/>
        </table:table-row>
        <table:table-row table:style-name="ro1">
          <table:table-cell table:formula="of:=[.A169] + 0.3 +  0.2 * [.B169] / 60000" office:value-type="float" office:value="71.9922658068516" calcext:value-type="float">
            <text:p>72</text:p>
          </table:table-cell>
          <table:table-cell table:formula="of:=(60000 * [.B169] * EXP(Param3) ) / (60000 + ([.B169] * (EXP(Param3) - 1))) - 1" office:value-type="float" office:value="59986.1380839919" calcext:value-type="float">
            <text:p>59986</text:p>
          </table:table-cell>
          <table:table-cell table:formula="of:= [.C169] + 0.2 + 0.5 / [.A169] + 0.5 * [.B169] / 60000" office:value-type="float" office:value="91.0594542400354" calcext:value-type="float">
            <text:p>91,05945424</text:p>
          </table:table-cell>
          <table:table-cell/>
        </table:table-row>
        <table:table-row table:style-name="ro1">
          <table:table-cell table:formula="of:=[.A170] + 0.3 +  0.2 * [.B170] / 60000" office:value-type="float" office:value="72.4922196004649" calcext:value-type="float">
            <text:p>72</text:p>
          </table:table-cell>
          <table:table-cell table:formula="of:=(60000 * [.B170] * EXP(Param3) ) / (60000 + ([.B170] * (EXP(Param3) - 1))) - 1" office:value-type="float" office:value="59986.4192661771" calcext:value-type="float">
            <text:p>59986</text:p>
          </table:table-cell>
          <table:table-cell table:formula="of:= [.C170] + 0.2 + 0.5 / [.A170] + 0.5 * [.B170] / 60000" office:value-type="float" office:value="91.766283914561" calcext:value-type="float">
            <text:p>91,7662839146</text:p>
          </table:table-cell>
          <table:table-cell/>
        </table:table-row>
        <table:table-row table:style-name="ro1">
          <table:table-cell table:formula="of:=[.A171] + 0.3 +  0.2 * [.B171] / 60000" office:value-type="float" office:value="72.9921743313522" calcext:value-type="float">
            <text:p>73</text:p>
          </table:table-cell>
          <table:table-cell table:formula="of:=(60000 * [.B171] * EXP(Param3) ) / (60000 + ([.B171] * (EXP(Param3) - 1))) - 1" office:value-type="float" office:value="59986.6744655483" calcext:value-type="float">
            <text:p>59987</text:p>
          </table:table-cell>
          <table:table-cell table:formula="of:= [.C171] + 0.2 + 0.5 / [.A171] + 0.5 * [.B171] / 60000" office:value-type="float" office:value="92.473068033692" calcext:value-type="float">
            <text:p>92,4730680337</text:p>
          </table:table-cell>
          <table:table-cell/>
        </table:table-row>
        <table:table-row table:style-name="ro1">
          <table:table-cell table:formula="of:=[.A172] + 0.3 +  0.2 * [.B172] / 60000" office:value-type="float" office:value="73.492129912904" calcext:value-type="float">
            <text:p>73</text:p>
          </table:table-cell>
          <table:table-cell table:formula="of:=(60000 * [.B172] * EXP(Param3) ) / (60000 + ([.B172] * (EXP(Param3) - 1))) - 1" office:value-type="float" office:value="59986.9060828721" calcext:value-type="float">
            <text:p>59987</text:p>
          </table:table-cell>
          <table:table-cell table:formula="of:= [.C172] + 0.2 + 0.5 / [.A172] + 0.5 * [.B172] / 60000" office:value-type="float" office:value="93.1798070369718" calcext:value-type="float">
            <text:p>93,179807037</text:p>
          </table:table-cell>
          <table:table-cell/>
        </table:table-row>
        <table:table-row table:style-name="ro1">
          <table:table-cell table:formula="of:=[.A173] + 0.3 +  0.2 * [.B173] / 60000" office:value-type="float" office:value="73.9920862665136" calcext:value-type="float">
            <text:p>74</text:p>
          </table:table-cell>
          <table:table-cell table:formula="of:=(60000 * [.B173] * EXP(Param3) ) / (60000 + ([.B173] * (EXP(Param3) - 1))) - 1" office:value-type="float" office:value="59987.1162971222" calcext:value-type="float">
            <text:p>59987</text:p>
          </table:table-cell>
          <table:table-cell table:formula="of:= [.C173] + 0.2 + 0.5 / [.A173] + 0.5 * [.B173] / 60000" office:value-type="float" office:value="93.8865013705705" calcext:value-type="float">
            <text:p>93,8865013706</text:p>
          </table:table-cell>
          <table:table-cell/>
        </table:table-row>
        <table:table-row table:style-name="ro1">
          <table:table-cell table:formula="of:=[.A174] + 0.3 +  0.2 * [.B174] / 60000" office:value-type="float" office:value="74.4920433208373" calcext:value-type="float">
            <text:p>74</text:p>
          </table:table-cell>
          <table:table-cell table:formula="of:=(60000 * [.B174] * EXP(Param3) ) / (60000 + ([.B174] * (EXP(Param3) - 1))) - 1" office:value-type="float" office:value="59987.3070859636" calcext:value-type="float">
            <text:p>59987</text:p>
          </table:table-cell>
          <table:table-cell table:formula="of:= [.C174] + 0.2 + 0.5 / [.A174] + 0.5 * [.B174] / 60000" office:value-type="float" office:value="94.5931514857973" calcext:value-type="float">
            <text:p>94,5931514858</text:p>
          </table:table-cell>
          <table:table-cell/>
        </table:table-row>
        <table:table-row table:style-name="ro1">
          <table:table-cell table:formula="of:=[.A175] + 0.3 +  0.2 * [.B175] / 60000" office:value-type="float" office:value="74.9920010111238" calcext:value-type="float">
            <text:p>75</text:p>
          </table:table-cell>
          <table:table-cell table:formula="of:=(60000 * [.B175] * EXP(Param3) ) / (60000 + ([.B175] * (EXP(Param3) - 1))) - 1" office:value-type="float" office:value="59987.480244346" calcext:value-type="float">
            <text:p>59987</text:p>
          </table:table-cell>
          <table:table-cell table:formula="of:= [.C175] + 0.2 + 0.5 / [.A175] + 0.5 * [.B175] / 60000" office:value-type="float" office:value="95.2997578377718" calcext:value-type="float">
            <text:p>95,2997578378</text:p>
          </table:table-cell>
          <table:table-cell/>
        </table:table-row>
        <table:table-row table:style-name="ro1">
          <table:table-cell table:formula="of:=[.A176] + 0.3 +  0.2 * [.B176] / 60000" office:value-type="float" office:value="75.491959278605" calcext:value-type="float">
            <text:p>75</text:p>
          </table:table-cell>
          <table:table-cell table:formula="of:=(60000 * [.B176] * EXP(Param3) ) / (60000 + ([.B176] * (EXP(Param3) - 1))) - 1" office:value-type="float" office:value="59987.6374013809" calcext:value-type="float">
            <text:p>59988</text:p>
          </table:table-cell>
          <table:table-cell table:formula="of:= [.C176] + 0.2 + 0.5 / [.A176] + 0.5 * [.B176] / 60000" office:value-type="float" office:value="96.0063208842385" calcext:value-type="float">
            <text:p>96,0063208842</text:p>
          </table:table-cell>
          <table:table-cell/>
        </table:table-row>
        <table:table-row table:style-name="ro1">
          <table:table-cell table:formula="of:=[.A177] + 0.3 +  0.2 * [.B177] / 60000" office:value-type="float" office:value="75.9919180699429" calcext:value-type="float">
            <text:p>76</text:p>
          </table:table-cell>
          <table:table-cell table:formula="of:=(60000 * [.B177] * EXP(Param3) ) / (60000 + ([.B177] * (EXP(Param3) - 1))) - 1" office:value-type="float" office:value="59987.7800356599" calcext:value-type="float">
            <text:p>59988</text:p>
          </table:table-cell>
          <table:table-cell table:formula="of:= [.C177] + 0.2 + 0.5 / [.A177] + 0.5 * [.B177] / 60000" office:value-type="float" office:value="96.7128410845102" calcext:value-type="float">
            <text:p>96,7128410845</text:p>
          </table:table-cell>
          <table:table-cell/>
        </table:table-row>
        <table:table-row table:style-name="ro1">
          <table:table-cell table:formula="of:=[.A178] + 0.3 +  0.2 * [.B178] / 60000" office:value-type="float" office:value="76.4918773367284" calcext:value-type="float">
            <text:p>76</text:p>
          </table:table-cell>
          <table:table-cell table:formula="of:=(60000 * [.B178] * EXP(Param3) ) / (60000 + ([.B178] * (EXP(Param3) - 1))) - 1" office:value-type="float" office:value="59987.9094891596" calcext:value-type="float">
            <text:p>59988</text:p>
          </table:table-cell>
          <table:table-cell table:formula="of:= [.C178] + 0.2 + 0.5 / [.A178] + 0.5 * [.B178] / 60000" office:value-type="float" office:value="97.4193188985299" calcext:value-type="float">
            <text:p>97,4193188985</text:p>
          </table:table-cell>
          <table:table-cell/>
        </table:table-row>
        <table:table-row table:style-name="ro1">
          <table:table-cell table:formula="of:=[.A179] + 0.3 +  0.2 * [.B179] / 60000" office:value-type="float" office:value="76.9918370350256" calcext:value-type="float">
            <text:p>77</text:p>
          </table:table-cell>
          <table:table-cell table:formula="of:=(60000 * [.B179] * EXP(Param3) ) / (60000 + ([.B179] * (EXP(Param3) - 1))) - 1" office:value-type="float" office:value="59988.0269798613" calcext:value-type="float">
            <text:p>59988</text:p>
          </table:table-cell>
          <table:table-cell table:formula="of:= [.C179] + 0.2 + 0.5 / [.A179] + 0.5 * [.B179] / 60000" office:value-type="float" office:value="98.1257547860368" calcext:value-type="float">
            <text:p>98,125754786</text:p>
          </table:table-cell>
          <table:table-cell/>
        </table:table-row>
        <table:table-row table:style-name="ro1">
          <table:table-cell table:formula="of:=[.A180] + 0.3 +  0.2 * [.B180] / 60000" office:value-type="float" office:value="77.4917971249585" calcext:value-type="float">
            <text:p>77</text:p>
          </table:table-cell>
          <table:table-cell table:formula="of:=(60000 * [.B180] * EXP(Param3) ) / (60000 + ([.B180] * (EXP(Param3) - 1))) - 1" office:value-type="float" office:value="59988.1336132069" calcext:value-type="float">
            <text:p>59988</text:p>
          </table:table-cell>
          <table:table-cell table:formula="of:= [.C180] + 0.2 + 0.5 / [.A180] + 0.5 * [.B180] / 60000" office:value-type="float" office:value="98.8321492058286" calcext:value-type="float">
            <text:p>98,8321492058</text:p>
          </table:table-cell>
          <table:table-cell/>
        </table:table-row>
        <table:table-row table:style-name="ro1">
          <table:table-cell table:formula="of:=[.A181] + 0.3 +  0.2 * [.B181] / 60000" office:value-type="float" office:value="77.9917575703359" calcext:value-type="float">
            <text:p>78</text:p>
          </table:table-cell>
          <table:table-cell table:formula="of:=(60000 * [.B181] * EXP(Param3) ) / (60000 + ([.B181] * (EXP(Param3) - 1))) - 1" office:value-type="float" office:value="59988.2303924947" calcext:value-type="float">
            <text:p>59988</text:p>
          </table:table-cell>
          <table:table-cell table:formula="of:= [.C181] + 0.2 + 0.5 / [.A181] + 0.5 * [.B181] / 60000" office:value-type="float" office:value="99.5385026151091" calcext:value-type="float">
            <text:p>99,5385026151</text:p>
          </table:table-cell>
          <table:table-cell/>
        </table:table-row>
        <table:table-row table:style-name="ro1">
          <table:table-cell table:formula="of:=[.A182] + 0.3 +  0.2 * [.B182] / 60000" office:value-type="float" office:value="78.4917183383108" calcext:value-type="float">
            <text:p>78</text:p>
          </table:table-cell>
          <table:table-cell table:formula="of:=(60000 * [.B182] * EXP(Param3) ) / (60000 + ([.B182] * (EXP(Param3) - 1))) - 1" office:value-type="float" office:value="59988.3182283174" calcext:value-type="float">
            <text:p>59988</text:p>
          </table:table-cell>
          <table:table-cell table:formula="of:= [.C182] + 0.2 + 0.5 / [.A182] + 0.5 * [.B182] / 60000" office:value-type="float" office:value="100.244815468914" calcext:value-type="float">
            <text:p>100,2448154689</text:p>
          </table:table-cell>
          <table:table-cell/>
        </table:table-row>
        <table:table-row table:style-name="ro1">
          <table:table-cell table:formula="of:=[.A183] + 0.3 +  0.2 * [.B183] / 60000" office:value-type="float" office:value="78.9916793990719" calcext:value-type="float">
            <text:p>79</text:p>
          </table:table-cell>
          <table:table-cell table:formula="of:=(60000 * [.B183] * EXP(Param3) ) / (60000 + ([.B183] * (EXP(Param3) - 1))) - 1" office:value-type="float" office:value="59988.3979471262" calcext:value-type="float">
            <text:p>59988</text:p>
          </table:table-cell>
          <table:table-cell table:formula="of:= [.C183] + 0.2 + 0.5 / [.A183] + 0.5 * [.B183] / 60000" office:value-type="float" office:value="100.951088219607" calcext:value-type="float">
            <text:p>100,9510882196</text:p>
          </table:table-cell>
          <table:table-cell/>
        </table:table-row>
        <table:table-row table:style-name="ro1">
          <table:table-cell table:formula="of:=[.A184] + 0.3 +  0.2 * [.B184] / 60000" office:value-type="float" office:value="79.4916407255623" calcext:value-type="float">
            <text:p>79</text:p>
          </table:table-cell>
          <table:table-cell table:formula="of:=(60000 * [.B184] * EXP(Param3) ) / (60000 + ([.B184] * (EXP(Param3) - 1))) - 1" office:value-type="float" office:value="59988.4702990055" calcext:value-type="float">
            <text:p>59988</text:p>
          </table:table-cell>
          <table:table-cell table:formula="of:= [.C184] + 0.2 + 0.5 / [.A184] + 0.5 * [.B184] / 60000" office:value-type="float" office:value="101.657321316435" calcext:value-type="float">
            <text:p>101,6573213164</text:p>
          </table:table-cell>
          <table:table-cell/>
        </table:table-row>
        <table:table-row table:style-name="ro1">
          <table:table-cell table:formula="of:=[.A185] + 0.3 +  0.2 * [.B185] / 60000" office:value-type="float" office:value="79.9916022932257" calcext:value-type="float">
            <text:p>80</text:p>
          </table:table-cell>
          <table:table-cell table:formula="of:=(60000 * [.B185] * EXP(Param3) ) / (60000 + ([.B185] * (EXP(Param3) - 1))) - 1" office:value-type="float" office:value="59988.5359647284" calcext:value-type="float">
            <text:p>59989</text:p>
          </table:table-cell>
          <table:table-cell table:formula="of:= [.C185] + 0.2 + 0.5 / [.A185] + 0.5 * [.B185] / 60000" office:value-type="float" office:value="102.363515205148" calcext:value-type="float">
            <text:p>102,3635152051</text:p>
          </table:table-cell>
          <table:table-cell/>
        </table:table-row>
        <table:table-row table:style-name="ro1">
          <table:table-cell table:formula="of:=[.A186] + 0.3 +  0.2 * [.B186] / 60000" office:value-type="float" office:value="80.4915640797748" calcext:value-type="float">
            <text:p>80</text:p>
          </table:table-cell>
          <table:table-cell table:formula="of:=(60000 * [.B186] * EXP(Param3) ) / (60000 + ([.B186] * (EXP(Param3) - 1))) - 1" office:value-type="float" office:value="59988.5955621609" calcext:value-type="float">
            <text:p>59989</text:p>
          </table:table-cell>
          <table:table-cell table:formula="of:= [.C186] + 0.2 + 0.5 / [.A186] + 0.5 * [.B186] / 60000" office:value-type="float" office:value="103.06967032766" calcext:value-type="float">
            <text:p>103,0696703277</text:p>
          </table:table-cell>
          <table:table-cell/>
        </table:table-row>
        <table:table-row table:style-name="ro1">
          <table:table-cell table:formula="of:=[.A187] + 0.3 +  0.2 * [.B187] / 60000" office:value-type="float" office:value="80.991526064982" calcext:value-type="float">
            <text:p>81</text:p>
          </table:table-cell>
          <table:table-cell table:formula="of:=(60000 * [.B187] * EXP(Param3) ) / (60000 + ([.B187] * (EXP(Param3) - 1))) - 1" office:value-type="float" office:value="59988.6496520746" calcext:value-type="float">
            <text:p>59989</text:p>
          </table:table-cell>
          <table:table-cell table:formula="of:= [.C187] + 0.2 + 0.5 / [.A187] + 0.5 * [.B187] / 60000" office:value-type="float" office:value="103.775787121765" calcext:value-type="float">
            <text:p>103,7757871218</text:p>
          </table:table-cell>
          <table:table-cell/>
        </table:table-row>
        <table:table-row table:style-name="ro1">
          <table:table-cell table:formula="of:=[.A188] + 0.3 +  0.2 * [.B188] / 60000" office:value-type="float" office:value="81.4914882304889" calcext:value-type="float">
            <text:p>81</text:p>
          </table:table-cell>
          <table:table-cell table:formula="of:=(60000 * [.B188] * EXP(Param3) ) / (60000 + ([.B188] * (EXP(Param3) - 1))) - 1" office:value-type="float" office:value="59988.6987434217" calcext:value-type="float">
            <text:p>59989</text:p>
          </table:table-cell>
          <table:table-cell table:formula="of:= [.C188] + 0.2 + 0.5 / [.A188] + 0.5 * [.B188] / 60000" office:value-type="float" office:value="104.481866020887" calcext:value-type="float">
            <text:p>104,4818660209</text:p>
          </table:table-cell>
          <table:table-cell/>
        </table:table-row>
        <table:table-row table:style-name="ro1">
          <table:table-cell table:formula="of:=[.A189] + 0.3 +  0.2 * [.B189] / 60000" office:value-type="float" office:value="81.9914505596336" calcext:value-type="float">
            <text:p>82</text:p>
          </table:table-cell>
          <table:table-cell table:formula="of:=(60000 * [.B189] * EXP(Param3) ) / (60000 + ([.B189] * (EXP(Param3) - 1))) - 1" office:value-type="float" office:value="59988.7432981235" calcext:value-type="float">
            <text:p>59989</text:p>
          </table:table-cell>
          <table:table-cell table:formula="of:= [.C189] + 0.2 + 0.5 / [.A189] + 0.5 * [.B189] / 60000" office:value-type="float" office:value="105.18790745387" calcext:value-type="float">
            <text:p>105,1879074539</text:p>
          </table:table-cell>
          <table:table-cell/>
        </table:table-row>
        <table:table-row table:style-name="ro1">
          <table:table-cell table:formula="of:=[.A190] + 0.3 +  0.2 * [.B190] / 60000" office:value-type="float" office:value="82.491413037294" calcext:value-type="float">
            <text:p>82</text:p>
          </table:table-cell>
          <table:table-cell table:formula="of:=(60000 * [.B190] * EXP(Param3) ) / (60000 + ([.B190] * (EXP(Param3) - 1))) - 1" office:value-type="float" office:value="59988.7837354162" calcext:value-type="float">
            <text:p>59989</text:p>
          </table:table-cell>
          <table:table-cell table:formula="of:= [.C190] + 0.2 + 0.5 / [.A190] + 0.5 * [.B190] / 60000" office:value-type="float" office:value="105.893911844804" calcext:value-type="float">
            <text:p>105,8939118448</text:p>
          </table:table-cell>
          <table:table-cell/>
        </table:table-row>
        <table:table-row table:style-name="ro1">
          <table:table-cell table:formula="of:=[.A191] + 0.3 +  0.2 * [.B191] / 60000" office:value-type="float" office:value="82.9913756497454" calcext:value-type="float">
            <text:p>83</text:p>
          </table:table-cell>
          <table:table-cell table:formula="of:=(60000 * [.B191] * EXP(Param3) ) / (60000 + ([.B191] * (EXP(Param3) - 1))) - 1" office:value-type="float" office:value="59988.8204357948" calcext:value-type="float">
            <text:p>59989</text:p>
          </table:table-cell>
          <table:table-cell table:formula="of:= [.C191] + 0.2 + 0.5 / [.A191] + 0.5 * [.B191] / 60000" office:value-type="float" office:value="106.599879612873" calcext:value-type="float">
            <text:p>106,5998796129</text:p>
          </table:table-cell>
          <table:table-cell/>
        </table:table-row>
        <table:table-row table:style-name="ro1">
          <table:table-cell table:formula="of:=[.A192] + 0.3 +  0.2 * [.B192] / 60000" office:value-type="float" office:value="83.4913383845314" calcext:value-type="float">
            <text:p>83</text:p>
          </table:table-cell>
          <table:table-cell table:formula="of:=(60000 * [.B192] * EXP(Param3) ) / (60000 + ([.B192] * (EXP(Param3) - 1))) - 1" office:value-type="float" office:value="59988.8537445931" calcext:value-type="float">
            <text:p>59989</text:p>
          </table:table-cell>
          <table:table-cell table:formula="of:= [.C192] + 0.2 + 0.5 / [.A192] + 0.5 * [.B192] / 60000" office:value-type="float" office:value="107.30581117224" calcext:value-type="float">
            <text:p>107,3058111722</text:p>
          </table:table-cell>
          <table:table-cell/>
        </table:table-row>
        <table:table-row table:style-name="ro1">
          <table:table-cell table:formula="of:=[.A193] + 0.3 +  0.2 * [.B193] / 60000" office:value-type="float" office:value="83.9913012303467" calcext:value-type="float">
            <text:p>84</text:p>
          </table:table-cell>
          <table:table-cell table:formula="of:=(60000 * [.B193] * EXP(Param3) ) / (60000 + ([.B193] * (EXP(Param3) - 1))) - 1" office:value-type="float" office:value="59988.883975233" calcext:value-type="float">
            <text:p>59989</text:p>
          </table:table-cell>
          <table:table-cell table:formula="of:= [.C193] + 0.2 + 0.5 / [.A193] + 0.5 * [.B193] / 60000" office:value-type="float" office:value="108.011706931944" calcext:value-type="float">
            <text:p>108,0117069319</text:p>
          </table:table-cell>
          <table:table-cell/>
        </table:table-row>
        <table:table-row table:style-name="ro1">
          <table:table-cell table:formula="of:=[.A194] + 0.3 +  0.2 * [.B194] / 60000" office:value-type="float" office:value="84.4912641769308" calcext:value-type="float">
            <text:p>84</text:p>
          </table:table-cell>
          <table:table-cell table:formula="of:=(60000 * [.B194] * EXP(Param3) ) / (60000 + ([.B194] * (EXP(Param3) - 1))) - 1" office:value-type="float" office:value="59988.9114121729" calcext:value-type="float">
            <text:p>59989</text:p>
          </table:table-cell>
          <table:table-cell table:formula="of:= [.C194] + 0.2 + 0.5 / [.A194] + 0.5 * [.B194] / 60000" office:value-type="float" office:value="108.71756729583" calcext:value-type="float">
            <text:p>108,7175672958</text:p>
          </table:table-cell>
          <table:table-cell/>
        </table:table-row>
        <table:table-row table:style-name="ro1">
          <table:table-cell table:formula="of:=[.A195] + 0.3 +  0.2 * [.B195] / 60000" office:value-type="float" office:value="84.9912272149714" calcext:value-type="float">
            <text:p>85</text:p>
          </table:table-cell>
          <table:table-cell table:formula="of:=(60000 * [.B195] * EXP(Param3) ) / (60000 + ([.B195] * (EXP(Param3) - 1))) - 1" office:value-type="float" office:value="59988.9363135843" calcext:value-type="float">
            <text:p>59989</text:p>
          </table:table-cell>
          <table:table-cell table:formula="of:= [.C195] + 0.2 + 0.5 / [.A195] + 0.5 * [.B195] / 60000" office:value-type="float" office:value="109.423392662489" calcext:value-type="float">
            <text:p>109,4233926625</text:p>
          </table:table-cell>
          <table:table-cell/>
        </table:table-row>
        <table:table-row table:style-name="ro1">
          <table:table-cell table:formula="of:=[.A196] + 0.3 +  0.2 * [.B196] / 60000" office:value-type="float" office:value="85.4911903360167" calcext:value-type="float">
            <text:p>85</text:p>
          </table:table-cell>
          <table:table-cell table:formula="of:=(60000 * [.B196] * EXP(Param3) ) / (60000 + ([.B196] * (EXP(Param3) - 1))) - 1" office:value-type="float" office:value="59988.9589137812" calcext:value-type="float">
            <text:p>59989</text:p>
          </table:table-cell>
          <table:table-cell table:formula="of:= [.C196] + 0.2 + 0.5 / [.A196] + 0.5 * [.B196] / 60000" office:value-type="float" office:value="110.129183425219" calcext:value-type="float">
            <text:p>110,1291834252</text:p>
          </table:table-cell>
          <table:table-cell/>
        </table:table-row>
        <table:table-row table:style-name="ro1">
          <table:table-cell table:formula="of:=[.A197] + 0.3 +  0.2 * [.B197] / 60000" office:value-type="float" office:value="85.9911535323959" calcext:value-type="float">
            <text:p>86</text:p>
          </table:table-cell>
          <table:table-cell table:formula="of:=(60000 * [.B197] * EXP(Param3) ) / (60000 + ([.B197] * (EXP(Param3) - 1))) - 1" office:value-type="float" office:value="59988.9794254242" calcext:value-type="float">
            <text:p>59989</text:p>
          </table:table-cell>
          <table:table-cell table:formula="of:= [.C197] + 0.2 + 0.5 / [.A197] + 0.5 * [.B197] / 60000" office:value-type="float" office:value="110.834939972001" calcext:value-type="float">
            <text:p>110,834939972</text:p>
          </table:table-cell>
          <table:table-cell/>
        </table:table-row>
        <table:table-row table:style-name="ro1">
          <table:table-cell table:formula="of:=[.A198] + 0.3 +  0.2 * [.B198] / 60000" office:value-type="float" office:value="86.4911167971473" calcext:value-type="float">
            <text:p>86</text:p>
          </table:table-cell>
          <table:table-cell table:formula="of:=(60000 * [.B198] * EXP(Param3) ) / (60000 + ([.B198] * (EXP(Param3) - 1))) - 1" office:value-type="float" office:value="59988.9980415218" calcext:value-type="float">
            <text:p>59989</text:p>
          </table:table-cell>
          <table:table-cell table:formula="of:= [.C198] + 0.2 + 0.5 / [.A198] + 0.5 * [.B198] / 60000" office:value-type="float" office:value="111.540662685487" calcext:value-type="float">
            <text:p>111,5406626855</text:p>
          </table:table-cell>
          <table:table-cell/>
        </table:table-row>
        <table:table-row table:style-name="ro1">
          <table:table-cell table:formula="of:=[.A199] + 0.3 +  0.2 * [.B199] / 60000" office:value-type="float" office:value="86.9910801239524" calcext:value-type="float">
            <text:p>87</text:p>
          </table:table-cell>
          <table:table-cell table:formula="of:=(60000 * [.B199] * EXP(Param3) ) / (60000 + ([.B199] * (EXP(Param3) - 1))) - 1" office:value-type="float" office:value="59989.0149372463" calcext:value-type="float">
            <text:p>59989</text:p>
          </table:table-cell>
          <table:table-cell table:formula="of:= [.C199] + 0.2 + 0.5 / [.A199] + 0.5 * [.B199] / 60000" office:value-type="float" office:value="112.246351943" calcext:value-type="float">
            <text:p>112,246351943</text:p>
          </table:table-cell>
          <table:table-cell/>
        </table:table-row>
        <table:table-row table:style-name="ro1">
          <table:table-cell table:formula="of:=[.A200] + 0.3 +  0.2 * [.B200] / 60000" office:value-type="float" office:value="87.4910435070766" calcext:value-type="float">
            <text:p>87</text:p>
          </table:table-cell>
          <table:table-cell table:formula="of:=(60000 * [.B200] * EXP(Param3) ) / (60000 + ([.B200] * (EXP(Param3) - 1))) - 1" office:value-type="float" office:value="59989.0302715819" calcext:value-type="float">
            <text:p>59989</text:p>
          </table:table-cell>
          <table:table-cell table:formula="of:= [.C200] + 0.2 + 0.5 / [.A200] + 0.5 * [.B200] / 60000" office:value-type="float" office:value="112.952008116545" calcext:value-type="float">
            <text:p>112,9520081165</text:p>
          </table:table-cell>
          <table:table-cell/>
        </table:table-row>
        <table:table-row table:style-name="ro1">
          <table:table-cell table:formula="of:=[.A201] + 0.3 +  0.2 * [.B201] / 60000" office:value-type="float" office:value="87.9910069413152" calcext:value-type="float">
            <text:p>88</text:p>
          </table:table-cell>
          <table:table-cell table:formula="of:=(60000 * [.B201] * EXP(Param3) ) / (60000 + ([.B201] * (EXP(Param3) - 1))) - 1" office:value-type="float" office:value="59989.0441888211" calcext:value-type="float">
            <text:p>59989</text:p>
          </table:table-cell>
          <table:table-cell table:formula="of:= [.C201] + 0.2 + 0.5 / [.A201] + 0.5 * [.B201] / 60000" office:value-type="float" office:value="113.657631572829" calcext:value-type="float">
            <text:p>113,6576315728</text:p>
          </table:table-cell>
          <table:table-cell/>
        </table:table-row>
        <table:table-row table:style-name="ro1">
          <table:table-cell table:formula="of:=[.A202] + 0.3 +  0.2 * [.B202] / 60000" office:value-type="float" office:value="88.4909704219446" calcext:value-type="float">
            <text:p>88</text:p>
          </table:table-cell>
          <table:table-cell table:formula="of:=(60000 * [.B202] * EXP(Param3) ) / (60000 + ([.B202] * (EXP(Param3) - 1))) - 1" office:value-type="float" office:value="59989.0568199219" calcext:value-type="float">
            <text:p>59989</text:p>
          </table:table-cell>
          <table:table-cell table:formula="of:= [.C202] + 0.2 + 0.5 / [.A202] + 0.5 * [.B202] / 60000" office:value-type="float" office:value="114.363222673291" calcext:value-type="float">
            <text:p>114,3632226733</text:p>
          </table:table-cell>
          <table:table-cell/>
        </table:table-row>
        <table:table-row table:style-name="ro1">
          <table:table-cell table:formula="of:=[.A203] + 0.3 +  0.2 * [.B203] / 60000" office:value-type="float" office:value="88.9909339446777" calcext:value-type="float">
            <text:p>89</text:p>
          </table:table-cell>
          <table:table-cell table:formula="of:=(60000 * [.B203] * EXP(Param3) ) / (60000 + ([.B203] * (EXP(Param3) - 1))) - 1" office:value-type="float" office:value="59989.06828374" calcext:value-type="float">
            <text:p>59989</text:p>
          </table:table-cell>
          <table:table-cell table:formula="of:= [.C203] + 0.2 + 0.5 / [.A203] + 0.5 * [.B203] / 60000" office:value-type="float" office:value="115.068781774132" calcext:value-type="float">
            <text:p>115,0687817741</text:p>
          </table:table-cell>
          <table:table-cell/>
        </table:table-row>
        <table:table-row table:style-name="ro1">
          <table:table-cell table:formula="of:=[.A204] + 0.3 +  0.2 * [.B204] / 60000" office:value-type="float" office:value="89.4908975056235" calcext:value-type="float">
            <text:p>89</text:p>
          </table:table-cell>
          <table:table-cell table:formula="of:=(60000 * [.B204] * EXP(Param3) ) / (60000 + ([.B204] * (EXP(Param3) - 1))) - 1" office:value-type="float" office:value="59989.0786881476" calcext:value-type="float">
            <text:p>59989</text:p>
          </table:table-cell>
          <table:table-cell table:formula="of:= [.C204] + 0.2 + 0.5 / [.A204] + 0.5 * [.B204] / 60000" office:value-type="float" office:value="115.774309226363" calcext:value-type="float">
            <text:p>115,7743092264</text:p>
          </table:table-cell>
          <table:table-cell/>
        </table:table-row>
        <table:table-row table:style-name="ro1">
          <table:table-cell table:formula="of:=[.A205] + 0.3 +  0.2 * [.B205] / 60000" office:value-type="float" office:value="89.9908611012506" calcext:value-type="float">
            <text:p>90</text:p>
          </table:table-cell>
          <table:table-cell table:formula="of:=(60000 * [.B205] * EXP(Param3) ) / (60000 + ([.B205] * (EXP(Param3) - 1))) - 1" office:value-type="float" office:value="59989.0881310482" calcext:value-type="float">
            <text:p>59989</text:p>
          </table:table-cell>
          <table:table-cell table:formula="of:= [.C205] + 0.2 + 0.5 / [.A205] + 0.5 * [.B205] / 60000" office:value-type="float" office:value="116.479805375845" calcext:value-type="float">
            <text:p>116,4798053758</text:p>
          </table:table-cell>
          <table:table-cell/>
        </table:table-row>
        <table:table-row table:style-name="ro1">
          <table:table-cell table:formula="of:=[.A206] + 0.3 +  0.2 * [.B206] / 60000" office:value-type="float" office:value="90.4908247283541" calcext:value-type="float">
            <text:p>90</text:p>
          </table:table-cell>
          <table:table-cell table:formula="of:=(60000 * [.B206] * EXP(Param3) ) / (60000 + ([.B206] * (EXP(Param3) - 1))) - 1" office:value-type="float" office:value="59989.0967012977" calcext:value-type="float">
            <text:p>59989</text:p>
          </table:table-cell>
          <table:table-cell table:formula="of:= [.C206] + 0.2 + 0.5 / [.A206] + 0.5 * [.B206] / 60000" office:value-type="float" office:value="117.185270563346" calcext:value-type="float">
            <text:p>117,1852705633</text:p>
          </table:table-cell>
          <table:table-cell/>
        </table:table-row>
        <table:table-row table:style-name="ro1">
          <table:table-cell table:formula="of:=[.A207] + 0.3 +  0.2 * [.B207] / 60000" office:value-type="float" office:value="90.9907883840251" calcext:value-type="float">
            <text:p>91</text:p>
          </table:table-cell>
          <table:table-cell table:formula="of:=(60000 * [.B207] * EXP(Param3) ) / (60000 + ([.B207] * (EXP(Param3) - 1))) - 1" office:value-type="float" office:value="59989.1044795404" calcext:value-type="float">
            <text:p>59989</text:p>
          </table:table-cell>
          <table:table-cell table:formula="of:= [.C207] + 0.2 + 0.5 / [.A207] + 0.5 * [.B207] / 60000" office:value-type="float" office:value="117.890705124593" calcext:value-type="float">
            <text:p>117,8907051246</text:p>
          </table:table-cell>
          <table:table-cell/>
        </table:table-row>
        <table:table-row table:style-name="ro1">
          <table:table-cell table:formula="of:=[.A208] + 0.3 +  0.2 * [.B208] / 60000" office:value-type="float" office:value="91.4907520656235" calcext:value-type="float">
            <text:p>91</text:p>
          </table:table-cell>
          <table:table-cell table:formula="of:=(60000 * [.B208] * EXP(Param3) ) / (60000 + ([.B208] * (EXP(Param3) - 1))) - 1" office:value-type="float" office:value="59989.1115389685" calcext:value-type="float">
            <text:p>59989</text:p>
          </table:table-cell>
          <table:table-cell table:formula="of:= [.C208] + 0.2 + 0.5 / [.A208] + 0.5 * [.B208] / 60000" office:value-type="float" office:value="118.59610939033" calcext:value-type="float">
            <text:p>118,5961093903</text:p>
          </table:table-cell>
          <table:table-cell/>
        </table:table-row>
        <table:table-row table:style-name="ro1">
          <table:table-cell table:formula="of:=[.A209] + 0.3 +  0.2 * [.B209] / 60000" office:value-type="float" office:value="91.9907157707534" calcext:value-type="float">
            <text:p>92</text:p>
          </table:table-cell>
          <table:table-cell table:formula="of:=(60000 * [.B209] * EXP(Param3) ) / (60000 + ([.B209] * (EXP(Param3) - 1))) - 1" office:value-type="float" office:value="59989.1179460099" calcext:value-type="float">
            <text:p>59989</text:p>
          </table:table-cell>
          <table:table-cell table:formula="of:= [.C209] + 0.2 + 0.5 / [.A209] + 0.5 * [.B209] / 60000" office:value-type="float" office:value="119.301483686382" calcext:value-type="float">
            <text:p>119,3014836864</text:p>
          </table:table-cell>
          <table:table-cell/>
        </table:table-row>
        <table:table-row table:style-name="ro1">
          <table:table-cell table:formula="of:=[.A210] + 0.3 +  0.2 * [.B210] / 60000" office:value-type="float" office:value="92.4906794972401" calcext:value-type="float">
            <text:p>92</text:p>
          </table:table-cell>
          <table:table-cell table:formula="of:=(60000 * [.B210] * EXP(Param3) ) / (60000 + ([.B210] * (EXP(Param3) - 1))) - 1" office:value-type="float" office:value="59989.1237609538" calcext:value-type="float">
            <text:p>59989</text:p>
          </table:table-cell>
          <table:table-cell table:formula="of:= [.C210] + 0.2 + 0.5 / [.A210] + 0.5 * [.B210] / 60000" office:value-type="float" office:value="120.006828333716" calcext:value-type="float">
            <text:p>120,0068283337</text:p>
          </table:table-cell>
          <table:table-cell/>
        </table:table-row>
        <table:table-row table:style-name="ro1">
          <table:table-cell table:formula="of:=[.A211] + 0.3 +  0.2 * [.B211] / 60000" office:value-type="float" office:value="92.99064324311" calcext:value-type="float">
            <text:p>93</text:p>
          </table:table-cell>
          <table:table-cell table:formula="of:=(60000 * [.B211] * EXP(Param3) ) / (60000 + ([.B211] * (EXP(Param3) - 1))) - 1" office:value-type="float" office:value="59989.129038518" calcext:value-type="float">
            <text:p>59989</text:p>
          </table:table-cell>
          <table:table-cell table:formula="of:= [.C211] + 0.2 + 0.5 / [.A211] + 0.5 * [.B211] / 60000" office:value-type="float" office:value="120.712143648512" calcext:value-type="float">
            <text:p>120,7121436485</text:p>
          </table:table-cell>
          <table:table-cell/>
        </table:table-row>
        <table:table-row table:style-name="ro1">
          <table:table-cell table:formula="of:=[.A212] + 0.3 +  0.2 * [.B212] / 60000" office:value-type="float" office:value="93.4906070065717" calcext:value-type="float">
            <text:p>93</text:p>
          </table:table-cell>
          <table:table-cell table:formula="of:=(60000 * [.B212] * EXP(Param3) ) / (60000 + ([.B212] * (EXP(Param3) - 1))) - 1" office:value-type="float" office:value="59989.1338283636" calcext:value-type="float">
            <text:p>59989</text:p>
          </table:table-cell>
          <table:table-cell table:formula="of:= [.C212] + 0.2 + 0.5 / [.A212] + 0.5 * [.B212] / 60000" office:value-type="float" office:value="121.417429942222" calcext:value-type="float">
            <text:p>121,4174299422</text:p>
          </table:table-cell>
          <table:table-cell/>
        </table:table-row>
        <table:table-row table:style-name="ro1">
          <table:table-cell table:formula="of:=[.A213] + 0.3 +  0.2 * [.B213] / 60000" office:value-type="float" office:value="93.9905707859996" calcext:value-type="float">
            <text:p>94</text:p>
          </table:table-cell>
          <table:table-cell table:formula="of:=(60000 * [.B213] * EXP(Param3) ) / (60000 + ([.B213] * (EXP(Param3) - 1))) - 1" office:value-type="float" office:value="59989.1381755623" calcext:value-type="float">
            <text:p>59989</text:p>
          </table:table-cell>
          <table:table-cell table:formula="of:= [.C213] + 0.2 + 0.5 / [.A213] + 0.5 * [.B213] / 60000" office:value-type="float" office:value="122.122687521647" calcext:value-type="float">
            <text:p>122,1226875216</text:p>
          </table:table-cell>
          <table:table-cell/>
        </table:table-row>
        <table:table-row table:style-name="ro1">
          <table:table-cell table:formula="of:=[.A214] + 0.3 +  0.2 * [.B214] / 60000" office:value-type="float" office:value="94.4905345799181" calcext:value-type="float">
            <text:p>94</text:p>
          </table:table-cell>
          <table:table-cell table:formula="of:=(60000 * [.B214] * EXP(Param3) ) / (60000 + ([.B214] * (EXP(Param3) - 1))) - 1" office:value-type="float" office:value="59989.1421210207" calcext:value-type="float">
            <text:p>59989</text:p>
          </table:table-cell>
          <table:table-cell table:formula="of:= [.C214] + 0.2 + 0.5 / [.A214] + 0.5 * [.B214] / 60000" office:value-type="float" office:value="122.827916689001" calcext:value-type="float">
            <text:p>122,827916689</text:p>
          </table:table-cell>
          <table:table-cell/>
        </table:table-row>
        <table:table-row table:style-name="ro1">
          <table:table-cell table:formula="of:=[.A215] + 0.3 +  0.2 * [.B215] / 60000" office:value-type="float" office:value="94.9904983869882" calcext:value-type="float">
            <text:p>95</text:p>
          </table:table-cell>
          <table:table-cell table:formula="of:=(60000 * [.B215] * EXP(Param3) ) / (60000 + ([.B215] * (EXP(Param3) - 1))) - 1" office:value-type="float" office:value="59989.1457018649" calcext:value-type="float">
            <text:p>59989</text:p>
          </table:table-cell>
          <table:table-cell table:formula="of:= [.C215] + 0.2 + 0.5 / [.A215] + 0.5 * [.B215] / 60000" office:value-type="float" office:value="123.533117741984" calcext:value-type="float">
            <text:p>123,533117742</text:p>
          </table:table-cell>
          <table:table-cell/>
        </table:table-row>
        <table:table-row table:style-name="ro1">
          <table:table-cell table:formula="of:=[.A216] + 0.3 +  0.2 * [.B216] / 60000" office:value-type="float" office:value="95.4904622059944" calcext:value-type="float">
            <text:p>95</text:p>
          </table:table-cell>
          <table:table-cell table:formula="of:=(60000 * [.B216] * EXP(Param3) ) / (60000 + ([.B216] * (EXP(Param3) - 1))) - 1" office:value-type="float" office:value="59989.1489517904" calcext:value-type="float">
            <text:p>59989</text:p>
          </table:table-cell>
          <table:table-cell table:formula="of:= [.C216] + 0.2 + 0.5 / [.A216] + 0.5 * [.B216] / 60000" office:value-type="float" office:value="124.238290973852" calcext:value-type="float">
            <text:p>124,2382909739</text:p>
          </table:table-cell>
          <table:table-cell/>
        </table:table-row>
        <table:table-row table:style-name="ro1">
          <table:table-cell table:formula="of:=[.A217] + 0.3 +  0.2 * [.B217] / 60000" office:value-type="float" office:value="95.9904260358337" calcext:value-type="float">
            <text:p>96</text:p>
          </table:table-cell>
          <table:table-cell table:formula="of:=(60000 * [.B217] * EXP(Param3) ) / (60000 + ([.B217] * (EXP(Param3) - 1))) - 1" office:value-type="float" office:value="59989.1519013784" calcext:value-type="float">
            <text:p>59989</text:p>
          </table:table-cell>
          <table:table-cell table:formula="of:= [.C217] + 0.2 + 0.5 / [.A217] + 0.5 * [.B217] / 60000" office:value-type="float" office:value="124.943436673488" calcext:value-type="float">
            <text:p>124,9434366735</text:p>
          </table:table-cell>
          <table:table-cell/>
        </table:table-row>
        <table:table-row table:style-name="ro1">
          <table:table-cell table:formula="of:=[.A218] + 0.3 +  0.2 * [.B218] / 60000" office:value-type="float" office:value="96.4903898755049" calcext:value-type="float">
            <text:p>96</text:p>
          </table:table-cell>
          <table:table-cell table:formula="of:=(60000 * [.B218] * EXP(Param3) ) / (60000 + ([.B218] * (EXP(Param3) - 1))) - 1" office:value-type="float" office:value="59989.1545783842" calcext:value-type="float">
            <text:p>59989</text:p>
          </table:table-cell>
          <table:table-cell table:formula="of:= [.C218] + 0.2 + 0.5 / [.A218] + 0.5 * [.B218] / 60000" office:value-type="float" office:value="125.648555125472" calcext:value-type="float">
            <text:p>125,6485551255</text:p>
          </table:table-cell>
          <table:table-cell/>
        </table:table-row>
        <table:table-row table:style-name="ro1">
          <table:table-cell table:formula="of:=[.A219] + 0.3 +  0.2 * [.B219] / 60000" office:value-type="float" office:value="96.9903537240996" calcext:value-type="float">
            <text:p>97</text:p>
          </table:table-cell>
          <table:table-cell table:formula="of:=(60000 * [.B219] * EXP(Param3) ) / (60000 + ([.B219] * (EXP(Param3) - 1))) - 1" office:value-type="float" office:value="59989.1570079981" calcext:value-type="float">
            <text:p>59989</text:p>
          </table:table-cell>
          <table:table-cell table:formula="of:= [.C219] + 0.2 + 0.5 / [.A219] + 0.5 * [.B219] / 60000" office:value-type="float" office:value="126.353646610154" calcext:value-type="float">
            <text:p>126,3536466102</text:p>
          </table:table-cell>
          <table:table-cell/>
        </table:table-row>
        <table:table-row table:style-name="ro1">
          <table:table-cell table:formula="of:=[.A220] + 0.3 +  0.2 * [.B220] / 60000" office:value-type="float" office:value="97.4903175807929" calcext:value-type="float">
            <text:p>97</text:p>
          </table:table-cell>
          <table:table-cell table:formula="of:=(60000 * [.B220] * EXP(Param3) ) / (60000 + ([.B220] * (EXP(Param3) - 1))) - 1" office:value-type="float" office:value="59989.1592130825" calcext:value-type="float">
            <text:p>59989</text:p>
          </table:table-cell>
          <table:table-cell table:formula="of:= [.C220] + 0.2 + 0.5 / [.A220] + 0.5 * [.B220] / 60000" office:value-type="float" office:value="127.058711403723" calcext:value-type="float">
            <text:p>127,0587114037</text:p>
          </table:table-cell>
          <table:table-cell/>
        </table:table-row>
        <table:table-row table:style-name="ro1">
          <table:table-cell table:formula="of:=[.A221] + 0.3 +  0.2 * [.B221] / 60000" office:value-type="float" office:value="97.9902814448365" calcext:value-type="float">
            <text:p>98</text:p>
          </table:table-cell>
          <table:table-cell table:formula="of:=(60000 * [.B221] * EXP(Param3) ) / (60000 + ([.B221] * (EXP(Param3) - 1))) - 1" office:value-type="float" office:value="59989.1612143869" calcext:value-type="float">
            <text:p>59989</text:p>
          </table:table-cell>
          <table:table-cell table:formula="of:= [.C221] + 0.2 + 0.5 / [.A221] + 0.5 * [.B221] / 60000" office:value-type="float" office:value="127.763749778276" calcext:value-type="float">
            <text:p>127,7637497783</text:p>
          </table:table-cell>
          <table:table-cell/>
        </table:table-row>
        <table:table-row table:style-name="ro1">
          <table:table-cell table:formula="of:=[.A222] + 0.3 +  0.2 * [.B222] / 60000" office:value-type="float" office:value="98.4902453155511" calcext:value-type="float">
            <text:p>98</text:p>
          </table:table-cell>
          <table:table-cell table:formula="of:=(60000 * [.B222] * EXP(Param3) ) / (60000 + ([.B222] * (EXP(Param3) - 1))) - 1" office:value-type="float" office:value="59989.1630307434" calcext:value-type="float">
            <text:p>59989</text:p>
          </table:table-cell>
          <table:table-cell table:formula="of:= [.C222] + 0.2 + 0.5 / [.A222] + 0.5 * [.B222] / 60000" office:value-type="float" office:value="128.468762001893" calcext:value-type="float">
            <text:p>128,4687620019</text:p>
          </table:table-cell>
          <table:table-cell/>
        </table:table-row>
        <table:table-row table:style-name="ro1">
          <table:table-cell table:formula="of:=[.A223] + 0.3 +  0.2 * [.B223] / 60000" office:value-type="float" office:value="98.9902091923203" calcext:value-type="float">
            <text:p>99</text:p>
          </table:table-cell>
          <table:table-cell table:formula="of:=(60000 * [.B223] * EXP(Param3) ) / (60000 + ([.B223] * (EXP(Param3) - 1))) - 1" office:value-type="float" office:value="59989.1646792438" calcext:value-type="float">
            <text:p>59989</text:p>
          </table:table-cell>
          <table:table-cell table:formula="of:= [.C223] + 0.2 + 0.5 / [.A223] + 0.5 * [.B223] / 60000" office:value-type="float" office:value="129.1737483387" calcext:value-type="float">
            <text:p>129,1737483387</text:p>
          </table:table-cell>
          <table:table-cell/>
        </table:table-row>
        <table:table-row table:style-name="ro1">
          <table:table-cell table:formula="of:=[.A224] + 0.3 +  0.2 * [.B224] / 60000" office:value-type="float" office:value="99.4901730745844" calcext:value-type="float">
            <text:p>99</text:p>
          </table:table-cell>
          <table:table-cell table:formula="of:=(60000 * [.B224] * EXP(Param3) ) / (60000 + ([.B224] * (EXP(Param3) - 1))) - 1" office:value-type="float" office:value="59989.1661754001" calcext:value-type="float">
            <text:p>59989</text:p>
          </table:table-cell>
          <table:table-cell table:formula="of:= [.C224] + 0.2 + 0.5 / [.A224] + 0.5 * [.B224] / 60000" office:value-type="float" office:value="129.87870904894" calcext:value-type="float">
            <text:p>129,8787090489</text:p>
          </table:table-cell>
          <table:table-cell/>
        </table:table-row>
        <table:table-row table:style-name="ro1">
          <table:table-cell table:formula="of:=[.A225] + 0.3 +  0.2 * [.B225] / 60000" office:value-type="float" office:value="99.9901369618357" calcext:value-type="float">
            <text:p>100</text:p>
          </table:table-cell>
          <table:table-cell table:formula="of:=(60000 * [.B225] * EXP(Param3) ) / (60000 + ([.B225] * (EXP(Param3) - 1))) - 1" office:value-type="float" office:value="59989.1675332911" calcext:value-type="float">
            <text:p>59989</text:p>
          </table:table-cell>
          <table:table-cell table:formula="of:= [.C225] + 0.2 + 0.5 / [.A225] + 0.5 * [.B225] / 60000" office:value-type="float" office:value="130.583644389043" calcext:value-type="float">
            <text:p>130,583644389</text:p>
          </table:table-cell>
          <table:table-cell/>
        </table:table-row>
        <table:table-row table:style-name="ro1">
          <table:table-cell table:formula="of:=[.A226] + 0.3 +  0.2 * [.B226] / 60000" office:value-type="float" office:value="100.490100853613" calcext:value-type="float">
            <text:p>100</text:p>
          </table:table-cell>
          <table:table-cell table:formula="of:=(60000 * [.B226] * EXP(Param3) ) / (60000 + ([.B226] * (EXP(Param3) - 1))) - 1" office:value-type="float" office:value="59989.1687656944" calcext:value-type="float">
            <text:p>59989</text:p>
          </table:table-cell>
          <table:table-cell table:formula="of:= [.C226] + 0.2 + 0.5 / [.A226] + 0.5 * [.B226] / 60000" office:value-type="float" office:value="131.288554611687" calcext:value-type="float">
            <text:p>131,2885546117</text:p>
          </table:table-cell>
          <table:table-cell/>
        </table:table-row>
        <table:table-row table:style-name="ro1">
          <table:table-cell table:formula="of:=[.A227] + 0.3 +  0.2 * [.B227] / 60000" office:value-type="float" office:value="100.990064749499" calcext:value-type="float">
            <text:p>101</text:p>
          </table:table-cell>
          <table:table-cell table:formula="of:=(60000 * [.B227] * EXP(Param3) ) / (60000 + ([.B227] * (EXP(Param3) - 1))) - 1" office:value-type="float" office:value="59989.1698842067" calcext:value-type="float">
            <text:p>59989</text:p>
          </table:table-cell>
          <table:table-cell table:formula="of:= [.C227] + 0.2 + 0.5 / [.A227] + 0.5 * [.B227] / 60000" office:value-type="float" office:value="131.993439965872" calcext:value-type="float">
            <text:p>131,9934399659</text:p>
          </table:table-cell>
          <table:table-cell/>
        </table:table-row>
        <table:table-row table:style-name="ro1">
          <table:table-cell table:formula="of:=[.A228] + 0.3 +  0.2 * [.B228] / 60000" office:value-type="float" office:value="101.490028649113" calcext:value-type="float">
            <text:p>101</text:p>
          </table:table-cell>
          <table:table-cell table:formula="of:=(60000 * [.B228] * EXP(Param3) ) / (60000 + ([.B228] * (EXP(Param3) - 1))) - 1" office:value-type="float" office:value="59989.1708993532" calcext:value-type="float">
            <text:p>59989</text:p>
          </table:table-cell>
          <table:table-cell table:formula="of:= [.C228] + 0.2 + 0.5 / [.A228] + 0.5 * [.B228] / 60000" office:value-type="float" office:value="132.698300696979" calcext:value-type="float">
            <text:p>132,698300697</text:p>
          </table:table-cell>
          <table:table-cell/>
        </table:table-row>
        <table:table-row table:style-name="ro1">
          <table:table-cell table:formula="of:=[.A229] + 0.3 +  0.2 * [.B229] / 60000" office:value-type="float" office:value="101.989992552111" calcext:value-type="float">
            <text:p>102</text:p>
          </table:table-cell>
          <table:table-cell table:formula="of:=(60000 * [.B229] * EXP(Param3) ) / (60000 + ([.B229] * (EXP(Param3) - 1))) - 1" office:value-type="float" office:value="59989.1718206862" calcext:value-type="float">
            <text:p>59989</text:p>
          </table:table-cell>
          <table:table-cell table:formula="of:= [.C229] + 0.2 + 0.5 / [.A229] + 0.5 * [.B229] / 60000" office:value-type="float" office:value="133.403137046836" calcext:value-type="float">
            <text:p>133,4031370468</text:p>
          </table:table-cell>
          <table:table-cell/>
        </table:table-row>
        <table:table-row table:style-name="ro1">
          <table:table-cell table:formula="of:=[.A230] + 0.3 +  0.2 * [.B230] / 60000" office:value-type="float" office:value="102.48995645818" calcext:value-type="float">
            <text:p>102</text:p>
          </table:table-cell>
          <table:table-cell table:formula="of:=(60000 * [.B230] * EXP(Param3) ) / (60000 + ([.B230] * (EXP(Param3) - 1))) - 1" office:value-type="float" office:value="59989.1726568754" calcext:value-type="float">
            <text:p>59989</text:p>
          </table:table-cell>
          <table:table-cell table:formula="of:= [.C230] + 0.2 + 0.5 / [.A230] + 0.5 * [.B230] / 60000" office:value-type="float" office:value="134.107949253782" calcext:value-type="float">
            <text:p>134,1079492538</text:p>
          </table:table-cell>
          <table:table-cell/>
        </table:table-row>
        <table:table-row table:style-name="ro1">
          <table:table-cell table:formula="of:=[.A231] + 0.3 +  0.2 * [.B231] / 60000" office:value-type="float" office:value="102.989920367036" calcext:value-type="float">
            <text:p>103</text:p>
          </table:table-cell>
          <table:table-cell table:formula="of:=(60000 * [.B231] * EXP(Param3) ) / (60000 + ([.B231] * (EXP(Param3) - 1))) - 1" office:value-type="float" office:value="59989.1734157893" calcext:value-type="float">
            <text:p>59989</text:p>
          </table:table-cell>
          <table:table-cell table:formula="of:= [.C231] + 0.2 + 0.5 / [.A231] + 0.5 * [.B231] / 60000" office:value-type="float" office:value="134.81273755273" calcext:value-type="float">
            <text:p>134,8127375527</text:p>
          </table:table-cell>
          <table:table-cell/>
        </table:table-row>
        <table:table-row table:style-name="ro1">
          <table:table-cell table:formula="of:=[.A232] + 0.3 +  0.2 * [.B232] / 60000" office:value-type="float" office:value="103.489884278422" calcext:value-type="float">
            <text:p>103</text:p>
          </table:table-cell>
          <table:table-cell table:formula="of:=(60000 * [.B232] * EXP(Param3) ) / (60000 + ([.B232] * (EXP(Param3) - 1))) - 1" office:value-type="float" office:value="59989.1741045691" calcext:value-type="float">
            <text:p>59989</text:p>
          </table:table-cell>
          <table:table-cell table:formula="of:= [.C232] + 0.2 + 0.5 / [.A232] + 0.5 * [.B232] / 60000" office:value-type="float" office:value="135.517502175224" calcext:value-type="float">
            <text:p>135,5175021752</text:p>
          </table:table-cell>
          <table:table-cell/>
        </table:table-row>
        <table:table-row table:style-name="ro1">
          <table:table-cell table:formula="of:=[.A233] + 0.3 +  0.2 * [.B233] / 60000" office:value-type="float" office:value="103.989848192104" calcext:value-type="float">
            <text:p>104</text:p>
          </table:table-cell>
          <table:table-cell table:formula="of:=(60000 * [.B233] * EXP(Param3) ) / (60000 + ([.B233] * (EXP(Param3) - 1))) - 1" office:value-type="float" office:value="59989.1747296962" calcext:value-type="float">
            <text:p>59989</text:p>
          </table:table-cell>
          <table:table-cell table:formula="of:= [.C233] + 0.2 + 0.5 / [.A233] + 0.5 * [.B233] / 60000" office:value-type="float" office:value="136.222243349506" calcext:value-type="float">
            <text:p>136,2222433495</text:p>
          </table:table-cell>
          <table:table-cell/>
        </table:table-row>
        <table:table-row table:style-name="ro1">
          <table:table-cell table:formula="of:=[.A234] + 0.3 +  0.2 * [.B234] / 60000" office:value-type="float" office:value="104.48981210787" calcext:value-type="float">
            <text:p>104</text:p>
          </table:table-cell>
          <table:table-cell table:formula="of:=(60000 * [.B234] * EXP(Param3) ) / (60000 + ([.B234] * (EXP(Param3) - 1))) - 1" office:value-type="float" office:value="59989.175297053" calcext:value-type="float">
            <text:p>59989</text:p>
          </table:table-cell>
          <table:table-cell table:formula="of:= [.C234] + 0.2 + 0.5 / [.A234] + 0.5 * [.B234] / 60000" office:value-type="float" office:value="136.92696130057" calcext:value-type="float">
            <text:p>136,9269613006</text:p>
          </table:table-cell>
          <table:table-cell/>
        </table:table-row>
        <table:table-row table:style-name="ro1">
          <table:table-cell table:formula="of:=[.A235] + 0.3 +  0.2 * [.B235] / 60000" office:value-type="float" office:value="104.989776025526" calcext:value-type="float">
            <text:p>105</text:p>
          </table:table-cell>
          <table:table-cell table:formula="of:=(60000 * [.B235] * EXP(Param3) ) / (60000 + ([.B235] * (EXP(Param3) - 1))) - 1" office:value-type="float" office:value="59989.1758119782" calcext:value-type="float">
            <text:p>59989</text:p>
          </table:table-cell>
          <table:table-cell table:formula="of:= [.C235] + 0.2 + 0.5 / [.A235] + 0.5 * [.B235] / 60000" office:value-type="float" office:value="137.63165625022" calcext:value-type="float">
            <text:p>137,6316562502</text:p>
          </table:table-cell>
          <table:table-cell/>
        </table:table-row>
        <table:table-row table:style-name="ro1">
          <table:table-cell table:formula="of:=[.A236] + 0.3 +  0.2 * [.B236] / 60000" office:value-type="float" office:value="105.4897399449" calcext:value-type="float">
            <text:p>105</text:p>
          </table:table-cell>
          <table:table-cell table:formula="of:=(60000 * [.B236] * EXP(Param3) ) / (60000 + ([.B236] * (EXP(Param3) - 1))) - 1" office:value-type="float" office:value="59989.1762793173" calcext:value-type="float">
            <text:p>59989</text:p>
          </table:table-cell>
          <table:table-cell table:formula="of:= [.C236] + 0.2 + 0.5 / [.A236] + 0.5 * [.B236] / 60000" office:value-type="float" office:value="138.336328417133" calcext:value-type="float">
            <text:p>138,3363284171</text:p>
          </table:table-cell>
          <table:table-cell/>
        </table:table-row>
        <table:table-row table:style-name="ro1">
          <table:table-cell table:formula="of:=[.A237] + 0.3 +  0.2 * [.B237] / 60000" office:value-type="float" office:value="105.989703865831" calcext:value-type="float">
            <text:p>106</text:p>
          </table:table-cell>
          <table:table-cell table:formula="of:=(60000 * [.B237] * EXP(Param3) ) / (60000 + ([.B237] * (EXP(Param3) - 1))) - 1" office:value-type="float" office:value="59989.1767034678" calcext:value-type="float">
            <text:p>59989</text:p>
          </table:table-cell>
          <table:table-cell table:formula="of:= [.C237] + 0.2 + 0.5 / [.A237] + 0.5 * [.B237] / 60000" office:value-type="float" office:value="139.040978016907" calcext:value-type="float">
            <text:p>139,0409780169</text:p>
          </table:table-cell>
          <table:table-cell/>
        </table:table-row>
        <table:table-row table:style-name="ro1">
          <table:table-cell table:formula="of:=[.A238] + 0.3 +  0.2 * [.B238] / 60000" office:value-type="float" office:value="106.489667788176" calcext:value-type="float">
            <text:p>106</text:p>
          </table:table-cell>
          <table:table-cell table:formula="of:=(60000 * [.B238] * EXP(Param3) ) / (60000 + ([.B238] * (EXP(Param3) - 1))) - 1" office:value-type="float" office:value="59989.177088421" calcext:value-type="float">
            <text:p>59989</text:p>
          </table:table-cell>
          <table:table-cell table:formula="of:= [.C238] + 0.2 + 0.5 / [.A238] + 0.5 * [.B238] / 60000" office:value-type="float" office:value="139.745605262122" calcext:value-type="float">
            <text:p>139,7456052621</text:p>
          </table:table-cell>
          <table:table-cell/>
        </table:table-row>
        <table:table-row table:style-name="ro1">
          <table:table-cell table:formula="of:=[.A239] + 0.3 +  0.2 * [.B239] / 60000" office:value-type="float" office:value="106.989631711804" calcext:value-type="float">
            <text:p>107</text:p>
          </table:table-cell>
          <table:table-cell table:formula="of:=(60000 * [.B239] * EXP(Param3) ) / (60000 + ([.B239] * (EXP(Param3) - 1))) - 1" office:value-type="float" office:value="59989.1774377993" calcext:value-type="float">
            <text:p>59989</text:p>
          </table:table-cell>
          <table:table-cell table:formula="of:= [.C239] + 0.2 + 0.5 / [.A239] + 0.5 * [.B239] / 60000" office:value-type="float" office:value="140.450210362391" calcext:value-type="float">
            <text:p>140,4502103624</text:p>
          </table:table-cell>
          <table:table-cell/>
        </table:table-row>
        <table:table-row table:style-name="ro1">
          <table:table-cell table:formula="of:=[.A240] + 0.3 +  0.2 * [.B240] / 60000" office:value-type="float" office:value="107.489595636596" calcext:value-type="float">
            <text:p>107</text:p>
          </table:table-cell>
          <table:table-cell table:formula="of:=(60000 * [.B240] * EXP(Param3) ) / (60000 + ([.B240] * (EXP(Param3) - 1))) - 1" office:value-type="float" office:value="59989.1777548902" calcext:value-type="float">
            <text:p>59989</text:p>
          </table:table-cell>
          <table:table-cell table:formula="of:= [.C240] + 0.2 + 0.5 / [.A240] + 0.5 * [.B240] / 60000" office:value-type="float" office:value="141.154793524416" calcext:value-type="float">
            <text:p>141,1547935244</text:p>
          </table:table-cell>
          <table:table-cell/>
        </table:table-row>
        <table:table-row table:style-name="ro1">
          <table:table-cell table:formula="of:=[.A241] + 0.3 +  0.2 * [.B241] / 60000" office:value-type="float" office:value="107.989559562446" calcext:value-type="float">
            <text:p>108</text:p>
          </table:table-cell>
          <table:table-cell table:formula="of:=(60000 * [.B241] * EXP(Param3) ) / (60000 + ([.B241] * (EXP(Param3) - 1))) - 1" office:value-type="float" office:value="59989.1780426775" calcext:value-type="float">
            <text:p>59989</text:p>
          </table:table-cell>
          <table:table-cell table:formula="of:= [.C241] + 0.2 + 0.5 / [.A241] + 0.5 * [.B241] / 60000" office:value-type="float" office:value="141.859354952036" calcext:value-type="float">
            <text:p>141,859354952</text:p>
          </table:table-cell>
          <table:table-cell/>
        </table:table-row>
        <table:table-row table:style-name="ro1">
          <table:table-cell table:formula="of:=[.A242] + 0.3 +  0.2 * [.B242] / 60000" office:value-type="float" office:value="108.489523489255" calcext:value-type="float">
            <text:p>108</text:p>
          </table:table-cell>
          <table:table-cell table:formula="of:=(60000 * [.B242] * EXP(Param3) ) / (60000 + ([.B242] * (EXP(Param3) - 1))) - 1" office:value-type="float" office:value="59989.1783038694" calcext:value-type="float">
            <text:p>59989</text:p>
          </table:table-cell>
          <table:table-cell table:formula="of:= [.C242] + 0.2 + 0.5 / [.A242] + 0.5 * [.B242] / 60000" office:value-type="float" office:value="142.563894846281" calcext:value-type="float">
            <text:p>142,5638948463</text:p>
          </table:table-cell>
          <table:table-cell/>
        </table:table-row>
        <table:table-row table:style-name="ro1">
          <table:table-cell table:formula="of:=[.A243] + 0.3 +  0.2 * [.B243] / 60000" office:value-type="float" office:value="108.989487416934" calcext:value-type="float">
            <text:p>109</text:p>
          </table:table-cell>
          <table:table-cell table:formula="of:=(60000 * [.B243] * EXP(Param3) ) / (60000 + ([.B243] * (EXP(Param3) - 1))) - 1" office:value-type="float" office:value="59989.1785409235" calcext:value-type="float">
            <text:p>59989</text:p>
          </table:table-cell>
          <table:table-cell table:formula="of:= [.C243] + 0.2 + 0.5 / [.A243] + 0.5 * [.B243] / 60000" office:value-type="float" office:value="143.26841340542" calcext:value-type="float">
            <text:p>143,2684134054</text:p>
          </table:table-cell>
          <table:table-cell/>
        </table:table-row>
        <table:table-row table:style-name="ro1">
          <table:table-cell table:formula="of:=[.A244] + 0.3 +  0.2 * [.B244] / 60000" office:value-type="float" office:value="109.489451345404" calcext:value-type="float">
            <text:p>109</text:p>
          </table:table-cell>
          <table:table-cell table:formula="of:=(60000 * [.B244] * EXP(Param3) ) / (60000 + ([.B244] * (EXP(Param3) - 1))) - 1" office:value-type="float" office:value="59989.1787560706" calcext:value-type="float">
            <text:p>59989</text:p>
          </table:table-cell>
          <table:table-cell table:formula="of:= [.C244] + 0.2 + 0.5 / [.A244] + 0.5 * [.B244] / 60000" office:value-type="float" office:value="143.972910825012" calcext:value-type="float">
            <text:p>143,972910825</text:p>
          </table:table-cell>
          <table:table-cell/>
        </table:table-row>
        <table:table-row table:style-name="ro1">
          <table:table-cell table:formula="of:=[.A245] + 0.3 +  0.2 * [.B245] / 60000" office:value-type="float" office:value="109.989415274591" calcext:value-type="float">
            <text:p>110</text:p>
          </table:table-cell>
          <table:table-cell table:formula="of:=(60000 * [.B245] * EXP(Param3) ) / (60000 + ([.B245] * (EXP(Param3) - 1))) - 1" office:value-type="float" office:value="59989.1789513351" calcext:value-type="float">
            <text:p>59989</text:p>
          </table:table-cell>
          <table:table-cell table:formula="of:= [.C245] + 0.2 + 0.5 / [.A245] + 0.5 * [.B245] / 60000" office:value-type="float" office:value="144.677387297952" calcext:value-type="float">
            <text:p>144,677387298</text:p>
          </table:table-cell>
          <table:table-cell/>
        </table:table-row>
        <table:table-row table:style-name="ro1">
          <table:table-cell table:formula="of:=[.A246] + 0.3 +  0.2 * [.B246] / 60000" office:value-type="float" office:value="110.489379204429" calcext:value-type="float">
            <text:p>110</text:p>
          </table:table-cell>
          <table:table-cell table:formula="of:=(60000 * [.B246] * EXP(Param3) ) / (60000 + ([.B246] * (EXP(Param3) - 1))) - 1" office:value-type="float" office:value="59989.1791285545" calcext:value-type="float">
            <text:p>59989</text:p>
          </table:table-cell>
          <table:table-cell table:formula="of:= [.C246] + 0.2 + 0.5 / [.A246] + 0.5 * [.B246] / 60000" office:value-type="float" office:value="145.38184301452" calcext:value-type="float">
            <text:p>145,3818430145</text:p>
          </table:table-cell>
          <table:table-cell/>
        </table:table-row>
        <table:table-row table:style-name="ro1">
          <table:table-cell table:formula="of:=[.A247] + 0.3 +  0.2 * [.B247] / 60000" office:value-type="float" office:value="110.989343134857" calcext:value-type="float">
            <text:p>111</text:p>
          </table:table-cell>
          <table:table-cell table:formula="of:=(60000 * [.B247] * EXP(Param3) ) / (60000 + ([.B247] * (EXP(Param3) - 1))) - 1" office:value-type="float" office:value="59989.1792893964" calcext:value-type="float">
            <text:p>59989</text:p>
          </table:table-cell>
          <table:table-cell table:formula="of:= [.C247] + 0.2 + 0.5 / [.A247] + 0.5 * [.B247] / 60000" office:value-type="float" office:value="146.086278162424" calcext:value-type="float">
            <text:p>146,0862781624</text:p>
          </table:table-cell>
          <table:table-cell/>
        </table:table-row>
        <table:table-row table:style-name="ro1">
          <table:table-cell table:formula="of:=[.A248] + 0.3 +  0.2 * [.B248] / 60000" office:value-type="float" office:value="111.489307065822" calcext:value-type="float">
            <text:p>111</text:p>
          </table:table-cell>
          <table:table-cell table:formula="of:=(60000 * [.B248] * EXP(Param3) ) / (60000 + ([.B248] * (EXP(Param3) - 1))) - 1" office:value-type="float" office:value="59989.1794353743" calcext:value-type="float">
            <text:p>59989</text:p>
          </table:table-cell>
          <table:table-cell table:formula="of:= [.C248] + 0.2 + 0.5 / [.A248] + 0.5 * [.B248] / 60000" office:value-type="float" office:value="146.790692926849" calcext:value-type="float">
            <text:p>146,7906929268</text:p>
          </table:table-cell>
          <table:table-cell/>
        </table:table-row>
        <table:table-row table:style-name="ro1">
          <table:table-cell table:formula="of:=[.A249] + 0.3 +  0.2 * [.B249] / 60000" office:value-type="float" office:value="111.989270997273" calcext:value-type="float">
            <text:p>112</text:p>
          </table:table-cell>
          <table:table-cell table:formula="of:=(60000 * [.B249] * EXP(Param3) ) / (60000 + ([.B249] * (EXP(Param3) - 1))) - 1" office:value-type="float" office:value="59989.1795678619" calcext:value-type="float">
            <text:p>59989</text:p>
          </table:table-cell>
          <table:table-cell table:formula="of:= [.C249] + 0.2 + 0.5 / [.A249] + 0.5 * [.B249] / 60000" office:value-type="float" office:value="147.495087490499" calcext:value-type="float">
            <text:p>147,4950874905</text:p>
          </table:table-cell>
          <table:table-cell/>
        </table:table-row>
        <table:table-row table:style-name="ro1">
          <table:table-cell table:formula="of:=[.A250] + 0.3 +  0.2 * [.B250] / 60000" office:value-type="float" office:value="112.489234929166" calcext:value-type="float">
            <text:p>112</text:p>
          </table:table-cell>
          <table:table-cell table:formula="of:=(60000 * [.B250] * EXP(Param3) ) / (60000 + ([.B250] * (EXP(Param3) - 1))) - 1" office:value-type="float" office:value="59989.1796881057" calcext:value-type="float">
            <text:p>59989</text:p>
          </table:table-cell>
          <table:table-cell table:formula="of:= [.C250] + 0.2 + 0.5 / [.A250] + 0.5 * [.B250] / 60000" office:value-type="float" office:value="148.199462033641" calcext:value-type="float">
            <text:p>148,1994620336</text:p>
          </table:table-cell>
          <table:table-cell/>
        </table:table-row>
        <table:table-row table:style-name="ro1">
          <table:table-cell table:formula="of:=[.A251] + 0.3 +  0.2 * [.B251] / 60000" office:value-type="float" office:value="112.98919886146" calcext:value-type="float">
            <text:p>113</text:p>
          </table:table-cell>
          <table:table-cell table:formula="of:=(60000 * [.B251] * EXP(Param3) ) / (60000 + ([.B251] * (EXP(Param3) - 1))) - 1" office:value-type="float" office:value="59989.1797972374" calcext:value-type="float">
            <text:p>59989</text:p>
          </table:table-cell>
          <table:table-cell table:formula="of:= [.C251] + 0.2 + 0.5 / [.A251] + 0.5 * [.B251] / 60000" office:value-type="float" office:value="148.903816734147" calcext:value-type="float">
            <text:p>148,9038167341</text:p>
          </table:table-cell>
          <table:table-cell/>
        </table:table-row>
        <table:table-row table:style-name="ro1">
          <table:table-cell table:formula="of:=[.A252] + 0.3 +  0.2 * [.B252] / 60000" office:value-type="float" office:value="113.489162794117" calcext:value-type="float">
            <text:p>113</text:p>
          </table:table-cell>
          <table:table-cell table:formula="of:=(60000 * [.B252] * EXP(Param3) ) / (60000 + ([.B252] * (EXP(Param3) - 1))) - 1" office:value-type="float" office:value="59989.1798962839" calcext:value-type="float">
            <text:p>59989</text:p>
          </table:table-cell>
          <table:table-cell table:formula="of:= [.C252] + 0.2 + 0.5 / [.A252] + 0.5 * [.B252] / 60000" office:value-type="float" office:value="149.608151767536" calcext:value-type="float">
            <text:p>149,6081517675</text:p>
          </table:table-cell>
          <table:table-cell/>
        </table:table-row>
        <table:table-row table:style-name="ro1">
          <table:table-cell table:formula="of:=[.A253] + 0.3 +  0.2 * [.B253] / 60000" office:value-type="float" office:value="113.989126727105" calcext:value-type="float">
            <text:p>114</text:p>
          </table:table-cell>
          <table:table-cell table:formula="of:=(60000 * [.B253] * EXP(Param3) ) / (60000 + ([.B253] * (EXP(Param3) - 1))) - 1" office:value-type="float" office:value="59989.179986177" calcext:value-type="float">
            <text:p>59989</text:p>
          </table:table-cell>
          <table:table-cell table:formula="of:= [.C253] + 0.2 + 0.5 / [.A253] + 0.5 * [.B253] / 60000" office:value-type="float" office:value="150.312467307015" calcext:value-type="float">
            <text:p>150,312467307</text:p>
          </table:table-cell>
          <table:table-cell/>
        </table:table-row>
        <table:table-row table:style-name="ro1">
          <table:table-cell table:formula="of:=[.A254] + 0.3 +  0.2 * [.B254] / 60000" office:value-type="float" office:value="114.489090660392" calcext:value-type="float">
            <text:p>114</text:p>
          </table:table-cell>
          <table:table-cell table:formula="of:=(60000 * [.B254] * EXP(Param3) ) / (60000 + ([.B254] * (EXP(Param3) - 1))) - 1" office:value-type="float" office:value="59989.1800677628" calcext:value-type="float">
            <text:p>59989</text:p>
          </table:table-cell>
          <table:table-cell table:formula="of:= [.C254] + 0.2 + 0.5 / [.A254] + 0.5 * [.B254] / 60000" office:value-type="float" office:value="151.016763523516" calcext:value-type="float">
            <text:p>151,0167635235</text:p>
          </table:table-cell>
          <table:table-cell/>
        </table:table-row>
        <table:table-row table:style-name="ro1">
          <table:table-cell table:formula="of:=[.A255] + 0.3 +  0.2 * [.B255] / 60000" office:value-type="float" office:value="114.989054593951" calcext:value-type="float">
            <text:p>115</text:p>
          </table:table-cell>
          <table:table-cell table:formula="of:=(60000 * [.B255] * EXP(Param3) ) / (60000 + ([.B255] * (EXP(Param3) - 1))) - 1" office:value-type="float" office:value="59989.180141809" calcext:value-type="float">
            <text:p>59989</text:p>
          </table:table-cell>
          <table:table-cell table:formula="of:= [.C255] + 0.2 + 0.5 / [.A255] + 0.5 * [.B255] / 60000" office:value-type="float" office:value="151.721040585743" calcext:value-type="float">
            <text:p>151,7210405857</text:p>
          </table:table-cell>
          <table:table-cell/>
        </table:table-row>
        <table:table-row table:style-name="ro1">
          <table:table-cell table:formula="of:=[.A256] + 0.3 +  0.2 * [.B256] / 60000" office:value-type="float" office:value="115.489018527757" calcext:value-type="float">
            <text:p>115</text:p>
          </table:table-cell>
          <table:table-cell table:formula="of:=(60000 * [.B256] * EXP(Param3) ) / (60000 + ([.B256] * (EXP(Param3) - 1))) - 1" office:value-type="float" office:value="59989.1802090123" calcext:value-type="float">
            <text:p>59989</text:p>
          </table:table-cell>
          <table:table-cell table:formula="of:= [.C256] + 0.2 + 0.5 / [.A256] + 0.5 * [.B256] / 60000" office:value-type="float" office:value="152.425298660199" calcext:value-type="float">
            <text:p>152,4252986602</text:p>
          </table:table-cell>
          <table:table-cell/>
        </table:table-row>
        <table:table-row table:style-name="ro1">
          <table:table-cell table:formula="of:=[.A257] + 0.3 +  0.2 * [.B257] / 60000" office:value-type="float" office:value="115.988982461787" calcext:value-type="float">
            <text:p>116</text:p>
          </table:table-cell>
          <table:table-cell table:formula="of:=(60000 * [.B257] * EXP(Param3) ) / (60000 + ([.B257] * (EXP(Param3) - 1))) - 1" office:value-type="float" office:value="59989.180270005" calcext:value-type="float">
            <text:p>59989</text:p>
          </table:table-cell>
          <table:table-cell table:formula="of:= [.C257] + 0.2 + 0.5 / [.A257] + 0.5 * [.B257] / 60000" office:value-type="float" office:value="153.129537911234" calcext:value-type="float">
            <text:p>153,1295379112</text:p>
          </table:table-cell>
          <table:table-cell/>
        </table:table-row>
        <table:table-row table:style-name="ro1">
          <table:table-cell table:formula="of:=[.A258] + 0.3 +  0.2 * [.B258] / 60000" office:value-type="float" office:value="116.488946396021" calcext:value-type="float">
            <text:p>116</text:p>
          </table:table-cell>
          <table:table-cell table:formula="of:=(60000 * [.B258] * EXP(Param3) ) / (60000 + ([.B258] * (EXP(Param3) - 1))) - 1" office:value-type="float" office:value="59989.1803253612" calcext:value-type="float">
            <text:p>59989</text:p>
          </table:table-cell>
          <table:table-cell table:formula="of:= [.C258] + 0.2 + 0.5 / [.A258] + 0.5 * [.B258] / 60000" office:value-type="float" office:value="153.833758501075" calcext:value-type="float">
            <text:p>153,8337585011</text:p>
          </table:table-cell>
          <table:table-cell/>
        </table:table-row>
        <table:table-row table:style-name="ro1">
          <table:table-cell table:formula="of:=[.A259] + 0.3 +  0.2 * [.B259] / 60000" office:value-type="float" office:value="116.988910330439" calcext:value-type="float">
            <text:p>117</text:p>
          </table:table-cell>
          <table:table-cell table:formula="of:=(60000 * [.B259] * EXP(Param3) ) / (60000 + ([.B259] * (EXP(Param3) - 1))) - 1" office:value-type="float" office:value="59989.1803756018" calcext:value-type="float">
            <text:p>59989</text:p>
          </table:table-cell>
          <table:table-cell table:formula="of:= [.C259] + 0.2 + 0.5 / [.A259] + 0.5 * [.B259] / 60000" office:value-type="float" office:value="154.537960589865" calcext:value-type="float">
            <text:p>154,5379605899</text:p>
          </table:table-cell>
          <table:table-cell/>
        </table:table-row>
        <table:table-row table:style-name="ro1">
          <table:table-cell table:formula="of:=[.A260] + 0.3 +  0.2 * [.B260] / 60000" office:value-type="float" office:value="117.488874265024" calcext:value-type="float">
            <text:p>117</text:p>
          </table:table-cell>
          <table:table-cell table:formula="of:=(60000 * [.B260] * EXP(Param3) ) / (60000 + ([.B260] * (EXP(Param3) - 1))) - 1" office:value-type="float" office:value="59989.1804211994" calcext:value-type="float">
            <text:p>59989</text:p>
          </table:table-cell>
          <table:table-cell table:formula="of:= [.C260] + 0.2 + 0.5 / [.A260] + 0.5 * [.B260] / 60000" office:value-type="float" office:value="155.242144335698" calcext:value-type="float">
            <text:p>155,2421443357</text:p>
          </table:table-cell>
          <table:table-cell/>
        </table:table-row>
        <table:table-row table:style-name="ro1">
          <table:table-cell table:formula="of:=[.A261] + 0.3 +  0.2 * [.B261] / 60000" office:value-type="float" office:value="117.988838199761" calcext:value-type="float">
            <text:p>118</text:p>
          </table:table-cell>
          <table:table-cell table:formula="of:=(60000 * [.B261] * EXP(Param3) ) / (60000 + ([.B261] * (EXP(Param3) - 1))) - 1" office:value-type="float" office:value="59989.1804625831" calcext:value-type="float">
            <text:p>59989</text:p>
          </table:table-cell>
          <table:table-cell table:formula="of:= [.C261] + 0.2 + 0.5 / [.A261] + 0.5 * [.B261] / 60000" office:value-type="float" office:value="155.946309894652" calcext:value-type="float">
            <text:p>155,9463098947</text:p>
          </table:table-cell>
          <table:table-cell/>
        </table:table-row>
        <table:table-row table:style-name="ro1">
          <table:table-cell table:formula="of:=[.A262] + 0.3 +  0.2 * [.B262] / 60000" office:value-type="float" office:value="118.488802134637" calcext:value-type="float">
            <text:p>118</text:p>
          </table:table-cell>
          <table:table-cell table:formula="of:=(60000 * [.B262] * EXP(Param3) ) / (60000 + ([.B262] * (EXP(Param3) - 1))) - 1" office:value-type="float" office:value="59989.1805001425" calcext:value-type="float">
            <text:p>59989</text:p>
          </table:table-cell>
          <table:table-cell table:formula="of:= [.C262] + 0.2 + 0.5 / [.A262] + 0.5 * [.B262] / 60000" office:value-type="float" office:value="156.650457420826" calcext:value-type="float">
            <text:p>156,6504574208</text:p>
          </table:table-cell>
          <table:table-cell/>
        </table:table-row>
        <table:table-row table:style-name="ro1">
          <table:table-cell table:formula="of:=[.A263] + 0.3 +  0.2 * [.B263] / 60000" office:value-type="float" office:value="118.988766069637" calcext:value-type="float">
            <text:p>119</text:p>
          </table:table-cell>
          <table:table-cell table:formula="of:=(60000 * [.B263] * EXP(Param3) ) / (60000 + ([.B263] * (EXP(Param3) - 1))) - 1" office:value-type="float" office:value="59989.1805342308" calcext:value-type="float">
            <text:p>59989</text:p>
          </table:table-cell>
          <table:table-cell table:formula="of:= [.C263] + 0.2 + 0.5 / [.A263] + 0.5 * [.B263] / 60000" office:value-type="float" office:value="157.354587066368" calcext:value-type="float">
            <text:p>157,3545870664</text:p>
          </table:table-cell>
          <table:table-cell/>
        </table:table-row>
        <table:table-row table:style-name="ro1">
          <table:table-cell table:formula="of:=[.A264] + 0.3 +  0.2 * [.B264] / 60000" office:value-type="float" office:value="119.488730004751" calcext:value-type="float">
            <text:p>119</text:p>
          </table:table-cell>
          <table:table-cell table:formula="of:=(60000 * [.B264] * EXP(Param3) ) / (60000 + ([.B264] * (EXP(Param3) - 1))) - 1" office:value-type="float" office:value="59989.1805651689" calcext:value-type="float">
            <text:p>59989</text:p>
          </table:table-cell>
          <table:table-cell table:formula="of:= [.C264] + 0.2 + 0.5 / [.A264] + 0.5 * [.B264] / 60000" office:value-type="float" office:value="158.058698981513" calcext:value-type="float">
            <text:p>158,0586989815</text:p>
          </table:table-cell>
          <table:table-cell/>
        </table:table-row>
        <table:table-row table:style-name="ro1">
          <table:table-cell table:formula="of:=[.A265] + 0.3 +  0.2 * [.B265] / 60000" office:value-type="float" office:value="119.988693939968" calcext:value-type="float">
            <text:p>120</text:p>
          </table:table-cell>
          <table:table-cell table:formula="of:=(60000 * [.B265] * EXP(Param3) ) / (60000 + ([.B265] * (EXP(Param3) - 1))) - 1" office:value-type="float" office:value="59989.1805932479" calcext:value-type="float">
            <text:p>59989</text:p>
          </table:table-cell>
          <table:table-cell table:formula="of:= [.C265] + 0.2 + 0.5 / [.A265] + 0.5 * [.B265] / 60000" office:value-type="float" office:value="158.762793314612" calcext:value-type="float">
            <text:p>158,7627933146</text:p>
          </table:table-cell>
          <table:table-cell/>
        </table:table-row>
        <table:table-row table:style-name="ro1">
          <table:table-cell table:formula="of:=[.A266] + 0.3 +  0.2 * [.B266] / 60000" office:value-type="float" office:value="120.488657875279" calcext:value-type="float">
            <text:p>120</text:p>
          </table:table-cell>
          <table:table-cell table:formula="of:=(60000 * [.B266] * EXP(Param3) ) / (60000 + ([.B266] * (EXP(Param3) - 1))) - 1" office:value-type="float" office:value="59989.180618732" calcext:value-type="float">
            <text:p>59989</text:p>
          </table:table-cell>
          <table:table-cell table:formula="of:= [.C266] + 0.2 + 0.5 / [.A266] + 0.5 * [.B266] / 60000" office:value-type="float" office:value="159.466870212165" calcext:value-type="float">
            <text:p>159,4668702122</text:p>
          </table:table-cell>
          <table:table-cell/>
        </table:table-row>
        <table:table-row table:style-name="ro1">
          <table:table-cell table:formula="of:=[.A267] + 0.3 +  0.2 * [.B267] / 60000" office:value-type="float" office:value="120.988621810675" calcext:value-type="float">
            <text:p>121</text:p>
          </table:table-cell>
          <table:table-cell table:formula="of:=(60000 * [.B267] * EXP(Param3) ) / (60000 + ([.B267] * (EXP(Param3) - 1))) - 1" office:value-type="float" office:value="59989.1806418611" calcext:value-type="float">
            <text:p>59989</text:p>
          </table:table-cell>
          <table:table-cell table:formula="of:= [.C267] + 0.2 + 0.5 / [.A267] + 0.5 * [.B267] / 60000" office:value-type="float" office:value="160.170929818847" calcext:value-type="float">
            <text:p>160,1709298188</text:p>
          </table:table-cell>
          <table:table-cell/>
        </table:table-row>
        <table:table-row table:style-name="ro1">
          <table:table-cell table:formula="of:=[.A268] + 0.3 +  0.2 * [.B268] / 60000" office:value-type="float" office:value="121.488585746148" calcext:value-type="float">
            <text:p>121</text:p>
          </table:table-cell>
          <table:table-cell table:formula="of:=(60000 * [.B268] * EXP(Param3) ) / (60000 + ([.B268] * (EXP(Param3) - 1))) - 1" office:value-type="float" office:value="59989.1806628527" calcext:value-type="float">
            <text:p>59989</text:p>
          </table:table-cell>
          <table:table-cell table:formula="of:= [.C268] + 0.2 + 0.5 / [.A268] + 0.5 * [.B268] / 60000" office:value-type="float" office:value="160.874972277543" calcext:value-type="float">
            <text:p>160,8749722775</text:p>
          </table:table-cell>
          <table:table-cell/>
        </table:table-row>
        <table:table-row table:style-name="ro1">
          <table:table-cell table:formula="of:=[.A269] + 0.3 +  0.2 * [.B269] / 60000" office:value-type="float" office:value="121.988549681691" calcext:value-type="float">
            <text:p>122</text:p>
          </table:table-cell>
          <table:table-cell table:formula="of:=(60000 * [.B269] * EXP(Param3) ) / (60000 + ([.B269] * (EXP(Param3) - 1))) - 1" office:value-type="float" office:value="59989.1806819043" calcext:value-type="float">
            <text:p>59989</text:p>
          </table:table-cell>
          <table:table-cell table:formula="of:= [.C269] + 0.2 + 0.5 / [.A269] + 0.5 * [.B269] / 60000" office:value-type="float" office:value="161.578997729377" calcext:value-type="float">
            <text:p>161,5789977294</text:p>
          </table:table-cell>
          <table:table-cell/>
        </table:table-row>
        <table:table-row table:style-name="ro1">
          <table:table-cell table:formula="of:=[.A270] + 0.3 +  0.2 * [.B270] / 60000" office:value-type="float" office:value="122.488513617297" calcext:value-type="float">
            <text:p>122</text:p>
          </table:table-cell>
          <table:table-cell table:formula="of:=(60000 * [.B270] * EXP(Param3) ) / (60000 + ([.B270] * (EXP(Param3) - 1))) - 1" office:value-type="float" office:value="59989.1806991954" calcext:value-type="float">
            <text:p>59989</text:p>
          </table:table-cell>
          <table:table-cell table:formula="of:= [.C270] + 0.2 + 0.5 / [.A270] + 0.5 * [.B270] / 60000" office:value-type="float" office:value="162.283006313736" calcext:value-type="float">
            <text:p>162,2830063137</text:p>
          </table:table-cell>
          <table:table-cell/>
        </table:table-row>
        <table:table-row table:style-name="ro1">
          <table:table-cell table:formula="of:=[.A271] + 0.3 +  0.2 * [.B271] / 60000" office:value-type="float" office:value="122.988477552961" calcext:value-type="float">
            <text:p>123</text:p>
          </table:table-cell>
          <table:table-cell table:formula="of:=(60000 * [.B271] * EXP(Param3) ) / (60000 + ([.B271] * (EXP(Param3) - 1))) - 1" office:value-type="float" office:value="59989.1807148885" calcext:value-type="float">
            <text:p>59989</text:p>
          </table:table-cell>
          <table:table-cell table:formula="of:= [.C271] + 0.2 + 0.5 / [.A271] + 0.5 * [.B271] / 60000" office:value-type="float" office:value="162.986998168305" calcext:value-type="float">
            <text:p>162,9869981683</text:p>
          </table:table-cell>
          <table:table-cell/>
        </table:table-row>
        <table:table-row table:style-name="ro1">
          <table:table-cell table:formula="of:=[.A272] + 0.3 +  0.2 * [.B272] / 60000" office:value-type="float" office:value="123.488441488677" calcext:value-type="float">
            <text:p>123</text:p>
          </table:table-cell>
          <table:table-cell table:formula="of:=(60000 * [.B272] * EXP(Param3) ) / (60000 + ([.B272] * (EXP(Param3) - 1))) - 1" office:value-type="float" office:value="59989.1807291314" calcext:value-type="float">
            <text:p>59989</text:p>
          </table:table-cell>
          <table:table-cell table:formula="of:= [.C272] + 0.2 + 0.5 / [.A272] + 0.5 * [.B272] / 60000" office:value-type="float" office:value="163.690973429089" calcext:value-type="float">
            <text:p>163,6909734291</text:p>
          </table:table-cell>
          <table:table-cell/>
        </table:table-row>
        <table:table-row table:style-name="ro1">
          <table:table-cell table:formula="of:=[.A273] + 0.3 +  0.2 * [.B273] / 60000" office:value-type="float" office:value="123.988405424441" calcext:value-type="float">
            <text:p>124</text:p>
          </table:table-cell>
          <table:table-cell table:formula="of:=(60000 * [.B273] * EXP(Param3) ) / (60000 + ([.B273] * (EXP(Param3) - 1))) - 1" office:value-type="float" office:value="59989.180742058" calcext:value-type="float">
            <text:p>59989</text:p>
          </table:table-cell>
          <table:table-cell table:formula="of:= [.C273] + 0.2 + 0.5 / [.A273] + 0.5 * [.B273] / 60000" office:value-type="float" office:value="164.394932230441" calcext:value-type="float">
            <text:p>164,3949322304</text:p>
          </table:table-cell>
          <table:table-cell/>
        </table:table-row>
        <table:table-row table:style-name="ro1">
          <table:table-cell table:formula="of:=[.A274] + 0.3 +  0.2 * [.B274] / 60000" office:value-type="float" office:value="124.488369360248" calcext:value-type="float">
            <text:p>124</text:p>
          </table:table-cell>
          <table:table-cell table:formula="of:=(60000 * [.B274] * EXP(Param3) ) / (60000 + ([.B274] * (EXP(Param3) - 1))) - 1" office:value-type="float" office:value="59989.18075379" calcext:value-type="float">
            <text:p>59989</text:p>
          </table:table-cell>
          <table:table-cell table:formula="of:= [.C274] + 0.2 + 0.5 / [.A274] + 0.5 * [.B274] / 60000" office:value-type="float" office:value="165.098874705093" calcext:value-type="float">
            <text:p>165,0988747051</text:p>
          </table:table-cell>
          <table:table-cell/>
        </table:table-row>
        <table:table-row table:style-name="ro1">
          <table:table-cell table:formula="of:=[.A275] + 0.3 +  0.2 * [.B275] / 60000" office:value-type="float" office:value="124.988333296094" calcext:value-type="float">
            <text:p>125</text:p>
          </table:table-cell>
          <table:table-cell table:formula="of:=(60000 * [.B275] * EXP(Param3) ) / (60000 + ([.B275] * (EXP(Param3) - 1))) - 1" office:value-type="float" office:value="59989.1807644378" calcext:value-type="float">
            <text:p>59989</text:p>
          </table:table-cell>
          <table:table-cell table:formula="of:= [.C275] + 0.2 + 0.5 / [.A275] + 0.5 * [.B275] / 60000" office:value-type="float" office:value="165.802800984176" calcext:value-type="float">
            <text:p>165,8028009842</text:p>
          </table:table-cell>
          <table:table-cell/>
        </table:table-row>
        <table:table-row table:style-name="ro1">
          <table:table-cell table:formula="of:=[.A276] + 0.3 +  0.2 * [.B276] / 60000" office:value-type="float" office:value="125.488297231975" calcext:value-type="float">
            <text:p>125</text:p>
          </table:table-cell>
          <table:table-cell table:formula="of:=(60000 * [.B276] * EXP(Param3) ) / (60000 + ([.B276] * (EXP(Param3) - 1))) - 1" office:value-type="float" office:value="59989.1807741016" calcext:value-type="float">
            <text:p>59989</text:p>
          </table:table-cell>
          <table:table-cell table:formula="of:= [.C276] + 0.2 + 0.5 / [.A276] + 0.5 * [.B276] / 60000" office:value-type="float" office:value="166.506711197249" calcext:value-type="float">
            <text:p>166,5067111972</text:p>
          </table:table-cell>
          <table:table-cell/>
        </table:table-row>
        <table:table-row table:style-name="ro1">
          <table:table-cell table:formula="of:=[.A277] + 0.3 +  0.2 * [.B277] / 60000" office:value-type="float" office:value="125.988261167889" calcext:value-type="float">
            <text:p>126</text:p>
          </table:table-cell>
          <table:table-cell table:formula="of:=(60000 * [.B277] * EXP(Param3) ) / (60000 + ([.B277] * (EXP(Param3) - 1))) - 1" office:value-type="float" office:value="59989.1807828724" calcext:value-type="float">
            <text:p>59989</text:p>
          </table:table-cell>
          <table:table-cell table:formula="of:= [.C277] + 0.2 + 0.5 / [.A277] + 0.5 * [.B277] / 60000" office:value-type="float" office:value="167.210605472323" calcext:value-type="float">
            <text:p>167,2106054723</text:p>
          </table:table-cell>
          <table:table-cell/>
        </table:table-row>
        <table:table-row table:style-name="ro1">
          <table:table-cell table:formula="of:=[.A278] + 0.3 +  0.2 * [.B278] / 60000" office:value-type="float" office:value="126.488225103832" calcext:value-type="float">
            <text:p>126</text:p>
          </table:table-cell>
          <table:table-cell table:formula="of:=(60000 * [.B278] * EXP(Param3) ) / (60000 + ([.B278] * (EXP(Param3) - 1))) - 1" office:value-type="float" office:value="59989.1807908326" calcext:value-type="float">
            <text:p>59989</text:p>
          </table:table-cell>
          <table:table-cell table:formula="of:= [.C278] + 0.2 + 0.5 / [.A278] + 0.5 * [.B278] / 60000" office:value-type="float" office:value="167.914483935887" calcext:value-type="float">
            <text:p>167,9144839359</text:p>
          </table:table-cell>
          <table:table-cell/>
        </table:table-row>
        <table:table-row table:style-name="ro1">
          <table:table-cell table:formula="of:=[.A279] + 0.3 +  0.2 * [.B279] / 60000" office:value-type="float" office:value="126.988189039801" calcext:value-type="float">
            <text:p>127</text:p>
          </table:table-cell>
          <table:table-cell table:formula="of:=(60000 * [.B279] * EXP(Param3) ) / (60000 + ([.B279] * (EXP(Param3) - 1))) - 1" office:value-type="float" office:value="59989.1807980572" calcext:value-type="float">
            <text:p>59989</text:p>
          </table:table-cell>
          <table:table-cell table:formula="of:= [.C279] + 0.2 + 0.5 / [.A279] + 0.5 * [.B279] / 60000" office:value-type="float" office:value="168.618346712928" calcext:value-type="float">
            <text:p>168,6183467129</text:p>
          </table:table-cell>
          <table:table-cell/>
        </table:table-row>
        <table:table-row table:style-name="ro1">
          <table:table-cell table:formula="of:=[.A280] + 0.3 +  0.2 * [.B280] / 60000" office:value-type="float" office:value="127.488152975795" calcext:value-type="float">
            <text:p>127</text:p>
          </table:table-cell>
          <table:table-cell table:formula="of:=(60000 * [.B280] * EXP(Param3) ) / (60000 + ([.B280] * (EXP(Param3) - 1))) - 1" office:value-type="float" office:value="59989.1808046141" calcext:value-type="float">
            <text:p>59989</text:p>
          </table:table-cell>
          <table:table-cell table:formula="of:= [.C280] + 0.2 + 0.5 / [.A280] + 0.5 * [.B280] / 60000" office:value-type="float" office:value="169.322193926961" calcext:value-type="float">
            <text:p>169,322193927</text:p>
          </table:table-cell>
          <table:table-cell/>
        </table:table-row>
        <table:table-row table:style-name="ro1">
          <table:table-cell table:formula="of:=[.A281] + 0.3 +  0.2 * [.B281] / 60000" office:value-type="float" office:value="127.98811691181" calcext:value-type="float">
            <text:p>128</text:p>
          </table:table-cell>
          <table:table-cell table:formula="of:=(60000 * [.B281] * EXP(Param3) ) / (60000 + ([.B281] * (EXP(Param3) - 1))) - 1" office:value-type="float" office:value="59989.1808105651" calcext:value-type="float">
            <text:p>59989</text:p>
          </table:table-cell>
          <table:table-cell table:formula="of:= [.C281] + 0.2 + 0.5 / [.A281] + 0.5 * [.B281] / 60000" office:value-type="float" office:value="170.026025700044" calcext:value-type="float">
            <text:p>170,0260257</text:p>
          </table:table-cell>
          <table:table-cell/>
        </table:table-row>
        <table:table-row table:style-name="ro1">
          <table:table-cell table:formula="of:=[.A282] + 0.3 +  0.2 * [.B282] / 60000" office:value-type="float" office:value="128.488080847845" calcext:value-type="float">
            <text:p>128</text:p>
          </table:table-cell>
          <table:table-cell table:formula="of:=(60000 * [.B282] * EXP(Param3) ) / (60000 + ([.B282] * (EXP(Param3) - 1))) - 1" office:value-type="float" office:value="59989.1808159661" calcext:value-type="float">
            <text:p>59989</text:p>
          </table:table-cell>
          <table:table-cell table:formula="of:= [.C282] + 0.2 + 0.5 / [.A282] + 0.5 * [.B282] / 60000" office:value-type="float" office:value="170.729842152809" calcext:value-type="float">
            <text:p>170,7298421528</text:p>
          </table:table-cell>
          <table:table-cell/>
        </table:table-row>
        <table:table-row table:style-name="ro1">
          <table:table-cell table:formula="of:=[.A283] + 0.3 +  0.2 * [.B283] / 60000" office:value-type="float" office:value="128.988044783899" calcext:value-type="float">
            <text:p>129</text:p>
          </table:table-cell>
          <table:table-cell table:formula="of:=(60000 * [.B283] * EXP(Param3) ) / (60000 + ([.B283] * (EXP(Param3) - 1))) - 1" office:value-type="float" office:value="59989.180820868" calcext:value-type="float">
            <text:p>59989</text:p>
          </table:table-cell>
          <table:table-cell table:formula="of:= [.C283] + 0.2 + 0.5 / [.A283] + 0.5 * [.B283] / 60000" office:value-type="float" office:value="171.433643404478" calcext:value-type="float">
            <text:p>171,4336434045</text:p>
          </table:table-cell>
          <table:table-cell/>
        </table:table-row>
        <table:table-row table:style-name="ro1">
          <table:table-cell table:formula="of:=[.A284] + 0.3 +  0.2 * [.B284] / 60000" office:value-type="float" office:value="129.488008719968" calcext:value-type="float">
            <text:p>129</text:p>
          </table:table-cell>
          <table:table-cell table:formula="of:=(60000 * [.B284] * EXP(Param3) ) / (60000 + ([.B284] * (EXP(Param3) - 1))) - 1" office:value-type="float" office:value="59989.1808253169" calcext:value-type="float">
            <text:p>59989</text:p>
          </table:table-cell>
          <table:table-cell table:formula="of:= [.C284] + 0.2 + 0.5 / [.A284] + 0.5 * [.B284] / 60000" office:value-type="float" office:value="172.137429572887" calcext:value-type="float">
            <text:p>172,1374295729</text:p>
          </table:table-cell>
          <table:table-cell/>
        </table:table-row>
        <table:table-row table:style-name="ro1">
          <table:table-cell table:formula="of:=[.A285] + 0.3 +  0.2 * [.B285] / 60000" office:value-type="float" office:value="129.987972656053" calcext:value-type="float">
            <text:p>130</text:p>
          </table:table-cell>
          <table:table-cell table:formula="of:=(60000 * [.B285] * EXP(Param3) ) / (60000 + ([.B285] * (EXP(Param3) - 1))) - 1" office:value-type="float" office:value="59989.1808293546" calcext:value-type="float">
            <text:p>59989</text:p>
          </table:table-cell>
          <table:table-cell table:formula="of:= [.C285] + 0.2 + 0.5 / [.A285] + 0.5 * [.B285] / 60000" office:value-type="float" office:value="172.841200774508" calcext:value-type="float">
            <text:p>172,8412007745</text:p>
          </table:table-cell>
          <table:table-cell/>
        </table:table-row>
        <table:table-row table:style-name="ro1">
          <table:table-cell table:formula="of:=[.A286] + 0.3 +  0.2 * [.B286] / 60000" office:value-type="float" office:value="130.48793659215" calcext:value-type="float">
            <text:p>130</text:p>
          </table:table-cell>
          <table:table-cell table:formula="of:=(60000 * [.B286] * EXP(Param3) ) / (60000 + ([.B286] * (EXP(Param3) - 1))) - 1" office:value-type="float" office:value="59989.1808330193" calcext:value-type="float">
            <text:p>59989</text:p>
          </table:table-cell>
          <table:table-cell table:formula="of:= [.C286] + 0.2 + 0.5 / [.A286] + 0.5 * [.B286] / 60000" office:value-type="float" office:value="173.544957124471" calcext:value-type="float">
            <text:p>173,5449571245</text:p>
          </table:table-cell>
          <table:table-cell/>
        </table:table-row>
        <table:table-row table:style-name="ro1">
          <table:table-cell table:formula="of:=[.A287] + 0.3 +  0.2 * [.B287] / 60000" office:value-type="float" office:value="130.987900528261" calcext:value-type="float">
            <text:p>131</text:p>
          </table:table-cell>
          <table:table-cell table:formula="of:=(60000 * [.B287] * EXP(Param3) ) / (60000 + ([.B287] * (EXP(Param3) - 1))) - 1" office:value-type="float" office:value="59989.1808363452" calcext:value-type="float">
            <text:p>59989</text:p>
          </table:table-cell>
          <table:table-cell table:formula="of:= [.C287] + 0.2 + 0.5 / [.A287] + 0.5 * [.B287] / 60000" office:value-type="float" office:value="174.248698736579" calcext:value-type="float">
            <text:p>174,2486987366</text:p>
          </table:table-cell>
          <table:table-cell/>
        </table:table-row>
        <table:table-row table:style-name="ro1">
          <table:table-cell table:formula="of:=[.A288] + 0.3 +  0.2 * [.B288] / 60000" office:value-type="float" office:value="131.487864464382" calcext:value-type="float">
            <text:p>131</text:p>
          </table:table-cell>
          <table:table-cell table:formula="of:=(60000 * [.B288] * EXP(Param3) ) / (60000 + ([.B288] * (EXP(Param3) - 1))) - 1" office:value-type="float" office:value="59989.1808393638" calcext:value-type="float">
            <text:p>59989</text:p>
          </table:table-cell>
          <table:table-cell table:formula="of:= [.C288] + 0.2 + 0.5 / [.A288] + 0.5 * [.B288] / 60000" office:value-type="float" office:value="174.952425723336" calcext:value-type="float">
            <text:p>174,9524257233</text:p>
          </table:table-cell>
          <table:table-cell/>
        </table:table-row>
        <table:table-row table:style-name="ro1">
          <table:table-cell table:formula="of:=[.A289] + 0.3 +  0.2 * [.B289] / 60000" office:value-type="float" office:value="131.987828400513" calcext:value-type="float">
            <text:p>132</text:p>
          </table:table-cell>
          <table:table-cell table:formula="of:=(60000 * [.B289] * EXP(Param3) ) / (60000 + ([.B289] * (EXP(Param3) - 1))) - 1" office:value-type="float" office:value="59989.1808421034" calcext:value-type="float">
            <text:p>59989</text:p>
          </table:table-cell>
          <table:table-cell table:formula="of:= [.C289] + 0.2 + 0.5 / [.A289] + 0.5 * [.B289] / 60000" office:value-type="float" office:value="175.65613819596" calcext:value-type="float">
            <text:p>175,656138196</text:p>
          </table:table-cell>
          <table:table-cell/>
        </table:table-row>
        <table:table-row table:style-name="ro1">
          <table:table-cell table:formula="of:=[.A290] + 0.3 +  0.2 * [.B290] / 60000" office:value-type="float" office:value="132.487792336653" calcext:value-type="float">
            <text:p>132</text:p>
          </table:table-cell>
          <table:table-cell table:formula="of:=(60000 * [.B290] * EXP(Param3) ) / (60000 + ([.B290] * (EXP(Param3) - 1))) - 1" office:value-type="float" office:value="59989.1808445899" calcext:value-type="float">
            <text:p>59989</text:p>
          </table:table-cell>
          <table:table-cell table:formula="of:= [.C290] + 0.2 + 0.5 / [.A290] + 0.5 * [.B290] / 60000" office:value-type="float" office:value="176.359836264408" calcext:value-type="float">
            <text:p>176,3598362644</text:p>
          </table:table-cell>
          <table:table-cell/>
        </table:table-row>
        <table:table-row table:style-name="ro1">
          <table:table-cell table:formula="of:=[.A291] + 0.3 +  0.2 * [.B291] / 60000" office:value-type="float" office:value="132.987756272802" calcext:value-type="float">
            <text:p>133</text:p>
          </table:table-cell>
          <table:table-cell table:formula="of:=(60000 * [.B291] * EXP(Param3) ) / (60000 + ([.B291] * (EXP(Param3) - 1))) - 1" office:value-type="float" office:value="59989.1808468465" calcext:value-type="float">
            <text:p>59989</text:p>
          </table:table-cell>
          <table:table-cell table:formula="of:= [.C291] + 0.2 + 0.5 / [.A291] + 0.5 * [.B291] / 60000" office:value-type="float" office:value="177.06352003739" calcext:value-type="float">
            <text:p>177,0635200374</text:p>
          </table:table-cell>
          <table:table-cell/>
        </table:table-row>
        <table:table-row table:style-name="ro1">
          <table:table-cell table:formula="of:=[.A292] + 0.3 +  0.2 * [.B292] / 60000" office:value-type="float" office:value="133.487720208958" calcext:value-type="float">
            <text:p>133</text:p>
          </table:table-cell>
          <table:table-cell table:formula="of:=(60000 * [.B292] * EXP(Param3) ) / (60000 + ([.B292] * (EXP(Param3) - 1))) - 1" office:value-type="float" office:value="59989.1808488947" calcext:value-type="float">
            <text:p>59989</text:p>
          </table:table-cell>
          <table:table-cell table:formula="of:= [.C292] + 0.2 + 0.5 / [.A292] + 0.5 * [.B292] / 60000" office:value-type="float" office:value="177.767189622391" calcext:value-type="float">
            <text:p>177,7671896224</text:p>
          </table:table-cell>
          <table:table-cell/>
        </table:table-row>
        <table:table-row table:style-name="ro1">
          <table:table-cell table:formula="of:=[.A293] + 0.3 +  0.2 * [.B293] / 60000" office:value-type="float" office:value="133.987684145121" calcext:value-type="float">
            <text:p>134</text:p>
          </table:table-cell>
          <table:table-cell table:formula="of:=(60000 * [.B293] * EXP(Param3) ) / (60000 + ([.B293] * (EXP(Param3) - 1))) - 1" office:value-type="float" office:value="59989.1808507535" calcext:value-type="float">
            <text:p>59989</text:p>
          </table:table-cell>
          <table:table-cell table:formula="of:= [.C293] + 0.2 + 0.5 / [.A293] + 0.5 * [.B293] / 60000" office:value-type="float" office:value="178.47084512569" calcext:value-type="float">
            <text:p>178,4708451257</text:p>
          </table:table-cell>
          <table:table-cell/>
        </table:table-row>
        <table:table-row table:style-name="ro1">
          <table:table-cell table:formula="of:=[.A294] + 0.3 +  0.2 * [.B294] / 60000" office:value-type="float" office:value="134.48764808129" calcext:value-type="float">
            <text:p>134</text:p>
          </table:table-cell>
          <table:table-cell table:formula="of:=(60000 * [.B294] * EXP(Param3) ) / (60000 + ([.B294] * (EXP(Param3) - 1))) - 1" office:value-type="float" office:value="59989.1808524406" calcext:value-type="float">
            <text:p>59989</text:p>
          </table:table-cell>
          <table:table-cell table:formula="of:= [.C294] + 0.2 + 0.5 / [.A294] + 0.5 * [.B294] / 60000" office:value-type="float" office:value="179.174486652373" calcext:value-type="float">
            <text:p>179,1744866524</text:p>
          </table:table-cell>
          <table:table-cell/>
        </table:table-row>
        <table:table-row table:style-name="ro1">
          <table:table-cell table:formula="of:=[.A295] + 0.3 +  0.2 * [.B295] / 60000" office:value-type="float" office:value="134.987612017465" calcext:value-type="float">
            <text:p>135</text:p>
          </table:table-cell>
          <table:table-cell table:formula="of:=(60000 * [.B295] * EXP(Param3) ) / (60000 + ([.B295] * (EXP(Param3) - 1))) - 1" office:value-type="float" office:value="59989.1808539717" calcext:value-type="float">
            <text:p>59989</text:p>
          </table:table-cell>
          <table:table-cell table:formula="of:= [.C295] + 0.2 + 0.5 / [.A295] + 0.5 * [.B295] / 60000" office:value-type="float" office:value="179.878114306358" calcext:value-type="float">
            <text:p>179,8781143064</text:p>
          </table:table-cell>
          <table:table-cell/>
        </table:table-row>
        <table:table-row table:style-name="ro1">
          <table:table-cell table:formula="of:=[.A296] + 0.3 +  0.2 * [.B296] / 60000" office:value-type="float" office:value="135.487575953645" calcext:value-type="float">
            <text:p>135</text:p>
          </table:table-cell>
          <table:table-cell table:formula="of:=(60000 * [.B296] * EXP(Param3) ) / (60000 + ([.B296] * (EXP(Param3) - 1))) - 1" office:value-type="float" office:value="59989.1808553614" calcext:value-type="float">
            <text:p>59989</text:p>
          </table:table-cell>
          <table:table-cell table:formula="of:= [.C296] + 0.2 + 0.5 / [.A296] + 0.5 * [.B296] / 60000" office:value-type="float" office:value="180.581728190405" calcext:value-type="float">
            <text:p>180,5817281904</text:p>
          </table:table-cell>
          <table:table-cell/>
        </table:table-row>
        <table:table-row table:style-name="ro1">
          <table:table-cell table:formula="of:=[.A297] + 0.3 +  0.2 * [.B297] / 60000" office:value-type="float" office:value="135.98753988983" calcext:value-type="float">
            <text:p>136</text:p>
          </table:table-cell>
          <table:table-cell table:formula="of:=(60000 * [.B297] * EXP(Param3) ) / (60000 + ([.B297] * (EXP(Param3) - 1))) - 1" office:value-type="float" office:value="59989.1808566226" calcext:value-type="float">
            <text:p>59989</text:p>
          </table:table-cell>
          <table:table-cell table:formula="of:= [.C297] + 0.2 + 0.5 / [.A297] + 0.5 * [.B297] / 60000" office:value-type="float" office:value="181.285328406138" calcext:value-type="float">
            <text:p>181,2853284061</text:p>
          </table:table-cell>
          <table:table-cell/>
        </table:table-row>
        <table:table-row table:style-name="ro1">
          <table:table-cell table:formula="of:=[.A298] + 0.3 +  0.2 * [.B298] / 60000" office:value-type="float" office:value="136.487503826018" calcext:value-type="float">
            <text:p>136</text:p>
          </table:table-cell>
          <table:table-cell table:formula="of:=(60000 * [.B298] * EXP(Param3) ) / (60000 + ([.B298] * (EXP(Param3) - 1))) - 1" office:value-type="float" office:value="59989.1808577673" calcext:value-type="float">
            <text:p>59989</text:p>
          </table:table-cell>
          <table:table-cell table:formula="of:= [.C298] + 0.2 + 0.5 / [.A298] + 0.5 * [.B298] / 60000" office:value-type="float" office:value="181.988915054062" calcext:value-type="float">
            <text:p>181,9889150541</text:p>
          </table:table-cell>
          <table:table-cell/>
        </table:table-row>
        <table:table-row table:style-name="ro1">
          <table:table-cell table:formula="of:=[.A299] + 0.3 +  0.2 * [.B299] / 60000" office:value-type="float" office:value="136.987467762211" calcext:value-type="float">
            <text:p>137</text:p>
          </table:table-cell>
          <table:table-cell table:formula="of:=(60000 * [.B299] * EXP(Param3) ) / (60000 + ([.B299] * (EXP(Param3) - 1))) - 1" office:value-type="float" office:value="59989.1808588062" calcext:value-type="float">
            <text:p>59989</text:p>
          </table:table-cell>
          <table:table-cell table:formula="of:= [.C299] + 0.2 + 0.5 / [.A299] + 0.5 * [.B299] / 60000" office:value-type="float" office:value="182.692488233574" calcext:value-type="float">
            <text:p>182,6924882336</text:p>
          </table:table-cell>
          <table:table-cell/>
        </table:table-row>
        <table:table-row table:style-name="ro1">
          <table:table-cell table:formula="of:=[.A300] + 0.3 +  0.2 * [.B300] / 60000" office:value-type="float" office:value="137.487431698407" calcext:value-type="float">
            <text:p>137</text:p>
          </table:table-cell>
          <table:table-cell table:formula="of:=(60000 * [.B300] * EXP(Param3) ) / (60000 + ([.B300] * (EXP(Param3) - 1))) - 1" office:value-type="float" office:value="59989.1808597491" calcext:value-type="float">
            <text:p>59989</text:p>
          </table:table-cell>
          <table:table-cell table:formula="of:= [.C300] + 0.2 + 0.5 / [.A300] + 0.5 * [.B300] / 60000" office:value-type="float" office:value="183.396048042986" calcext:value-type="float">
            <text:p>183,396048043</text:p>
          </table:table-cell>
          <table:table-cell/>
        </table:table-row>
        <table:table-row table:style-name="ro1">
          <table:table-cell table:formula="of:=[.A301] + 0.3 +  0.2 * [.B301] / 60000" office:value-type="float" office:value="137.987395634606" calcext:value-type="float">
            <text:p>138</text:p>
          </table:table-cell>
          <table:table-cell table:formula="of:=(60000 * [.B301] * EXP(Param3) ) / (60000 + ([.B301] * (EXP(Param3) - 1))) - 1" office:value-type="float" office:value="59989.1808606049" calcext:value-type="float">
            <text:p>59989</text:p>
          </table:table-cell>
          <table:table-cell table:formula="of:= [.C301] + 0.2 + 0.5 / [.A301] + 0.5 * [.B301] / 60000" office:value-type="float" office:value="184.099594579536" calcext:value-type="float">
            <text:p>184,0995945795</text:p>
          </table:table-cell>
          <table:table-cell/>
        </table:table-row>
        <table:table-row table:style-name="ro1" table:number-rows-repeated="104827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>
        <table:named-range table:name="Param1" table:base-cell-address="$Tabelle1.$D$1" table:cell-range-address="$Tabelle1.$D$1"/>
        <table:named-range table:name="Param2" table:base-cell-address="$Tabelle1.$D$2" table:cell-range-address="$Tabelle1.$D$2"/>
        <table:named-range table:name="Param3" table:base-cell-address="$Tabelle1.$D$3" table:cell-range-address="$Tabelle1.$D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2:29:34.734786226</meta:creation-date>
    <dc:date>2016-02-01T16:29:38.997793620</dc:date>
    <meta:editing-duration>PT8M11S</meta:editing-duration>
    <meta:editing-cycles>1</meta:editing-cycles>
    <meta:document-statistic meta:table-count="1" meta:cell-count="909" meta:object-count="2"/>
    <meta:generator>LibreOffice/5.0.5.1$Linux_X86_64 LibreOffice_project/0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331cm" svg:y="3.954cm" style:legend-expansion="high" chart:style-name="ch2"/>
        <chart:plot-area chart:style-name="ch3" table:cell-range-address="Tabelle1.A1:Tabelle1.B200" svg:x="0.683cm" svg:y="0.073cm" svg:width="12.716cm" svg:height="8.643cm">
          <chartooo:coordinate-region svg:x="1.86cm" svg:y="0.272cm" svg:width="11.26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A200" chart:class="chart:scatter">
            <chart:data-point chart:repeated="200"/>
          </chart:series>
          <chart:series chart:style-name="ch8" chart:values-cell-range-address="Tabelle1.B1:Tabelle1.B200" chart:class="chart:scatter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1:Tabelle1.A200</svg:desc>
                </draw:g>
              </table:table-cell>
              <table:table-cell office:value-type="float" office:value="100">
                <text:p>100</text:p>
                <draw:g>
                  <svg:desc>Tabelle1.B1:Tabelle1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033333333333">
                <text:p>1.30033333333333</text:p>
              </table:table-cell>
              <table:table-cell office:value-type="float" office:value="109.167334552337">
                <text:p>109.167334552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069722444851">
                <text:p>1.60069722444851</text:p>
              </table:table-cell>
              <table:table-cell office:value-type="float" office:value="119.264871297369">
                <text:p>119.264871297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010947740195">
                <text:p>1.9010947740195</text:p>
              </table:table-cell>
              <table:table-cell office:value-type="float" office:value="130.386633436018">
                <text:p>130.386633436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0152939613095">
                <text:p>2.20152939613095</text:p>
              </table:table-cell>
              <table:table-cell office:value-type="float" office:value="142.63607023538">
                <text:p>142.63607023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20048496984">
                <text:p>2.5020048496984</text:p>
              </table:table-cell>
              <table:table-cell office:value-type="float" office:value="156.126985437696">
                <text:p>156.126985437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025252729832">
                <text:p>2.8025252729832</text:p>
              </table:table-cell>
              <table:table-cell office:value-type="float" office:value="170.984553562022">
                <text:p>170.984553562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0309522149507">
                <text:p>3.10309522149507</text:p>
              </table:table-cell>
              <table:table-cell office:value-type="float" office:value="187.346431652269">
                <text:p>187.346431652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0371970960058">
                <text:p>3.40371970960058</text:p>
              </table:table-cell>
              <table:table-cell office:value-type="float" office:value="205.363974504263">
                <text:p>205.363974504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0440425618226">
                <text:p>3.70440425618226</text:p>
              </table:table-cell>
              <table:table-cell office:value-type="float" office:value="225.203561872833">
                <text:p>225.20356187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515493472184">
                <text:p>4.00515493472184</text:p>
              </table:table-cell>
              <table:table-cell office:value-type="float" office:value="247.048046605036">
                <text:p>247.0480466050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0597842821052">
                <text:p>4.30597842821052</text:p>
              </table:table-cell>
              <table:table-cell office:value-type="float" office:value="271.098333050991">
                <text:p>271.098333050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0688208932069">
                <text:p>4.60688208932069</text:p>
              </table:table-cell>
              <table:table-cell office:value-type="float" office:value="297.575095448922">
                <text:p>297.5750954489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0787400630552">
                <text:p>4.90787400630552</text:p>
              </table:table-cell>
              <table:table-cell office:value-type="float" office:value="326.720646240166">
                <text:p>326.720646240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0896307512632">
                <text:p>5.20896307512632</text:p>
              </table:table-cell>
              <table:table-cell office:value-type="float" office:value="358.800964411345">
                <text:p>358.800964411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51015907834102">
                <text:p>5.51015907834102</text:p>
              </table:table-cell>
              <table:table-cell office:value-type="float" office:value="394.107893945538">
                <text:p>394.1078939455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1147277132084">
                <text:p>5.81147277132084</text:p>
              </table:table-cell>
              <table:table-cell office:value-type="float" office:value="432.961522244677">
                <text:p>432.961522244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11291597639499">
                <text:p>6.11291597639499</text:p>
              </table:table-cell>
              <table:table-cell office:value-type="float" office:value="475.712747903865">
                <text:p>475.712747903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41450168555467">
                <text:p>6.41450168555467</text:p>
              </table:table-cell>
              <table:table-cell office:value-type="float" office:value="522.746046405787">
                <text:p>522.746046405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1624417237602">
                <text:p>6.71624417237602</text:p>
              </table:table-cell>
              <table:table-cell office:value-type="float" office:value="574.482441077261">
                <text:p>574.4824410772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1815911384628">
                <text:p>7.01815911384628</text:p>
              </table:table-cell>
              <table:table-cell office:value-type="float" office:value="631.382684912461">
                <text:p>631.382684912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2026372279599">
                <text:p>7.32026372279599</text:p>
              </table:table-cell>
              <table:table-cell office:value-type="float" office:value="693.950656503398">
                <text:p>693.950656503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22576891651">
                <text:p>7.622576891651</text:p>
              </table:table-cell>
              <table:table-cell office:value-type="float" office:value="762.736970193723">
                <text:p>762.7369701937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511934821831">
                <text:p>7.92511934821831</text:p>
              </table:table-cell>
              <table:table-cell office:value-type="float" office:value="838.342796531827">
                <text:p>838.342796531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22791382420675">
                <text:p>8.22791382420675</text:p>
              </table:table-cell>
              <table:table-cell office:value-type="float" office:value="921.423883966218">
                <text:p>921.4238839662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309852371533">
                <text:p>8.5309852371533</text:p>
              </table:table-cell>
              <table:table-cell office:value-type="float" office:value="1012.69476629988">
                <text:p>1012.69476629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8343608863743">
                <text:p>8.8343608863743</text:p>
              </table:table-cell>
              <table:table-cell office:value-type="float" office:value="1112.93313247739">
                <text:p>1112.933132477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13807066348256">
                <text:p>9.13807066348256</text:p>
              </table:table-cell>
              <table:table-cell office:value-type="float" office:value="1222.98432557428">
                <text:p>1222.984325574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44214727790114">
                <text:p>9.44214727790114</text:p>
              </table:table-cell>
              <table:table-cell office:value-type="float" office:value="1343.76592612963">
                <text:p>1343.76592612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74662649765491">
                <text:p>9.74662649765491</text:p>
              </table:table-cell>
              <table:table-cell office:value-type="float" office:value="1476.27236093654">
                <text:p>1476.272360936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0515474055247">
                <text:p>10.0515474055247</text:p>
              </table:table-cell>
              <table:table-cell office:value-type="float" office:value="1621.57946180483">
                <text:p>1621.579461804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3569526703974">
                <text:p>10.3569526703974</text:p>
              </table:table-cell>
              <table:table-cell office:value-type="float" office:value="1780.84887937402">
                <text:p>1780.848879374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6628888333286">
                <text:p>10.6628888333286</text:p>
              </table:table-cell>
              <table:table-cell office:value-type="float" office:value="1955.33223455503">
                <text:p>1955.332234555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9694066074438">
                <text:p>10.9694066074438</text:p>
              </table:table-cell>
              <table:table-cell office:value-type="float" office:value="2146.37486445021">
                <text:p>2146.37486445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2765611903253">
                <text:p>11.2765611903253</text:p>
              </table:table-cell>
              <table:table-cell office:value-type="float" office:value="2355.41899058005">
                <text:p>2355.41899058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5844125869606">
                <text:p>11.5844125869606</text:p>
              </table:table-cell>
              <table:table-cell office:value-type="float" office:value="2584.00610501555">
                <text:p>2584.00610501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893025940644">
                <text:p>11.893025940644</text:p>
              </table:table-cell>
              <table:table-cell office:value-type="float" office:value="2833.77833487162">
                <text:p>2833.778334871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2024718684269">
                <text:p>12.2024718684269</text:p>
              </table:table-cell>
              <table:table-cell office:value-type="float" office:value="3106.47850813541">
                <text:p>3106.478508135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5128267967873">
                <text:p>12.5128267967873</text:p>
              </table:table-cell>
              <table:table-cell office:value-type="float" office:value="3403.94860492702">
                <text:p>3403.94860492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8241732921371">
                <text:p>12.8241732921371</text:p>
              </table:table-cell>
              <table:table-cell office:value-type="float" office:value="3728.12623942438">
                <text:p>3728.126239424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1366003796018">
                <text:p>13.1366003796018</text:p>
              </table:table-cell>
              <table:table-cell office:value-type="float" office:value="4081.03878079918">
                <text:p>4081.03878079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4502038422045">
                <text:p>13.4502038422045</text:p>
              </table:table-cell>
              <table:table-cell office:value-type="float" office:value="4464.79468924146">
                <text:p>4464.794689241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7650864911686">
                <text:p>13.7650864911686</text:p>
              </table:table-cell>
              <table:table-cell office:value-type="float" office:value="4881.57161888382">
                <text:p>4881.571618883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0813583965649">
                <text:p>14.0813583965649</text:p>
              </table:table-cell>
              <table:table-cell office:value-type="float" office:value="5333.60082737098">
                <text:p>5333.600827370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3991370659895">
                <text:p>14.3991370659895</text:p>
              </table:table-cell>
              <table:table-cell office:value-type="float" office:value="5823.14743697209">
                <text:p>5823.147436972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7185475574461">
                <text:p>14.7185475574461</text:p>
              </table:table-cell>
              <table:table-cell office:value-type="float" office:value="6352.48612026224">
                <text:p>6352.486120262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0397225111803">
                <text:p>15.0397225111803</text:p>
              </table:table-cell>
              <table:table-cell office:value-type="float" office:value="6923.87184082477">
                <text:p>6923.871840824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362802083983">
                <text:p>15.362802083983</text:p>
              </table:table-cell>
              <table:table-cell office:value-type="float" office:value="7539.50537268925">
                <text:p>7539.505372689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6879337685587">
                <text:p>15.6879337685587</text:p>
              </table:table-cell>
              <table:table-cell office:value-type="float" office:value="8201.49345757024">
                <text:p>8201.493457570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0152720800839">
                <text:p>16.0152720800839</text:p>
              </table:table-cell>
              <table:table-cell office:value-type="float" office:value="8911.80364164163">
                <text:p>8911.803641641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3449780922227">
                <text:p>16.3449780922227</text:p>
              </table:table-cell>
              <table:table-cell office:value-type="float" office:value="9672.21406685112">
                <text:p>9672.214066851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6772188057789">
                <text:p>16.6772188057789</text:p>
              </table:table-cell>
              <table:table-cell office:value-type="float" office:value="10484.2587758583">
                <text:p>10484.2587758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0121663350317">
                <text:p>17.0121663350317</text:p>
              </table:table-cell>
              <table:table-cell office:value-type="float" office:value="11349.169420466">
                <text:p>11349.1694204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3499968997666">
                <text:p>17.3499968997666</text:p>
              </table:table-cell>
              <table:table-cell office:value-type="float" office:value="12267.8146312724">
                <text:p>12267.81463127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6908896152042">
                <text:p>17.6908896152042</text:p>
              </table:table-cell>
              <table:table-cell office:value-type="float" office:value="13240.6386949958">
                <text:p>13240.63869499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0350250775208">
                <text:p>18.0350250775208</text:p>
              </table:table-cell>
              <table:table-cell office:value-type="float" office:value="14267.6015721663">
                <text:p>14267.60157216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3825837494281">
                <text:p>18.3825837494281</text:p>
              </table:table-cell>
              <table:table-cell office:value-type="float" office:value="15348.1226412604">
                <text:p>15348.12264126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7337441582323">
                <text:p>18.7337441582323</text:p>
              </table:table-cell>
              <table:table-cell office:value-type="float" office:value="16481.0308396511">
                <text:p>16481.03083965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0886809276978">
                <text:p>19.0886809276978</text:p>
              </table:table-cell>
              <table:table-cell office:value-type="float" office:value="17664.5240471869">
                <text:p>17664.52404718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4475626745217">
                <text:p>19.4475626745217</text:p>
              </table:table-cell>
              <table:table-cell office:value-type="float" office:value="18896.1405851964">
                <text:p>18896.14058519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8105498098057">
                <text:p>19.8105498098057</text:p>
              </table:table-cell>
              <table:table-cell office:value-type="float" office:value="20172.7455475382">
                <text:p>20172.74554753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.1777922949642">
                <text:p>20.1777922949642</text:p>
              </table:table-cell>
              <table:table-cell office:value-type="float" office:value="21490.5343167775">
                <text:p>21490.53431677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5494274093534">
                <text:p>20.5494274093534</text:p>
              </table:table-cell>
              <table:table-cell office:value-type="float" office:value="22845.0550394257">
                <text:p>22845.05503942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9255775928182">
                <text:p>20.9255775928182</text:p>
              </table:table-cell>
              <table:table-cell office:value-type="float" office:value="24231.2510518765">
                <text:p>24231.2510518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.3063484296578">
                <text:p>21.3063484296578</text:p>
              </table:table-cell>
              <table:table-cell office:value-type="float" office:value="25643.523298914">
                <text:p>25643.5232989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6918268406542">
                <text:p>21.6918268406542</text:p>
              </table:table-cell>
              <table:table-cell office:value-type="float" office:value="27075.8117282875">
                <text:p>27075.8117282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0820795464151">
                <text:p>22.0820795464151</text:p>
              </table:table-cell>
              <table:table-cell office:value-type="float" office:value="28521.6935560395">
                <text:p>28521.69355603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.4771518582686">
                <text:p>22.4771518582686</text:p>
              </table:table-cell>
              <table:table-cell office:value-type="float" office:value="29974.4952685">
                <text:p>29974.49526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8770668424969">
                <text:p>22.8770668424969</text:p>
              </table:table-cell>
              <table:table-cell office:value-type="float" office:value="31427.4143508174">
                <text:p>31427.41435081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.281824890333">
                <text:p>23.281824890333</text:p>
              </table:table-cell>
              <table:table-cell office:value-type="float" office:value="32873.6460921826">
                <text:p>32873.64609218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6914037106402">
                <text:p>23.6914037106402</text:p>
              </table:table-cell>
              <table:table-cell office:value-type="float" office:value="34306.510477893">
                <text:p>34306.5104778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1057587455666">
                <text:p>24.1057587455666</text:p>
              </table:table-cell>
              <table:table-cell office:value-type="float" office:value="35719.5741725562">
                <text:p>35719.57417255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5248239928084">
                <text:p>24.5248239928084</text:p>
              </table:table-cell>
              <table:table-cell office:value-type="float" office:value="37106.762927627">
                <text:p>37106.7629276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485132025672">
                <text:p>24.9485132025672</text:p>
              </table:table-cell>
              <table:table-cell office:value-type="float" office:value="38462.4603767941">
                <text:p>38462.4603767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767214038231">
                <text:p>25.3767214038231</text:p>
              </table:table-cell>
              <table:table-cell office:value-type="float" office:value="39781.5900519412">
                <text:p>39781.59005194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.8093267039963">
                <text:p>25.8093267039963</text:p>
              </table:table-cell>
              <table:table-cell office:value-type="float" office:value="41059.6784774531">
                <text:p>41059.67847745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.2461922989211">
                <text:p>26.2461922989211</text:p>
              </table:table-cell>
              <table:table-cell office:value-type="float" office:value="42292.8982889238">
                <text:p>42292.8982889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.6871686265509">
                <text:p>26.6871686265509</text:p>
              </table:table-cell>
              <table:table-cell office:value-type="float" office:value="43478.0913831435">
                <text:p>43478.09138314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132095597828">
                <text:p>27.132095597828</text:p>
              </table:table-cell>
              <table:table-cell office:value-type="float" office:value="44612.773060838">
                <text:p>44612.773060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.5808048413641">
                <text:p>27.5808048413641</text:p>
              </table:table-cell>
              <table:table-cell office:value-type="float" office:value="45695.1189124285">
                <text:p>45695.11891242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.0331219044056">
                <text:p>28.0331219044056</text:p>
              </table:table-cell>
              <table:table-cell office:value-type="float" office:value="46723.9367835415">
                <text:p>46723.93678354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4888683603507">
                <text:p>28.4888683603507</text:p>
              </table:table-cell>
              <table:table-cell office:value-type="float" office:value="47698.6265279307">
                <text:p>47698.62652793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9478637821105">
                <text:p>28.9478637821105</text:p>
              </table:table-cell>
              <table:table-cell office:value-type="float" office:value="48619.1304184485">
                <text:p>48619.13041844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.409927550172">
                <text:p>29.409927550172</text:p>
              </table:table-cell>
              <table:table-cell office:value-type="float" office:value="49485.8770654956">
                <text:p>49485.87706549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.8748804737236">
                <text:p>29.8748804737236</text:p>
              </table:table-cell>
              <table:table-cell office:value-type="float" office:value="50299.7215213913">
                <text:p>50299.72152139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3425462121283">
                <text:p>30.3425462121283</text:p>
              </table:table-cell>
              <table:table-cell office:value-type="float" office:value="51061.8839678918">
                <text:p>51061.88396789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8127524920212">
                <text:p>30.8127524920212</text:p>
              </table:table-cell>
              <table:table-cell office:value-type="float" office:value="51773.8890324394">
                <text:p>51773.88903243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.2853321221294">
                <text:p>31.2853321221294</text:p>
              </table:table-cell>
              <table:table-cell office:value-type="float" office:value="52437.5073930786">
                <text:p>52437.50739307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.7601238134396">
                <text:p>31.7601238134396</text:p>
              </table:table-cell>
              <table:table-cell office:value-type="float" office:value="53054.7009429003">
                <text:p>53054.70094290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.2369728165826">
                <text:p>32.2369728165826</text:p>
              </table:table-cell>
              <table:table-cell office:value-type="float" office:value="53627.5724159958">
                <text:p>53627.57241599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.7157313913026">
                <text:p>32.7157313913026</text:p>
              </table:table-cell>
              <table:table-cell office:value-type="float" office:value="54158.320044644">
                <text:p>54158.3200446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.1962591247848">
                <text:p>33.1962591247848</text:p>
              </table:table-cell>
              <table:table-cell office:value-type="float" office:value="54649.1975316711">
                <text:p>54649.19753167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.678423116557">
                <text:p>33.678423116557</text:p>
              </table:table-cell>
              <table:table-cell office:value-type="float" office:value="55102.479386892">
                <text:p>55102.4793868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.1620980478466">
                <text:p>34.1620980478466</text:p>
              </table:table-cell>
              <table:table-cell office:value-type="float" office:value="55520.4314921681">
                <text:p>55520.43149216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6471661528205">
                <text:p>34.6471661528205</text:p>
              </table:table-cell>
              <table:table-cell office:value-type="float" office:value="55905.2866227201">
                <text:p>55905.28662272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.1335171082296">
                <text:p>35.1335171082296</text:p>
              </table:table-cell>
              <table:table-cell office:value-type="float" office:value="56259.2245577226">
                <text:p>56259.22455772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.6210478567553">
                <text:p>35.6210478567553</text:p>
              </table:table-cell>
              <table:table-cell office:value-type="float" office:value="56584.3563546573">
                <text:p>56584.35635465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.1096623779375">
                <text:p>36.1096623779375</text:p>
              </table:table-cell>
              <table:table-cell office:value-type="float" office:value="56882.7123328748">
                <text:p>56882.71233287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.5992714190471">
                <text:p>36.5992714190471</text:p>
              </table:table-cell>
              <table:table-cell office:value-type="float" office:value="57156.2333059694">
                <text:p>57156.23330596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.0897921967337">
                <text:p>37.0897921967337</text:p>
              </table:table-cell>
              <table:table-cell office:value-type="float" office:value="57406.7646141355">
                <text:p>57406.7646141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.5811480787808">
                <text:p>37.5811480787808</text:p>
              </table:table-cell>
              <table:table-cell office:value-type="float" office:value="57636.0525315918">
                <text:p>57636.05253159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.0732682538861">
                <text:p>38.0732682538861</text:p>
              </table:table-cell>
              <table:table-cell office:value-type="float" office:value="57845.7426562191">
                <text:p>57845.74265621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.5660873960735">
                <text:p>38.5660873960735</text:p>
              </table:table-cell>
              <table:table-cell office:value-type="float" office:value="58037.3799253262">
                <text:p>58037.37992532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.0595453291579">
                <text:p>39.0595453291579</text:p>
              </table:table-cell>
              <table:table-cell office:value-type="float" office:value="58212.4099402971">
                <text:p>58212.40994029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.5535866956255">
                <text:p>39.5535866956255</text:p>
              </table:table-cell>
              <table:table-cell office:value-type="float" office:value="58372.181321771">
                <text:p>58372.1813217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.0481606333648">
                <text:p>40.0481606333648</text:p>
              </table:table-cell>
              <table:table-cell office:value-type="float" office:value="58517.9488545575">
                <text:p>58517.94885455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.54322046288">
                <text:p>40.54322046288</text:p>
              </table:table-cell>
              <table:table-cell office:value-type="float" office:value="58650.8772167214">
                <text:p>58650.87721672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.0387233869357">
                <text:p>41.0387233869357</text:p>
              </table:table-cell>
              <table:table-cell office:value-type="float" office:value="58772.0451196114">
                <text:p>58772.04511961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.5346302040011">
                <text:p>41.5346302040011</text:p>
              </table:table-cell>
              <table:table-cell office:value-type="float" office:value="58882.4497147361">
                <text:p>58882.4497147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.0309050363835">
                <text:p>42.0309050363835</text:p>
              </table:table-cell>
              <table:table-cell office:value-type="float" office:value="58983.0111492384">
                <text:p>58983.01114923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.5275150735476">
                <text:p>42.5275150735476</text:p>
              </table:table-cell>
              <table:table-cell office:value-type="float" office:value="59074.5771743209">
                <text:p>59074.57717432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.0244303307954">
                <text:p>43.0244303307954</text:p>
              </table:table-cell>
              <table:table-cell office:value-type="float" office:value="59157.9277305201">
                <text:p>59157.92773052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.5216234232304">
                <text:p>43.5216234232304</text:p>
              </table:table-cell>
              <table:table-cell office:value-type="float" office:value="59233.7794504149">
                <text:p>59233.77945041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.0190693547318">
                <text:p>44.0190693547318</text:p>
              </table:table-cell>
              <table:table-cell office:value-type="float" office:value="59302.7900334688">
                <text:p>59302.79003346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.5167453215101">
                <text:p>44.5167453215101</text:p>
              </table:table-cell>
              <table:table-cell office:value-type="float" office:value="59365.562459507">
                <text:p>59365.5624595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.0146305297084">
                <text:p>45.0146305297084</text:p>
              </table:table-cell>
              <table:table-cell office:value-type="float" office:value="59422.6490170987">
                <text:p>59422.64901709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.5127060264321">
                <text:p>45.5127060264321</text:p>
              </table:table-cell>
              <table:table-cell office:value-type="float" office:value="59474.5551311156">
                <text:p>59474.55513111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.0109545435358">
                <text:p>46.0109545435358</text:p>
              </table:table-cell>
              <table:table-cell office:value-type="float" office:value="59521.7429802097">
                <text:p>59521.74298020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.5093603534698">
                <text:p>46.5093603534698</text:p>
              </table:table-cell>
              <table:table-cell office:value-type="float" office:value="59564.6349001302">
                <text:p>59564.63490013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.0079091364702">
                <text:p>47.0079091364702</text:p>
              </table:table-cell>
              <table:table-cell office:value-type="float" office:value="59603.6165728732">
                <text:p>59603.6165728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.5065878583798">
                <text:p>47.5065878583798</text:p>
              </table:table-cell>
              <table:table-cell office:value-type="float" office:value="59639.0400048085">
                <text:p>59639.04000480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.0053846583958">
                <text:p>48.0053846583958</text:p>
              </table:table-cell>
              <table:table-cell office:value-type="float" office:value="59671.2262993213">
                <text:p>59671.22629932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.5042887460602">
                <text:p>48.5042887460602</text:p>
              </table:table-cell>
              <table:table-cell office:value-type="float" office:value="59700.4682312569">
                <text:p>59700.46823125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.0032903068311">
                <text:p>49.0032903068311</text:p>
              </table:table-cell>
              <table:table-cell office:value-type="float" office:value="59727.0326317033">
                <text:p>59727.03263170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.5023804156034">
                <text:p>49.5023804156034</text:p>
              </table:table-cell>
              <table:table-cell office:value-type="float" office:value="59751.1625924714">
                <text:p>59751.16259247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.0015509575783">
                <text:p>50.0015509575783</text:p>
              </table:table-cell>
              <table:table-cell office:value-type="float" office:value="59773.0795001203">
                <text:p>59773.07950012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.5007945559121">
                <text:p>50.5007945559121</text:p>
              </table:table-cell>
              <table:table-cell office:value-type="float" office:value="59792.9849096087">
                <text:p>59792.98490960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.0001045056108">
                <text:p>51.0001045056108</text:p>
              </table:table-cell>
              <table:table-cell office:value-type="float" office:value="59811.0622676703">
                <text:p>59811.06226767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.4994747131697">
                <text:p>51.4994747131697</text:p>
              </table:table-cell>
              <table:table-cell office:value-type="float" office:value="59827.4784958758">
                <text:p>59827.4784958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.9988996414893">
                <text:p>51.9988996414893</text:p>
              </table:table-cell>
              <table:table-cell office:value-type="float" office:value="59842.38544309">
                <text:p>59842.385443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.4983742596329">
                <text:p>52.4983742596329</text:p>
              </table:table-cell>
              <table:table-cell office:value-type="float" office:value="59855.9212166864">
                <text:p>59855.92121668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.9978939970218">
                <text:p>52.9978939970218</text:p>
              </table:table-cell>
              <table:table-cell office:value-type="float" office:value="59868.2114014828">
                <text:p>59868.21140148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.4974547016934">
                <text:p>53.4974547016934</text:p>
              </table:table-cell>
              <table:table-cell office:value-type="float" office:value="59879.3701749115">
                <text:p>59879.37017491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.9970526022765">
                <text:p>53.9970526022765</text:p>
              </table:table-cell>
              <table:table-cell office:value-type="float" office:value="59889.501326476">
                <text:p>59889.5013264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.4966842733647">
                <text:p>54.4966842733647</text:p>
              </table:table-cell>
              <table:table-cell office:value-type="float" office:value="59898.6991890629">
                <text:p>59898.69918906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.9963466039949">
                <text:p>54.9963466039949</text:p>
              </table:table-cell>
              <table:table-cell office:value-type="float" office:value="59907.0494891997">
                <text:p>59907.04948919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.4960367689589">
                <text:p>55.4960367689589</text:p>
              </table:table-cell>
              <table:table-cell office:value-type="float" office:value="59914.6301228762">
                <text:p>59914.6301228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.9957522027018">
                <text:p>55.9957522027018</text:p>
              </table:table-cell>
              <table:table-cell office:value-type="float" office:value="59921.5118630878">
                <text:p>59921.51186308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.4954905755788">
                <text:p>56.4954905755788</text:p>
              </table:table-cell>
              <table:table-cell office:value-type="float" office:value="59927.7590048128">
                <text:p>59927.75900481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.9952497722615">
                <text:p>56.9952497722615</text:p>
              </table:table-cell>
              <table:table-cell office:value-type="float" office:value="59933.4299527136">
                <text:p>59933.4299527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7.4950278721039">
                <text:p>57.4950278721039</text:p>
              </table:table-cell>
              <table:table-cell office:value-type="float" office:value="59938.5777564475">
                <text:p>59938.57775644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.994823131292">
                <text:p>57.994823131292</text:p>
              </table:table-cell>
              <table:table-cell office:value-type="float" office:value="59943.2505980928">
                <text:p>59943.25059809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.494633966619">
                <text:p>58.494633966619</text:p>
              </table:table-cell>
              <table:table-cell office:value-type="float" office:value="59947.4922358378">
                <text:p>59947.49223583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.9944589407385">
                <text:p>58.9944589407385</text:p>
              </table:table-cell>
              <table:table-cell office:value-type="float" office:value="59951.342407745">
                <text:p>59951.3424077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.4942967487643">
                <text:p>59.4942967487643</text:p>
              </table:table-cell>
              <table:table-cell office:value-type="float" office:value="59954.8371990918">
                <text:p>59954.83719909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9.9941462060946">
                <text:p>59.9941462060946</text:p>
              </table:table-cell>
              <table:table-cell office:value-type="float" office:value="59958.0093764974">
                <text:p>59958.00937649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0.4940062373496">
                <text:p>60.4940062373496</text:p>
              </table:table-cell>
              <table:table-cell office:value-type="float" office:value="59960.8886917765">
                <text:p>59960.88869177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.9938758663222">
                <text:p>60.9938758663222</text:p>
              </table:table-cell>
              <table:table-cell office:value-type="float" office:value="59963.5021582108">
                <text:p>59963.50215821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1.4937542068495">
                <text:p>61.4937542068495</text:p>
              </table:table-cell>
              <table:table-cell office:value-type="float" office:value="59965.8743017014">
                <text:p>59965.87430170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.9936404545219">
                <text:p>61.9936404545219</text:p>
              </table:table-cell>
              <table:table-cell office:value-type="float" office:value="59968.0273890492">
                <text:p>59968.02738904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2.493533879152">
                <text:p>62.493533879152</text:p>
              </table:table-cell>
              <table:table-cell office:value-type="float" office:value="59969.9816354185">
                <text:p>59969.98163541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2.9934338179367">
                <text:p>62.9934338179367</text:p>
              </table:table-cell>
              <table:table-cell office:value-type="float" office:value="59971.7553928587">
                <text:p>59971.75539285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3.4933396692463">
                <text:p>63.4933396692463</text:p>
              </table:table-cell>
              <table:table-cell office:value-type="float" office:value="59973.3653215934">
                <text:p>59973.36532159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3.9932508869849">
                <text:p>63.9932508869849</text:p>
              </table:table-cell>
              <table:table-cell office:value-type="float" office:value="59974.8265456362">
                <text:p>59974.82654563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4.4931669754704">
                <text:p>64.4931669754704</text:p>
              </table:table-cell>
              <table:table-cell office:value-type="float" office:value="59976.1527941549">
                <text:p>59976.15279415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4.9930874847842">
                <text:p>64.9930874847842</text:p>
              </table:table-cell>
              <table:table-cell office:value-type="float" office:value="59977.3565298775">
                <text:p>59977.3565298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5.4930120065505">
                <text:p>65.4930120065505</text:p>
              </table:table-cell>
              <table:table-cell office:value-type="float" office:value="59978.4490657189">
                <text:p>59978.44906571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5.9929401701029">
                <text:p>65.9929401701029</text:p>
              </table:table-cell>
              <table:table-cell office:value-type="float" office:value="59979.4406707028">
                <text:p>59979.44067070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.4928716390052">
                <text:p>66.4928716390052</text:p>
              </table:table-cell>
              <table:table-cell office:value-type="float" office:value="59980.3406661529">
                <text:p>59980.34066615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6.9928061078924">
                <text:p>66.9928061078924</text:p>
              </table:table-cell>
              <table:table-cell office:value-type="float" office:value="59981.1575130453">
                <text:p>59981.15751304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7.4927432996025">
                <text:p>67.4927432996025</text:p>
              </table:table-cell>
              <table:table-cell office:value-type="float" office:value="59981.8988913273">
                <text:p>59981.89889132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7.9926829625736">
                <text:p>67.9926829625736</text:p>
              </table:table-cell>
              <table:table-cell office:value-type="float" office:value="59982.5717719399">
                <text:p>59982.57177193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.4926248684801">
                <text:p>68.4926248684801</text:p>
              </table:table-cell>
              <table:table-cell office:value-type="float" office:value="59983.1824822119">
                <text:p>59983.18248221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.9925688100875">
                <text:p>68.9925688100875</text:p>
              </table:table-cell>
              <table:table-cell office:value-type="float" office:value="59983.7367652328">
                <text:p>59983.73676523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9.4925145993049">
                <text:p>69.4925145993049</text:p>
              </table:table-cell>
              <table:table-cell office:value-type="float" office:value="59984.2398337578">
                <text:p>59984.23983375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9.9924620654174">
                <text:p>69.9924620654174</text:p>
              </table:table-cell>
              <table:table-cell office:value-type="float" office:value="59984.6964191467">
                <text:p>59984.69641914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0.4924110534812">
                <text:p>70.4924110534812</text:p>
              </table:table-cell>
              <table:table-cell office:value-type="float" office:value="59985.1108157918">
                <text:p>59985.11081579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.9923614228672">
                <text:p>70.9923614228672</text:p>
              </table:table-cell>
              <table:table-cell office:value-type="float" office:value="59985.4869214519">
                <text:p>59985.48692145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.4923130459387">
                <text:p>71.4923130459387</text:p>
              </table:table-cell>
              <table:table-cell office:value-type="float" office:value="59985.8282738661">
                <text:p>59985.82827386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.9922658068516">
                <text:p>71.9922658068516</text:p>
              </table:table-cell>
              <table:table-cell office:value-type="float" office:value="59986.1380839919">
                <text:p>59986.13808399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.4922196004649">
                <text:p>72.4922196004649</text:p>
              </table:table-cell>
              <table:table-cell office:value-type="float" office:value="59986.4192661771">
                <text:p>59986.41926617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.9921743313522">
                <text:p>72.9921743313522</text:p>
              </table:table-cell>
              <table:table-cell office:value-type="float" office:value="59986.6744655483">
                <text:p>59986.67446554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.492129912904">
                <text:p>73.492129912904</text:p>
              </table:table-cell>
              <table:table-cell office:value-type="float" office:value="59986.9060828721">
                <text:p>59986.90608287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.9920862665136">
                <text:p>73.9920862665136</text:p>
              </table:table-cell>
              <table:table-cell office:value-type="float" office:value="59987.1162971222">
                <text:p>59987.11629712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.4920433208373">
                <text:p>74.4920433208373</text:p>
              </table:table-cell>
              <table:table-cell office:value-type="float" office:value="59987.3070859636">
                <text:p>59987.30708596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4.9920010111238">
                <text:p>74.9920010111238</text:p>
              </table:table-cell>
              <table:table-cell office:value-type="float" office:value="59987.480244346">
                <text:p>59987.4802443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5.491959278605">
                <text:p>75.491959278605</text:p>
              </table:table-cell>
              <table:table-cell office:value-type="float" office:value="59987.6374013809">
                <text:p>59987.63740138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5.9919180699429">
                <text:p>75.9919180699429</text:p>
              </table:table-cell>
              <table:table-cell office:value-type="float" office:value="59987.7800356599">
                <text:p>59987.78003565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6.4918773367284">
                <text:p>76.4918773367284</text:p>
              </table:table-cell>
              <table:table-cell office:value-type="float" office:value="59987.9094891596">
                <text:p>59987.90948915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6.9918370350256">
                <text:p>76.9918370350256</text:p>
              </table:table-cell>
              <table:table-cell office:value-type="float" office:value="59988.0269798613">
                <text:p>59988.02697986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7.4917971249585">
                <text:p>77.4917971249585</text:p>
              </table:table-cell>
              <table:table-cell office:value-type="float" office:value="59988.1336132069">
                <text:p>59988.13361320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.9917575703359">
                <text:p>77.9917575703359</text:p>
              </table:table-cell>
              <table:table-cell office:value-type="float" office:value="59988.2303924947">
                <text:p>59988.23039249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8.4917183383108">
                <text:p>78.4917183383108</text:p>
              </table:table-cell>
              <table:table-cell office:value-type="float" office:value="59988.3182283174">
                <text:p>59988.31822831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8.9916793990719">
                <text:p>78.9916793990719</text:p>
              </table:table-cell>
              <table:table-cell office:value-type="float" office:value="59988.3979471262">
                <text:p>59988.39794712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9.4916407255623">
                <text:p>79.4916407255623</text:p>
              </table:table-cell>
              <table:table-cell office:value-type="float" office:value="59988.4702990055">
                <text:p>59988.47029900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9.9916022932257">
                <text:p>79.9916022932257</text:p>
              </table:table-cell>
              <table:table-cell office:value-type="float" office:value="59988.5359647284">
                <text:p>59988.53596472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.4915640797748">
                <text:p>80.4915640797748</text:p>
              </table:table-cell>
              <table:table-cell office:value-type="float" office:value="59988.5955621609">
                <text:p>59988.59556216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.991526064982">
                <text:p>80.991526064982</text:p>
              </table:table-cell>
              <table:table-cell office:value-type="float" office:value="59988.6496520746">
                <text:p>59988.64965207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1.4914882304889">
                <text:p>81.4914882304889</text:p>
              </table:table-cell>
              <table:table-cell office:value-type="float" office:value="59988.6987434217">
                <text:p>59988.69874342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.9914505596336">
                <text:p>81.9914505596336</text:p>
              </table:table-cell>
              <table:table-cell office:value-type="float" office:value="59988.7432981235">
                <text:p>59988.74329812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2.491413037294">
                <text:p>82.491413037294</text:p>
              </table:table-cell>
              <table:table-cell office:value-type="float" office:value="59988.7837354162">
                <text:p>59988.78373541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.9913756497454">
                <text:p>82.9913756497454</text:p>
              </table:table-cell>
              <table:table-cell office:value-type="float" office:value="59988.8204357948">
                <text:p>59988.8204357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3.4913383845314">
                <text:p>83.4913383845314</text:p>
              </table:table-cell>
              <table:table-cell office:value-type="float" office:value="59988.8537445931">
                <text:p>59988.85374459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3.9913012303467">
                <text:p>83.9913012303467</text:p>
              </table:table-cell>
              <table:table-cell office:value-type="float" office:value="59988.883975233">
                <text:p>59988.8839752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.4912641769308">
                <text:p>84.4912641769308</text:p>
              </table:table-cell>
              <table:table-cell office:value-type="float" office:value="59988.9114121729">
                <text:p>59988.91141217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.9912272149714">
                <text:p>84.9912272149714</text:p>
              </table:table-cell>
              <table:table-cell office:value-type="float" office:value="59988.9363135843">
                <text:p>59988.93631358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.4911903360167">
                <text:p>85.4911903360167</text:p>
              </table:table-cell>
              <table:table-cell office:value-type="float" office:value="59988.9589137812">
                <text:p>59988.95891378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5.9911535323959">
                <text:p>85.9911535323959</text:p>
              </table:table-cell>
              <table:table-cell office:value-type="float" office:value="59988.9794254242">
                <text:p>59988.97942542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.4911167971473">
                <text:p>86.4911167971473</text:p>
              </table:table-cell>
              <table:table-cell office:value-type="float" office:value="59988.9980415218">
                <text:p>59988.99804152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6.9910801239524">
                <text:p>86.9910801239524</text:p>
              </table:table-cell>
              <table:table-cell office:value-type="float" office:value="59989.0149372463">
                <text:p>59989.0149372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07cm" svg:height="9cm" xlink:href=".." xlink:type="simple" chart:class="chart:line" chart:column-mapping="1 0" chart:style-name="ch1">
        <chart:legend chart:legend-position="end" svg:x="19.04cm" svg:y="3.952cm" style:legend-expansion="high" chart:style-name="ch2"/>
        <chart:plot-area chart:style-name="ch3" table:cell-range-address="Tabelle1.C1:Tabelle1.C302 Tabelle1.A1:Tabelle1.A302" svg:x="0.434cm" svg:y="0.18cm" svg:width="18.172cm" svg:height="8.64cm">
          <chartooo:coordinate-region svg:x="1.055cm" svg:y="0.301cm" svg:width="17.28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1:Tabelle1.C302" chart:class="chart:line">
            <chart:data-point chart:repeated="302"/>
          </chart:series>
          <chart:series chart:style-name="ch7" chart:values-cell-range-address="Tabelle1.A1:Tabelle1.A302" chart:class="chart:line">
            <chart:data-point chart:repeated="3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C1:Tabelle1.C302</svg:desc>
                </draw:g>
              </table:table-cell>
              <table:table-cell office:value-type="float" office:value="1">
                <text:p>1</text:p>
                <draw:g>
                  <svg:desc>Tabelle1.A1:Tabelle1.A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0833333333333">
                <text:p>0.700833333333333</text:p>
              </table:table-cell>
              <table:table-cell office:value-type="float" office:value="1.30033333333333">
                <text:p>1.300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8625985168779">
                <text:p>1.28625985168779</text:p>
              </table:table-cell>
              <table:table-cell office:value-type="float" office:value="1.60069722444851">
                <text:p>1.60069722444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9961760828038">
                <text:p>1.79961760828038</text:p>
              </table:table-cell>
              <table:table-cell office:value-type="float" office:value="1.9010947740195">
                <text:p>1.9010947740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6371051486408">
                <text:p>2.26371051486408</text:p>
              </table:table-cell>
              <table:table-cell office:value-type="float" office:value="2.20152939613095">
                <text:p>2.20152939613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9201399034636">
                <text:p>2.69201399034636</text:p>
              </table:table-cell>
              <table:table-cell office:value-type="float" office:value="2.5020048496984">
                <text:p>2.5020048496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9315478910092">
                <text:p>3.09315478910092</text:p>
              </table:table-cell>
              <table:table-cell office:value-type="float" office:value="2.8025252729832">
                <text:p>2.8025252729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7299018349705">
                <text:p>3.47299018349705</text:p>
              </table:table-cell>
              <table:table-cell office:value-type="float" office:value="3.10309522149507">
                <text:p>3.10309522149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3568084527344">
                <text:p>3.83568084527344</text:p>
              </table:table-cell>
              <table:table-cell office:value-type="float" office:value="3.40371970960058">
                <text:p>3.40371970960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8429032398692">
                <text:p>4.18429032398692</text:p>
              </table:table-cell>
              <table:table-cell office:value-type="float" office:value="3.70440425618226">
                <text:p>3.70440425618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2114149002705">
                <text:p>4.52114149002705</text:p>
              </table:table-cell>
              <table:table-cell office:value-type="float" office:value="4.00515493472184">
                <text:p>4.00515493472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4803933937581">
                <text:p>4.84803933937581</text:p>
              </table:table-cell>
              <table:table-cell office:value-type="float" office:value="4.30597842821052">
                <text:p>4.30597842821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6641611984864">
                <text:p>5.16641611984864</text:p>
              </table:table-cell>
              <table:table-cell office:value-type="float" office:value="4.60688208932069">
                <text:p>4.60688208932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7742918716033">
                <text:p>5.47742918716033</text:p>
              </table:table-cell>
              <table:table-cell office:value-type="float" office:value="4.90787400630552">
                <text:p>4.90787400630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78202896513592">
                <text:p>5.78202896513592</text:p>
              </table:table-cell>
              <table:table-cell office:value-type="float" office:value="5.20896307512632">
                <text:p>5.20896307512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8100736717524">
                <text:p>6.08100736717524</text:p>
              </table:table-cell>
              <table:table-cell office:value-type="float" office:value="5.51015907834102">
                <text:p>5.51015907834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7503308147516">
                <text:p>6.37503308147516</text:p>
              </table:table-cell>
              <table:table-cell office:value-type="float" office:value="5.81147277132084">
                <text:p>5.81147277132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6467780459089">
                <text:p>6.66467780459089</text:p>
              </table:table-cell>
              <table:table-cell office:value-type="float" office:value="6.11291597639499">
                <text:p>6.11291597639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5043610213082">
                <text:p>6.95043610213082</text:p>
              </table:table-cell>
              <table:table-cell office:value-type="float" office:value="6.41450168555467">
                <text:p>6.41450168555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3274069686193">
                <text:p>7.23274069686193</text:p>
              </table:table-cell>
              <table:table-cell office:value-type="float" office:value="6.71624417237602">
                <text:p>6.7162441723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51197442073604">
                <text:p>7.51197442073604</text:p>
              </table:table-cell>
              <table:table-cell office:value-type="float" office:value="7.01815911384628">
                <text:p>7.018159113846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78847969690517">
                <text:p>7.78847969690517</text:p>
              </table:table-cell>
              <table:table-cell office:value-type="float" office:value="7.32026372279599">
                <text:p>7.320263722795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6256616915155">
                <text:p>8.06256616915155</text:p>
              </table:table-cell>
              <table:table-cell office:value-type="float" office:value="7.622576891651">
                <text:p>7.622576891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33451692602693">
                <text:p>8.33451692602693</text:p>
              </table:table-cell>
              <table:table-cell office:value-type="float" office:value="7.92511934821831">
                <text:p>7.92511934821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60459364852261">
                <text:p>8.60459364852261</text:p>
              </table:table-cell>
              <table:table-cell office:value-type="float" office:value="8.22791382420675">
                <text:p>8.22791382420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87304092624568">
                <text:p>8.87304092624568</text:p>
              </table:table-cell>
              <table:table-cell office:value-type="float" office:value="8.5309852371533">
                <text:p>8.53098523715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1400899268329">
                <text:p>9.1400899268329</text:p>
              </table:table-cell>
              <table:table-cell office:value-type="float" office:value="8.8343608863743">
                <text:p>8.8343608863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0596155942077">
                <text:p>9.40596155942077</text:p>
              </table:table-cell>
              <table:table-cell office:value-type="float" office:value="9.13807066348256">
                <text:p>9.13807066348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67086924052813">
                <text:p>9.67086924052813</text:p>
              </table:table-cell>
              <table:table-cell office:value-type="float" office:value="9.44214727790114">
                <text:p>9.44214727790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93502134636644">
                <text:p>9.93502134636644</text:p>
              </table:table-cell>
              <table:table-cell office:value-type="float" office:value="9.74662649765491">
                <text:p>9.746626497654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1986234170665">
                <text:p>10.1986234170665</text:p>
              </table:table-cell>
              <table:table-cell office:value-type="float" office:value="10.0515474055247">
                <text:p>10.0515474055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4618801639748">
                <text:p>10.4618801639748</text:p>
              </table:table-cell>
              <table:table-cell office:value-type="float" office:value="10.3569526703974">
                <text:p>10.35695267039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7249973198709">
                <text:p>10.7249973198709</text:p>
              </table:table-cell>
              <table:table-cell office:value-type="float" office:value="10.6628888333286">
                <text:p>10.66288883332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9881833628475">
                <text:p>10.9881833628475</text:p>
              </table:table-cell>
              <table:table-cell office:value-type="float" office:value="10.9694066074438">
                <text:p>10.96940660744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2516511370626">
                <text:p>11.2516511370626</text:p>
              </table:table-cell>
              <table:table-cell office:value-type="float" office:value="11.2765611903253">
                <text:p>11.27656119032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5156193871606">
                <text:p>11.5156193871606</text:p>
              </table:table-cell>
              <table:table-cell office:value-type="float" office:value="11.5844125869606">
                <text:p>11.58441258696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7803142175146">
                <text:p>11.7803142175146</text:p>
              </table:table-cell>
              <table:table-cell office:value-type="float" office:value="11.893025940644">
                <text:p>11.8930259406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0459704823109">
                <text:p>12.0459704823109</text:p>
              </table:table-cell>
              <table:table-cell office:value-type="float" office:value="12.2024718684269">
                <text:p>12.20247186842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3128331076742">
                <text:p>12.3128331076742</text:p>
              </table:table-cell>
              <table:table-cell office:value-type="float" office:value="12.5128267967873">
                <text:p>12.51282679678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5811583423746">
                <text:p>12.5811583423746</text:p>
              </table:table-cell>
              <table:table-cell office:value-type="float" office:value="12.8241732921371">
                <text:p>12.82417329213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8512149290601">
                <text:p>12.8512149290601</text:p>
              </table:table-cell>
              <table:table-cell office:value-type="float" office:value="13.1366003796018">
                <text:p>13.13660037960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1232851833586">
                <text:p>13.1232851833586</text:p>
              </table:table-cell>
              <table:table-cell office:value-type="float" office:value="13.4502038422045">
                <text:p>13.45020384220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3976659635636">
                <text:p>13.3976659635636</text:p>
              </table:table-cell>
              <table:table-cell office:value-type="float" office:value="13.7650864911686">
                <text:p>13.76508649116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6746695089877">
                <text:p>13.6746695089877</text:p>
              </table:table-cell>
              <table:table-cell office:value-type="float" office:value="14.0813583965649">
                <text:p>14.08135839656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9546241204851">
                <text:p>13.9546241204851</text:p>
              </table:table-cell>
              <table:table-cell office:value-type="float" office:value="14.3991370659895">
                <text:p>14.39913706598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2378746522364">
                <text:p>14.2378746522364</text:p>
              </table:table-cell>
              <table:table-cell office:value-type="float" office:value="14.7185475574461">
                <text:p>14.71854755744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524782779816">
                <text:p>14.524782779816</text:p>
              </table:table-cell>
              <table:table-cell office:value-type="float" office:value="15.0397225111803">
                <text:p>15.03972251118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8157270060515">
                <text:p>14.8157270060515</text:p>
              </table:table-cell>
              <table:table-cell office:value-type="float" office:value="15.362802083983">
                <text:p>15.3628020839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1111023635169">
                <text:p>15.1111023635169</text:p>
              </table:table-cell>
              <table:table-cell office:value-type="float" office:value="15.6879337685587">
                <text:p>15.6879337685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411319771021">
                <text:p>15.411319771021</text:p>
              </table:table-cell>
              <table:table-cell office:value-type="float" office:value="16.0152720800839">
                <text:p>16.01527208008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168050015307">
                <text:p>15.7168050015307</text:p>
              </table:table-cell>
              <table:table-cell office:value-type="float" office:value="16.3449780922227">
                <text:p>16.3449780922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0279972210386">
                <text:p>16.0279972210386</text:p>
              </table:table-cell>
              <table:table-cell office:value-type="float" office:value="16.6772188057789">
                <text:p>16.67721880577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3453470623383">
                <text:p>16.3453470623383</text:p>
              </table:table-cell>
              <table:table-cell office:value-type="float" office:value="17.0121663350317">
                <text:p>17.01216633503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6693142049122">
                <text:p>16.6693142049122</text:p>
              </table:table-cell>
              <table:table-cell office:value-type="float" office:value="17.3499968997666">
                <text:p>17.3499968997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0003644424597">
                <text:p>17.0003644424597</text:p>
              </table:table-cell>
              <table:table-cell office:value-type="float" office:value="17.6908896152042">
                <text:p>17.69088961520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3389662331685">
                <text:p>17.3389662331685</text:p>
              </table:table-cell>
              <table:table-cell office:value-type="float" office:value="18.0350250775208">
                <text:p>18.03502507752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6855867446391">
                <text:p>17.6855867446391</text:p>
              </table:table-cell>
              <table:table-cell office:value-type="float" office:value="18.3825837494281">
                <text:p>18.3825837494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0406874251315">
                <text:p>18.0406874251315</text:p>
              </table:table-cell>
              <table:table-cell office:value-type="float" office:value="18.7337441582323">
                <text:p>18.73374415823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4047191549428">
                <text:p>18.4047191549428</text:p>
              </table:table-cell>
              <table:table-cell office:value-type="float" office:value="19.0886809276978">
                <text:p>19.08868092769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7781170553271">
                <text:p>18.7781170553271</text:p>
              </table:table-cell>
              <table:table-cell office:value-type="float" office:value="19.4475626745217">
                <text:p>19.44756267452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1612950562124">
                <text:p>19.1612950562124</text:p>
              </table:table-cell>
              <table:table-cell office:value-type="float" office:value="19.8105498098057">
                <text:p>19.81054980980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5546403465093">
                <text:p>19.5546403465093</text:p>
              </table:table-cell>
              <table:table-cell office:value-type="float" office:value="20.1777922949642">
                <text:p>20.17779229496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9585078503371">
                <text:p>19.9585078503371</text:p>
              </table:table-cell>
              <table:table-cell office:value-type="float" office:value="20.5494274093534">
                <text:p>20.54942740935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3732148872002">
                <text:p>20.3732148872002</text:p>
              </table:table-cell>
              <table:table-cell office:value-type="float" office:value="20.9255775928182">
                <text:p>20.9255775928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7990361823519">
                <text:p>20.7990361823519</text:p>
              </table:table-cell>
              <table:table-cell office:value-type="float" office:value="21.3063484296578">
                <text:p>21.30634842965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2361993938914">
                <text:p>21.2361993938914</text:p>
              </table:table-cell>
              <table:table-cell office:value-type="float" office:value="21.6918268406542">
                <text:p>21.69182684065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6848813146348">
                <text:p>21.6848813146348</text:p>
              </table:table-cell>
              <table:table-cell office:value-type="float" office:value="22.0820795464151">
                <text:p>22.08207954641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.1452048892529">
                <text:p>22.1452048892529</text:p>
              </table:table-cell>
              <table:table-cell office:value-type="float" office:value="22.4771518582686">
                <text:p>22.47715185826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6172371610504">
                <text:p>22.6172371610504</text:p>
              </table:table-cell>
              <table:table-cell office:value-type="float" office:value="22.8770668424969">
                <text:p>22.87706684249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.1009882293705">
                <text:p>23.1009882293705</text:p>
              </table:table-cell>
              <table:table-cell office:value-type="float" office:value="23.281824890333">
                <text:p>23.281824890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5964112598935">
                <text:p>23.5964112598935</text:p>
              </table:table-cell>
              <table:table-cell office:value-type="float" office:value="23.6914037106402">
                <text:p>23.69140371064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1034035485645">
                <text:p>24.1034035485645</text:p>
              </table:table-cell>
              <table:table-cell office:value-type="float" office:value="24.1057587455666">
                <text:p>24.1057587455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6218085983079">
                <text:p>24.6218085983079</text:p>
              </table:table-cell>
              <table:table-cell office:value-type="float" office:value="24.5248239928084">
                <text:p>24.52482399280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1514191288555">
                <text:p>25.1514191288555</text:p>
              </table:table-cell>
              <table:table-cell office:value-type="float" office:value="24.9485132025672">
                <text:p>24.94851320256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691980906437">
                <text:p>25.691980906437</text:p>
              </table:table-cell>
              <table:table-cell office:value-type="float" office:value="25.3767214038231">
                <text:p>25.37672140382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2431972537373">
                <text:p>26.2431972537373</text:p>
              </table:table-cell>
              <table:table-cell office:value-type="float" office:value="25.8093267039963">
                <text:p>25.80932670399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.8047340827254">
                <text:p>26.8047340827254</text:p>
              </table:table-cell>
              <table:table-cell office:value-type="float" office:value="26.2461922989211">
                <text:p>26.24619229892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.376225284206">
                <text:p>27.376225284206</text:p>
              </table:table-cell>
              <table:table-cell office:value-type="float" office:value="26.6871686265509">
                <text:p>26.68716862655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9572783080327">
                <text:p>27.9572783080327</text:p>
              </table:table-cell>
              <table:table-cell office:value-type="float" office:value="27.132095597828">
                <text:p>27.1320955978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5474797759431">
                <text:p>28.5474797759431</text:p>
              </table:table-cell>
              <table:table-cell office:value-type="float" office:value="27.5808048413641">
                <text:p>27.58080484136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.1464009835609">
                <text:p>29.1464009835609</text:p>
              </table:table-cell>
              <table:table-cell office:value-type="float" office:value="28.0331219044056">
                <text:p>28.03312190440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.7536031675755">
                <text:p>29.7536031675755</text:p>
              </table:table-cell>
              <table:table-cell office:value-type="float" office:value="28.4888683603507">
                <text:p>28.48886836035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.3686424366497">
                <text:p>30.3686424366497</text:p>
              </table:table-cell>
              <table:table-cell office:value-type="float" office:value="28.9478637821105">
                <text:p>28.9478637821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.9910742885022">
                <text:p>30.9910742885022</text:p>
              </table:table-cell>
              <table:table-cell office:value-type="float" office:value="29.409927550172">
                <text:p>29.4099275501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.6204576593236">
                <text:p>31.6204576593236</text:p>
              </table:table-cell>
              <table:table-cell office:value-type="float" office:value="29.8748804737236">
                <text:p>29.87488047372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.2563584739695">
                <text:p>32.2563584739695</text:p>
              </table:table-cell>
              <table:table-cell office:value-type="float" office:value="30.3425462121283">
                <text:p>30.3425462121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.8983526853108">
                <text:p>32.8983526853108</text:p>
              </table:table-cell>
              <table:table-cell office:value-type="float" office:value="30.8127524920212">
                <text:p>30.81275249202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.5460288081365">
                <text:p>33.5460288081365</text:p>
              </table:table-cell>
              <table:table-cell office:value-type="float" office:value="31.2853321221294">
                <text:p>31.2853321221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.1989899667956">
                <text:p>34.1989899667956</text:p>
              </table:table-cell>
              <table:table-cell office:value-type="float" office:value="31.7601238134396">
                <text:p>31.76012381343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.8568554863283">
                <text:p>34.8568554863283</text:p>
              </table:table-cell>
              <table:table-cell office:value-type="float" office:value="32.2369728165826">
                <text:p>32.23697281658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5192620643207">
                <text:p>35.5192620643207</text:p>
              </table:table-cell>
              <table:table-cell office:value-type="float" office:value="32.7157313913026">
                <text:p>32.71573139130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.1858645654423">
                <text:p>36.1858645654423</text:p>
              </table:table-cell>
              <table:table-cell office:value-type="float" office:value="33.1962591247848">
                <text:p>33.19625912478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.8563364829703">
                <text:p>36.8563364829703</text:p>
              </table:table-cell>
              <table:table-cell office:value-type="float" office:value="33.678423116557">
                <text:p>33.6784231165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.5303701119926">
                <text:p>37.5303701119926</text:p>
              </table:table-cell>
              <table:table-cell office:value-type="float" office:value="34.1620980478466">
                <text:p>34.16209804784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.2076764778453">
                <text:p>38.2076764778453</text:p>
              </table:table-cell>
              <table:table-cell office:value-type="float" office:value="34.6471661528205">
                <text:p>34.64716615282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.8879850610519">
                <text:p>38.8879850610519</text:p>
              </table:table-cell>
              <table:table-cell office:value-type="float" office:value="35.1335171082296">
                <text:p>35.13351710822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571043356976">
                <text:p>39.571043356976</text:p>
              </table:table-cell>
              <table:table-cell office:value-type="float" office:value="35.6210478567553">
                <text:p>35.62104785675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.256616304839">
                <text:p>40.256616304839</text:p>
              </table:table-cell>
              <table:table-cell office:value-type="float" office:value="36.1096623779375">
                <text:p>36.1096623779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.944485616972">
                <text:p>40.944485616972</text:p>
              </table:table-cell>
              <table:table-cell office:value-type="float" office:value="36.5992714190471">
                <text:p>36.59927141904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.6344490353275">
                <text:p>41.6344490353275</text:p>
              </table:table-cell>
              <table:table-cell office:value-type="float" office:value="37.0897921967337">
                <text:p>37.08979219673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3263195385406">
                <text:p>42.3263195385406</text:p>
              </table:table-cell>
              <table:table-cell office:value-type="float" office:value="37.5811480787808">
                <text:p>37.58114807878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.0199245192878">
                <text:p>43.0199245192878</text:p>
              </table:table-cell>
              <table:table-cell office:value-type="float" office:value="38.0732682538861">
                <text:p>38.07326825388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.715104948421">
                <text:p>43.715104948421</text:p>
              </table:table-cell>
              <table:table-cell office:value-type="float" office:value="38.5660873960735">
                <text:p>38.56608739607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.4117145393888">
                <text:p>44.4117145393888</text:p>
              </table:table-cell>
              <table:table-cell office:value-type="float" office:value="39.0595453291579">
                <text:p>39.05954532915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.1096189238177">
                <text:p>45.1096189238177</text:p>
              </table:table-cell>
              <table:table-cell office:value-type="float" office:value="39.5535866956255">
                <text:p>39.5535866956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.808694846808">
                <text:p>45.808694846808</text:p>
              </table:table-cell>
              <table:table-cell office:value-type="float" office:value="40.0481606333648">
                <text:p>40.04816063336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.508829388497">
                <text:p>46.508829388497</text:p>
              </table:table-cell>
              <table:table-cell office:value-type="float" office:value="40.54322046288">
                <text:p>40.543220462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.2099192167316">
                <text:p>47.2099192167316</text:p>
              </table:table-cell>
              <table:table-cell office:value-type="float" office:value="41.0387233869357">
                <text:p>41.03872338693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.9118698742528">
                <text:p>47.9118698742528</text:p>
              </table:table-cell>
              <table:table-cell office:value-type="float" office:value="41.5346302040011">
                <text:p>41.53463020400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.6145951025945">
                <text:p>48.6145951025945</text:p>
              </table:table-cell>
              <table:table-cell office:value-type="float" office:value="42.0309050363835">
                <text:p>42.03090503638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.3180162039197">
                <text:p>49.3180162039197</text:p>
              </table:table-cell>
              <table:table-cell office:value-type="float" office:value="42.5275150735476">
                <text:p>42.52751507354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.02206144122">
                <text:p>50.02206144122</text:p>
              </table:table-cell>
              <table:table-cell office:value-type="float" office:value="43.0244303307954">
                <text:p>43.02443033079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.7266654766725">
                <text:p>50.7266654766725</text:p>
              </table:table-cell>
              <table:table-cell office:value-type="float" office:value="43.5216234232304">
                <text:p>43.52162342323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1.431768847458">
                <text:p>51.431768847458</text:p>
              </table:table-cell>
              <table:table-cell office:value-type="float" office:value="44.0190693547318">
                <text:p>44.01906935473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.1373174779641">
                <text:p>52.1373174779641</text:p>
              </table:table-cell>
              <table:table-cell office:value-type="float" office:value="44.5167453215101">
                <text:p>44.51674532151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.8432622270239">
                <text:p>52.8432622270239</text:p>
              </table:table-cell>
              <table:table-cell office:value-type="float" office:value="45.0146305297084">
                <text:p>45.01463052970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.5495584686418">
                <text:p>53.5495584686418</text:p>
              </table:table-cell>
              <table:table-cell office:value-type="float" office:value="45.5127060264321">
                <text:p>45.51270602643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256165704529">
                <text:p>54.256165704529</text:p>
              </table:table-cell>
              <table:table-cell office:value-type="float" office:value="46.0109545435358">
                <text:p>46.01095454353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.963047206695">
                <text:p>54.963047206695</text:p>
              </table:table-cell>
              <table:table-cell office:value-type="float" office:value="46.5093603534698">
                <text:p>46.50936035346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.6701696883099">
                <text:p>55.6701696883099</text:p>
              </table:table-cell>
              <table:table-cell office:value-type="float" office:value="47.0079091364702">
                <text:p>47.00790913647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.37750300105">
                <text:p>56.37750300105</text:p>
              </table:table-cell>
              <table:table-cell office:value-type="float" office:value="47.5065878583798">
                <text:p>47.5065878583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7.0850198571688">
                <text:p>57.0850198571688</text:p>
              </table:table-cell>
              <table:table-cell office:value-type="float" office:value="48.0053846583958">
                <text:p>48.00538465839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.7926955745819">
                <text:p>57.7926955745819</text:p>
              </table:table-cell>
              <table:table-cell office:value-type="float" office:value="48.5042887460602">
                <text:p>48.5042887460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5005078433138">
                <text:p>58.5005078433138</text:p>
              </table:table-cell>
              <table:table-cell office:value-type="float" office:value="49.0032903068311">
                <text:p>49.00329030683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.2084365117282">
                <text:p>59.2084365117282</text:p>
              </table:table-cell>
              <table:table-cell office:value-type="float" office:value="49.5023804156034">
                <text:p>49.5023804156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.9164633910403">
                <text:p>59.9164633910403</text:p>
              </table:table-cell>
              <table:table-cell office:value-type="float" office:value="50.0015509575783">
                <text:p>50.00155095757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.6245720766928">
                <text:p>60.6245720766928</text:p>
              </table:table-cell>
              <table:table-cell office:value-type="float" office:value="50.5007945559121">
                <text:p>50.50079455591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332747785261">
                <text:p>61.332747785261</text:p>
              </table:table-cell>
              <table:table-cell office:value-type="float" office:value="51.0001045056108">
                <text:p>51.00010450561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.0409772056374">
                <text:p>62.0409772056374</text:p>
              </table:table-cell>
              <table:table-cell office:value-type="float" office:value="51.4994747131697">
                <text:p>51.49947471316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.7492483633281">
                <text:p>62.7492483633281</text:p>
              </table:table-cell>
              <table:table-cell office:value-type="float" office:value="51.9988996414893">
                <text:p>51.99889964148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4575504967755">
                <text:p>63.4575504967755</text:p>
              </table:table-cell>
              <table:table-cell office:value-type="float" office:value="52.4983742596329">
                <text:p>52.49837425963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.1658739446997">
                <text:p>64.1658739446997</text:p>
              </table:table-cell>
              <table:table-cell office:value-type="float" office:value="52.9978939970218">
                <text:p>52.99789399702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.8742100435248">
                <text:p>64.8742100435248</text:p>
              </table:table-cell>
              <table:table-cell office:value-type="float" office:value="53.4974547016934">
                <text:p>53.49745470169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.5825510340285">
                <text:p>65.5825510340285</text:p>
              </table:table-cell>
              <table:table-cell office:value-type="float" office:value="53.9970526022765">
                <text:p>53.99705260227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.2908899764197">
                <text:p>66.2908899764197</text:p>
              </table:table-cell>
              <table:table-cell office:value-type="float" office:value="54.4966842733647">
                <text:p>54.49668427336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.999220673112">
                <text:p>66.999220673112</text:p>
              </table:table-cell>
              <table:table-cell office:value-type="float" office:value="54.9963466039949">
                <text:p>54.99634660399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7.7075375985201">
                <text:p>67.7075375985201</text:p>
              </table:table-cell>
              <table:table-cell office:value-type="float" office:value="55.4960367689589">
                <text:p>55.49603676895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.4158358352618">
                <text:p>68.4158358352618</text:p>
              </table:table-cell>
              <table:table-cell office:value-type="float" office:value="55.9957522027018">
                <text:p>55.99575220270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.1241110161977">
                <text:p>69.1241110161977</text:p>
              </table:table-cell>
              <table:table-cell office:value-type="float" office:value="56.4954905755788">
                <text:p>56.49549057557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.8323592717912">
                <text:p>69.8323592717912</text:p>
              </table:table-cell>
              <table:table-cell office:value-type="float" office:value="56.9952497722615">
                <text:p>56.99524977226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.5405771823118">
                <text:p>70.5405771823118</text:p>
              </table:table-cell>
              <table:table-cell office:value-type="float" office:value="57.4950278721039">
                <text:p>57.49502787210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.2487617344497">
                <text:p>71.2487617344497</text:p>
              </table:table-cell>
              <table:table-cell office:value-type="float" office:value="57.994823131292">
                <text:p>57.9948231312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.9569102819424">
                <text:p>71.9569102819424</text:p>
              </table:table-cell>
              <table:table-cell office:value-type="float" office:value="58.494633966619">
                <text:p>58.4946339666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.665020509852">
                <text:p>72.665020509852</text:p>
              </table:table-cell>
              <table:table-cell office:value-type="float" office:value="58.9944589407385">
                <text:p>58.99445894073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3.373090402163">
                <text:p>73.373090402163</text:p>
              </table:table-cell>
              <table:table-cell office:value-type="float" office:value="59.4942967487643">
                <text:p>59.49429674876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4.0811182123976">
                <text:p>74.0811182123976</text:p>
              </table:table-cell>
              <table:table-cell office:value-type="float" office:value="59.9941462060946">
                <text:p>59.99414620609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.7891024369747">
                <text:p>74.7891024369747</text:p>
              </table:table-cell>
              <table:table-cell office:value-type="float" office:value="60.4940062373496">
                <text:p>60.49400623734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.4970417910613">
                <text:p>75.4970417910613</text:p>
              </table:table-cell>
              <table:table-cell office:value-type="float" office:value="60.9938758663222">
                <text:p>60.99387586632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6.2049351866888">
                <text:p>76.2049351866888</text:p>
              </table:table-cell>
              <table:table-cell office:value-type="float" office:value="61.4937542068495">
                <text:p>61.49375420684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6.912781712926">
                <text:p>76.912781712926</text:p>
              </table:table-cell>
              <table:table-cell office:value-type="float" office:value="61.9936404545219">
                <text:p>61.99364045452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.6205806179195">
                <text:p>77.6205806179195</text:p>
              </table:table-cell>
              <table:table-cell office:value-type="float" office:value="62.493533879152">
                <text:p>62.4935338791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8.3283312926304">
                <text:p>78.3283312926304</text:p>
              </table:table-cell>
              <table:table-cell office:value-type="float" office:value="62.9934338179367">
                <text:p>62.99343381793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9.0360332561104">
                <text:p>79.0360332561104</text:p>
              </table:table-cell>
              <table:table-cell office:value-type="float" office:value="63.4933396692463">
                <text:p>63.49333966924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9.7436861421743">
                <text:p>79.7436861421743</text:p>
              </table:table-cell>
              <table:table-cell office:value-type="float" office:value="63.9932508869849">
                <text:p>63.99325088698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0.4512896873412">
                <text:p>80.4512896873412</text:p>
              </table:table-cell>
              <table:table-cell office:value-type="float" office:value="64.4931669754704">
                <text:p>64.49316697547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1.1588437199249">
                <text:p>81.1588437199249</text:p>
              </table:table-cell>
              <table:table-cell office:value-type="float" office:value="64.9930874847842">
                <text:p>64.99308748478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1.866348150169">
                <text:p>81.866348150169</text:p>
              </table:table-cell>
              <table:table-cell office:value-type="float" office:value="65.4930120065505">
                <text:p>65.49301200655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2.5738029613272">
                <text:p>82.5738029613272</text:p>
              </table:table-cell>
              <table:table-cell office:value-type="float" office:value="65.9929401701029">
                <text:p>65.99294017010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3.2812082016025">
                <text:p>83.2812082016025</text:p>
              </table:table-cell>
              <table:table-cell office:value-type="float" office:value="66.4928716390052">
                <text:p>66.49287163900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.9885639768647">
                <text:p>83.9885639768647</text:p>
              </table:table-cell>
              <table:table-cell office:value-type="float" office:value="66.9928061078924">
                <text:p>66.99280610789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4.6958704440733">
                <text:p>84.6958704440733</text:p>
              </table:table-cell>
              <table:table-cell office:value-type="float" office:value="67.4927432996025">
                <text:p>67.49274329960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5.4031278053398">
                <text:p>85.4031278053398</text:p>
              </table:table-cell>
              <table:table-cell office:value-type="float" office:value="67.9926829625736">
                <text:p>67.99268296257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.1103363025697">
                <text:p>86.1103363025697</text:p>
              </table:table-cell>
              <table:table-cell office:value-type="float" office:value="68.4926248684801">
                <text:p>68.49262486848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6.8174962126301">
                <text:p>86.8174962126301</text:p>
              </table:table-cell>
              <table:table-cell office:value-type="float" office:value="68.9925688100875">
                <text:p>68.99256881008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.5246078429926">
                <text:p>87.5246078429926</text:p>
              </table:table-cell>
              <table:table-cell office:value-type="float" office:value="69.4925145993049">
                <text:p>69.49251459930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8.2316715278077">
                <text:p>88.2316715278077</text:p>
              </table:table-cell>
              <table:table-cell office:value-type="float" office:value="69.9924620654174">
                <text:p>69.99246206541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8.93868762437">
                <text:p>88.93868762437</text:p>
              </table:table-cell>
              <table:table-cell office:value-type="float" office:value="70.4924110534812">
                <text:p>70.49241105348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9.6456565099358">
                <text:p>89.6456565099358</text:p>
              </table:table-cell>
              <table:table-cell office:value-type="float" office:value="70.9923614228672">
                <text:p>70.99236142286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0.3525785788622">
                <text:p>90.3525785788622</text:p>
              </table:table-cell>
              <table:table-cell office:value-type="float" office:value="71.4923130459387">
                <text:p>71.49231304593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1.0594542400354">
                <text:p>91.0594542400354</text:p>
              </table:table-cell>
              <table:table-cell office:value-type="float" office:value="71.9922658068516">
                <text:p>71.99226580685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1.766283914561">
                <text:p>91.766283914561</text:p>
              </table:table-cell>
              <table:table-cell office:value-type="float" office:value="72.4922196004649">
                <text:p>72.49221960046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2.473068033692">
                <text:p>92.473068033692</text:p>
              </table:table-cell>
              <table:table-cell office:value-type="float" office:value="72.9921743313522">
                <text:p>72.99217433135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3.1798070369718">
                <text:p>93.1798070369718</text:p>
              </table:table-cell>
              <table:table-cell office:value-type="float" office:value="73.492129912904">
                <text:p>73.4921299129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3.8865013705705">
                <text:p>93.8865013705705</text:p>
              </table:table-cell>
              <table:table-cell office:value-type="float" office:value="73.9920862665136">
                <text:p>73.99208626651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.5931514857973">
                <text:p>94.5931514857973</text:p>
              </table:table-cell>
              <table:table-cell office:value-type="float" office:value="74.4920433208373">
                <text:p>74.49204332083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5.2997578377718">
                <text:p>95.2997578377718</text:p>
              </table:table-cell>
              <table:table-cell office:value-type="float" office:value="74.9920010111238">
                <text:p>74.99200101112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6.0063208842385">
                <text:p>96.0063208842385</text:p>
              </table:table-cell>
              <table:table-cell office:value-type="float" office:value="75.491959278605">
                <text:p>75.4919592786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6.7128410845102">
                <text:p>96.7128410845102</text:p>
              </table:table-cell>
              <table:table-cell office:value-type="float" office:value="75.9919180699429">
                <text:p>75.99191806994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7.4193188985299">
                <text:p>97.4193188985299</text:p>
              </table:table-cell>
              <table:table-cell office:value-type="float" office:value="76.4918773367284">
                <text:p>76.49187733672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8.1257547860368">
                <text:p>98.1257547860368</text:p>
              </table:table-cell>
              <table:table-cell office:value-type="float" office:value="76.9918370350256">
                <text:p>76.99183703502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8.8321492058286">
                <text:p>98.8321492058286</text:p>
              </table:table-cell>
              <table:table-cell office:value-type="float" office:value="77.4917971249585">
                <text:p>77.49179712495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9.5385026151091">
                <text:p>99.5385026151091</text:p>
              </table:table-cell>
              <table:table-cell office:value-type="float" office:value="77.9917575703359">
                <text:p>77.99175757033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.244815468914">
                <text:p>100.244815468914</text:p>
              </table:table-cell>
              <table:table-cell office:value-type="float" office:value="78.4917183383108">
                <text:p>78.49171833831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.951088219607">
                <text:p>100.951088219607</text:p>
              </table:table-cell>
              <table:table-cell office:value-type="float" office:value="78.9916793990719">
                <text:p>78.99167939907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.657321316435">
                <text:p>101.657321316435</text:p>
              </table:table-cell>
              <table:table-cell office:value-type="float" office:value="79.4916407255623">
                <text:p>79.49164072556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2.363515205148">
                <text:p>102.363515205148</text:p>
              </table:table-cell>
              <table:table-cell office:value-type="float" office:value="79.9916022932257">
                <text:p>79.99160229322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3.06967032766">
                <text:p>103.06967032766</text:p>
              </table:table-cell>
              <table:table-cell office:value-type="float" office:value="80.4915640797748">
                <text:p>80.49156407977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3.775787121765">
                <text:p>103.775787121765</text:p>
              </table:table-cell>
              <table:table-cell office:value-type="float" office:value="80.991526064982">
                <text:p>80.9915260649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4.481866020887">
                <text:p>104.481866020887</text:p>
              </table:table-cell>
              <table:table-cell office:value-type="float" office:value="81.4914882304889">
                <text:p>81.4914882304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5.18790745387">
                <text:p>105.18790745387</text:p>
              </table:table-cell>
              <table:table-cell office:value-type="float" office:value="81.9914505596336">
                <text:p>81.99145055963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5.893911844804">
                <text:p>105.893911844804</text:p>
              </table:table-cell>
              <table:table-cell office:value-type="float" office:value="82.491413037294">
                <text:p>82.4914130372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6.599879612873">
                <text:p>106.599879612873</text:p>
              </table:table-cell>
              <table:table-cell office:value-type="float" office:value="82.9913756497454">
                <text:p>82.9913756497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7.30581117224">
                <text:p>107.30581117224</text:p>
              </table:table-cell>
              <table:table-cell office:value-type="float" office:value="83.4913383845314">
                <text:p>83.49133838453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8.011706931944">
                <text:p>108.011706931944</text:p>
              </table:table-cell>
              <table:table-cell office:value-type="float" office:value="83.9913012303467">
                <text:p>83.99130123034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8.71756729583">
                <text:p>108.71756729583</text:p>
              </table:table-cell>
              <table:table-cell office:value-type="float" office:value="84.4912641769308">
                <text:p>84.49126417693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9.423392662489">
                <text:p>109.423392662489</text:p>
              </table:table-cell>
              <table:table-cell office:value-type="float" office:value="84.9912272149714">
                <text:p>84.9912272149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0.129183425219">
                <text:p>110.129183425219</text:p>
              </table:table-cell>
              <table:table-cell office:value-type="float" office:value="85.4911903360167">
                <text:p>85.49119033601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0.834939972001">
                <text:p>110.834939972001</text:p>
              </table:table-cell>
              <table:table-cell office:value-type="float" office:value="85.9911535323959">
                <text:p>85.99115353239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1.540662685487">
                <text:p>111.540662685487</text:p>
              </table:table-cell>
              <table:table-cell office:value-type="float" office:value="86.4911167971473">
                <text:p>86.49111679714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2.246351943">
                <text:p>112.246351943</text:p>
              </table:table-cell>
              <table:table-cell office:value-type="float" office:value="86.9910801239524">
                <text:p>86.99108012395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2.952008116545">
                <text:p>112.952008116545</text:p>
              </table:table-cell>
              <table:table-cell office:value-type="float" office:value="87.4910435070766">
                <text:p>87.49104350707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3.657631572829">
                <text:p>113.657631572829</text:p>
              </table:table-cell>
              <table:table-cell office:value-type="float" office:value="87.9910069413152">
                <text:p>87.99100694131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4.363222673291">
                <text:p>114.363222673291</text:p>
              </table:table-cell>
              <table:table-cell office:value-type="float" office:value="88.4909704219446">
                <text:p>88.49097042194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5.068781774132">
                <text:p>115.068781774132</text:p>
              </table:table-cell>
              <table:table-cell office:value-type="float" office:value="88.9909339446777">
                <text:p>88.99093394467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5.774309226363">
                <text:p>115.774309226363</text:p>
              </table:table-cell>
              <table:table-cell office:value-type="float" office:value="89.4908975056235">
                <text:p>89.49089750562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6.479805375845">
                <text:p>116.479805375845</text:p>
              </table:table-cell>
              <table:table-cell office:value-type="float" office:value="89.9908611012506">
                <text:p>89.99086110125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7.185270563346">
                <text:p>117.185270563346</text:p>
              </table:table-cell>
              <table:table-cell office:value-type="float" office:value="90.4908247283541">
                <text:p>90.49082472835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7.890705124593">
                <text:p>117.890705124593</text:p>
              </table:table-cell>
              <table:table-cell office:value-type="float" office:value="90.9907883840251">
                <text:p>90.99078838402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8.59610939033">
                <text:p>118.59610939033</text:p>
              </table:table-cell>
              <table:table-cell office:value-type="float" office:value="91.4907520656235">
                <text:p>91.49075206562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9.301483686382">
                <text:p>119.301483686382</text:p>
              </table:table-cell>
              <table:table-cell office:value-type="float" office:value="91.9907157707534">
                <text:p>91.99071577075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006828333716">
                <text:p>120.006828333716</text:p>
              </table:table-cell>
              <table:table-cell office:value-type="float" office:value="92.4906794972401">
                <text:p>92.49067949724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712143648512">
                <text:p>120.712143648512</text:p>
              </table:table-cell>
              <table:table-cell office:value-type="float" office:value="92.99064324311">
                <text:p>92.990643243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1.417429942222">
                <text:p>121.417429942222</text:p>
              </table:table-cell>
              <table:table-cell office:value-type="float" office:value="93.4906070065717">
                <text:p>93.49060700657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2.122687521647">
                <text:p>122.122687521647</text:p>
              </table:table-cell>
              <table:table-cell office:value-type="float" office:value="93.9905707859996">
                <text:p>93.99057078599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2.827916689001">
                <text:p>122.827916689001</text:p>
              </table:table-cell>
              <table:table-cell office:value-type="float" office:value="94.4905345799181">
                <text:p>94.49053457991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3.533117741984">
                <text:p>123.533117741984</text:p>
              </table:table-cell>
              <table:table-cell office:value-type="float" office:value="94.9904983869882">
                <text:p>94.99049838698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4.238290973852">
                <text:p>124.238290973852</text:p>
              </table:table-cell>
              <table:table-cell office:value-type="float" office:value="95.4904622059944">
                <text:p>95.49046220599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4.943436673488">
                <text:p>124.943436673488</text:p>
              </table:table-cell>
              <table:table-cell office:value-type="float" office:value="95.9904260358337">
                <text:p>95.99042603583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5.648555125472">
                <text:p>125.648555125472</text:p>
              </table:table-cell>
              <table:table-cell office:value-type="float" office:value="96.4903898755049">
                <text:p>96.49038987550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6.353646610154">
                <text:p>126.353646610154</text:p>
              </table:table-cell>
              <table:table-cell office:value-type="float" office:value="96.9903537240996">
                <text:p>96.99035372409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7.058711403723">
                <text:p>127.058711403723</text:p>
              </table:table-cell>
              <table:table-cell office:value-type="float" office:value="97.4903175807929">
                <text:p>97.49031758079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7.763749778276">
                <text:p>127.763749778276</text:p>
              </table:table-cell>
              <table:table-cell office:value-type="float" office:value="97.9902814448365">
                <text:p>97.99028144483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8.468762001893">
                <text:p>128.468762001893</text:p>
              </table:table-cell>
              <table:table-cell office:value-type="float" office:value="98.4902453155511">
                <text:p>98.49024531555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9.1737483387">
                <text:p>129.1737483387</text:p>
              </table:table-cell>
              <table:table-cell office:value-type="float" office:value="98.9902091923203">
                <text:p>98.99020919232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9.87870904894">
                <text:p>129.87870904894</text:p>
              </table:table-cell>
              <table:table-cell office:value-type="float" office:value="99.4901730745844">
                <text:p>99.49017307458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0.583644389043">
                <text:p>130.583644389043</text:p>
              </table:table-cell>
              <table:table-cell office:value-type="float" office:value="99.9901369618357">
                <text:p>99.99013696183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1.288554611687">
                <text:p>131.288554611687</text:p>
              </table:table-cell>
              <table:table-cell office:value-type="float" office:value="100.490100853613">
                <text:p>100.4901008536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1.993439965872">
                <text:p>131.993439965872</text:p>
              </table:table-cell>
              <table:table-cell office:value-type="float" office:value="100.990064749499">
                <text:p>100.9900647494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2.698300696979">
                <text:p>132.698300696979</text:p>
              </table:table-cell>
              <table:table-cell office:value-type="float" office:value="101.490028649113">
                <text:p>101.4900286491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3.403137046836">
                <text:p>133.403137046836</text:p>
              </table:table-cell>
              <table:table-cell office:value-type="float" office:value="101.989992552111">
                <text:p>101.9899925521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4.107949253782">
                <text:p>134.107949253782</text:p>
              </table:table-cell>
              <table:table-cell office:value-type="float" office:value="102.48995645818">
                <text:p>102.489956458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4.81273755273">
                <text:p>134.81273755273</text:p>
              </table:table-cell>
              <table:table-cell office:value-type="float" office:value="102.989920367036">
                <text:p>102.9899203670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5.517502175224">
                <text:p>135.517502175224</text:p>
              </table:table-cell>
              <table:table-cell office:value-type="float" office:value="103.489884278422">
                <text:p>103.4898842784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6.222243349506">
                <text:p>136.222243349506</text:p>
              </table:table-cell>
              <table:table-cell office:value-type="float" office:value="103.989848192104">
                <text:p>103.9898481921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6.92696130057">
                <text:p>136.92696130057</text:p>
              </table:table-cell>
              <table:table-cell office:value-type="float" office:value="104.48981210787">
                <text:p>104.489812107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7.63165625022">
                <text:p>137.63165625022</text:p>
              </table:table-cell>
              <table:table-cell office:value-type="float" office:value="104.989776025526">
                <text:p>104.9897760255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8.336328417133">
                <text:p>138.336328417133</text:p>
              </table:table-cell>
              <table:table-cell office:value-type="float" office:value="105.4897399449">
                <text:p>105.48973994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9.040978016907">
                <text:p>139.040978016907</text:p>
              </table:table-cell>
              <table:table-cell office:value-type="float" office:value="105.989703865831">
                <text:p>105.9897038658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9.745605262122">
                <text:p>139.745605262122</text:p>
              </table:table-cell>
              <table:table-cell office:value-type="float" office:value="106.489667788176">
                <text:p>106.4896677881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0.450210362391">
                <text:p>140.450210362391</text:p>
              </table:table-cell>
              <table:table-cell office:value-type="float" office:value="106.989631711804">
                <text:p>106.9896317118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1.154793524416">
                <text:p>141.154793524416</text:p>
              </table:table-cell>
              <table:table-cell office:value-type="float" office:value="107.489595636596">
                <text:p>107.4895956365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1.859354952036">
                <text:p>141.859354952036</text:p>
              </table:table-cell>
              <table:table-cell office:value-type="float" office:value="107.989559562446">
                <text:p>107.9895595624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2.563894846281">
                <text:p>142.563894846281</text:p>
              </table:table-cell>
              <table:table-cell office:value-type="float" office:value="108.489523489255">
                <text:p>108.4895234892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3.26841340542">
                <text:p>143.26841340542</text:p>
              </table:table-cell>
              <table:table-cell office:value-type="float" office:value="108.989487416934">
                <text:p>108.9894874169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3.972910825012">
                <text:p>143.972910825012</text:p>
              </table:table-cell>
              <table:table-cell office:value-type="float" office:value="109.489451345404">
                <text:p>109.4894513454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4.677387297952">
                <text:p>144.677387297952</text:p>
              </table:table-cell>
              <table:table-cell office:value-type="float" office:value="109.989415274591">
                <text:p>109.9894152745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5.38184301452">
                <text:p>145.38184301452</text:p>
              </table:table-cell>
              <table:table-cell office:value-type="float" office:value="110.489379204429">
                <text:p>110.4893792044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6.086278162424">
                <text:p>146.086278162424</text:p>
              </table:table-cell>
              <table:table-cell office:value-type="float" office:value="110.989343134857">
                <text:p>110.9893431348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6.790692926849">
                <text:p>146.790692926849</text:p>
              </table:table-cell>
              <table:table-cell office:value-type="float" office:value="111.489307065822">
                <text:p>111.4893070658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.495087490499">
                <text:p>147.495087490499</text:p>
              </table:table-cell>
              <table:table-cell office:value-type="float" office:value="111.989270997273">
                <text:p>111.9892709972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8.199462033641">
                <text:p>148.199462033641</text:p>
              </table:table-cell>
              <table:table-cell office:value-type="float" office:value="112.489234929166">
                <text:p>112.4892349291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8.903816734147">
                <text:p>148.903816734147</text:p>
              </table:table-cell>
              <table:table-cell office:value-type="float" office:value="112.98919886146">
                <text:p>112.989198861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9.608151767536">
                <text:p>149.608151767536</text:p>
              </table:table-cell>
              <table:table-cell office:value-type="float" office:value="113.489162794117">
                <text:p>113.4891627941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0.312467307015">
                <text:p>150.312467307015</text:p>
              </table:table-cell>
              <table:table-cell office:value-type="float" office:value="113.989126727105">
                <text:p>113.9891267271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1.016763523516">
                <text:p>151.016763523516</text:p>
              </table:table-cell>
              <table:table-cell office:value-type="float" office:value="114.489090660392">
                <text:p>114.4890906603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1.721040585743">
                <text:p>151.721040585743</text:p>
              </table:table-cell>
              <table:table-cell office:value-type="float" office:value="114.989054593951">
                <text:p>114.9890545939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2.425298660199">
                <text:p>152.425298660199</text:p>
              </table:table-cell>
              <table:table-cell office:value-type="float" office:value="115.489018527757">
                <text:p>115.4890185277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3.129537911234">
                <text:p>153.129537911234</text:p>
              </table:table-cell>
              <table:table-cell office:value-type="float" office:value="115.988982461787">
                <text:p>115.9889824617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3.833758501075">
                <text:p>153.833758501075</text:p>
              </table:table-cell>
              <table:table-cell office:value-type="float" office:value="116.488946396021">
                <text:p>116.4889463960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4.537960589865">
                <text:p>154.537960589865</text:p>
              </table:table-cell>
              <table:table-cell office:value-type="float" office:value="116.988910330439">
                <text:p>116.9889103304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5.242144335698">
                <text:p>155.242144335698</text:p>
              </table:table-cell>
              <table:table-cell office:value-type="float" office:value="117.488874265024">
                <text:p>117.4888742650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5.946309894652">
                <text:p>155.946309894652</text:p>
              </table:table-cell>
              <table:table-cell office:value-type="float" office:value="117.988838199761">
                <text:p>117.9888381997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6.650457420826">
                <text:p>156.650457420826</text:p>
              </table:table-cell>
              <table:table-cell office:value-type="float" office:value="118.488802134637">
                <text:p>118.4888021346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7.354587066368">
                <text:p>157.354587066368</text:p>
              </table:table-cell>
              <table:table-cell office:value-type="float" office:value="118.988766069637">
                <text:p>118.9887660696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8.058698981513">
                <text:p>158.058698981513</text:p>
              </table:table-cell>
              <table:table-cell office:value-type="float" office:value="119.488730004751">
                <text:p>119.4887300047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8.762793314612">
                <text:p>158.762793314612</text:p>
              </table:table-cell>
              <table:table-cell office:value-type="float" office:value="119.988693939968">
                <text:p>119.9886939399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9.466870212165">
                <text:p>159.466870212165</text:p>
              </table:table-cell>
              <table:table-cell office:value-type="float" office:value="120.488657875279">
                <text:p>120.4886578752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0.170929818847">
                <text:p>160.170929818847</text:p>
              </table:table-cell>
              <table:table-cell office:value-type="float" office:value="120.988621810675">
                <text:p>120.9886218106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0.874972277543">
                <text:p>160.874972277543</text:p>
              </table:table-cell>
              <table:table-cell office:value-type="float" office:value="121.488585746148">
                <text:p>121.4885857461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1.578997729377">
                <text:p>161.578997729377</text:p>
              </table:table-cell>
              <table:table-cell office:value-type="float" office:value="121.988549681691">
                <text:p>121.9885496816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2.283006313736">
                <text:p>162.283006313736</text:p>
              </table:table-cell>
              <table:table-cell office:value-type="float" office:value="122.488513617297">
                <text:p>122.4885136172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2.986998168305">
                <text:p>162.986998168305</text:p>
              </table:table-cell>
              <table:table-cell office:value-type="float" office:value="122.988477552961">
                <text:p>122.9884775529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3.690973429089">
                <text:p>163.690973429089</text:p>
              </table:table-cell>
              <table:table-cell office:value-type="float" office:value="123.488441488677">
                <text:p>123.4884414886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4.394932230441">
                <text:p>164.394932230441</text:p>
              </table:table-cell>
              <table:table-cell office:value-type="float" office:value="123.988405424441">
                <text:p>123.9884054244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5.098874705093">
                <text:p>165.098874705093</text:p>
              </table:table-cell>
              <table:table-cell office:value-type="float" office:value="124.488369360248">
                <text:p>124.4883693602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.802800984176">
                <text:p>165.802800984176</text:p>
              </table:table-cell>
              <table:table-cell office:value-type="float" office:value="124.988333296094">
                <text:p>124.9883332960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6.506711197249">
                <text:p>166.506711197249</text:p>
              </table:table-cell>
              <table:table-cell office:value-type="float" office:value="125.488297231975">
                <text:p>125.4882972319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7.210605472323">
                <text:p>167.210605472323</text:p>
              </table:table-cell>
              <table:table-cell office:value-type="float" office:value="125.988261167889">
                <text:p>125.9882611678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.914483935887">
                <text:p>167.914483935887</text:p>
              </table:table-cell>
              <table:table-cell office:value-type="float" office:value="126.488225103832">
                <text:p>126.4882251038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8.618346712928">
                <text:p>168.618346712928</text:p>
              </table:table-cell>
              <table:table-cell office:value-type="float" office:value="126.988189039801">
                <text:p>126.9881890398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9.322193926961">
                <text:p>169.322193926961</text:p>
              </table:table-cell>
              <table:table-cell office:value-type="float" office:value="127.488152975795">
                <text:p>127.4881529757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0.026025700044">
                <text:p>170.026025700044</text:p>
              </table:table-cell>
              <table:table-cell office:value-type="float" office:value="127.98811691181">
                <text:p>127.988116911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0.729842152809">
                <text:p>170.729842152809</text:p>
              </table:table-cell>
              <table:table-cell office:value-type="float" office:value="128.488080847845">
                <text:p>128.4880808478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1.433643404478">
                <text:p>171.433643404478</text:p>
              </table:table-cell>
              <table:table-cell office:value-type="float" office:value="128.988044783899">
                <text:p>128.9880447838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2.137429572887">
                <text:p>172.137429572887</text:p>
              </table:table-cell>
              <table:table-cell office:value-type="float" office:value="129.488008719968">
                <text:p>129.4880087199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2.841200774508">
                <text:p>172.841200774508</text:p>
              </table:table-cell>
              <table:table-cell office:value-type="float" office:value="129.987972656053">
                <text:p>129.9879726560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3.544957124471">
                <text:p>173.544957124471</text:p>
              </table:table-cell>
              <table:table-cell office:value-type="float" office:value="130.48793659215">
                <text:p>130.487936592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4.248698736579">
                <text:p>174.248698736579</text:p>
              </table:table-cell>
              <table:table-cell office:value-type="float" office:value="130.987900528261">
                <text:p>130.9879005282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.952425723336">
                <text:p>174.952425723336</text:p>
              </table:table-cell>
              <table:table-cell office:value-type="float" office:value="131.487864464382">
                <text:p>131.4878644643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5.65613819596">
                <text:p>175.65613819596</text:p>
              </table:table-cell>
              <table:table-cell office:value-type="float" office:value="131.987828400513">
                <text:p>131.9878284005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6.359836264408">
                <text:p>176.359836264408</text:p>
              </table:table-cell>
              <table:table-cell office:value-type="float" office:value="132.487792336653">
                <text:p>132.4877923366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7.06352003739">
                <text:p>177.06352003739</text:p>
              </table:table-cell>
              <table:table-cell office:value-type="float" office:value="132.987756272802">
                <text:p>132.9877562728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7.767189622391">
                <text:p>177.767189622391</text:p>
              </table:table-cell>
              <table:table-cell office:value-type="float" office:value="133.487720208958">
                <text:p>133.4877202089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8.47084512569">
                <text:p>178.47084512569</text:p>
              </table:table-cell>
              <table:table-cell office:value-type="float" office:value="133.987684145121">
                <text:p>133.9876841451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9.174486652373">
                <text:p>179.174486652373</text:p>
              </table:table-cell>
              <table:table-cell office:value-type="float" office:value="134.48764808129">
                <text:p>134.487648081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9.878114306358">
                <text:p>179.878114306358</text:p>
              </table:table-cell>
              <table:table-cell office:value-type="float" office:value="134.987612017465">
                <text:p>134.9876120174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0.581728190405">
                <text:p>180.581728190405</text:p>
              </table:table-cell>
              <table:table-cell office:value-type="float" office:value="135.487575953645">
                <text:p>135.4875759536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1.285328406138">
                <text:p>181.285328406138</text:p>
              </table:table-cell>
              <table:table-cell office:value-type="float" office:value="135.98753988983">
                <text:p>135.987539889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1.988915054062">
                <text:p>181.988915054062</text:p>
              </table:table-cell>
              <table:table-cell office:value-type="float" office:value="136.487503826018">
                <text:p>136.4875038260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2.692488233574">
                <text:p>182.692488233574</text:p>
              </table:table-cell>
              <table:table-cell office:value-type="float" office:value="136.987467762211">
                <text:p>136.9874677622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3.396048042986">
                <text:p>183.396048042986</text:p>
              </table:table-cell>
              <table:table-cell office:value-type="float" office:value="137.487431698407">
                <text:p>137.4874316984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4.099594579536">
                <text:p>184.099594579536</text:p>
              </table:table-cell>
              <table:table-cell office:value-type="float" office:value="137.987395634606">
                <text:p>137.9873956346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